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3" calcext:value-type="float">
            <text:p>5813</text:p>
          </table:table-cell>
          <table:table-cell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2:.G2])&gt;0;[.B2];0)" office:value-type="float" office:value="90823" calcext:value-type="float">
            <text:p>90823</text:p>
          </table:table-cell>
          <table:table-cell table:style-name="ce3" table:formula="of:=[.C2]/[.C$410]" office:value-type="float" office:value="3.66250331873663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0346481878082" calcext:value-type="float">
            <text:p>34.03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0.0048519007469" calcext:value-type="float">
            <text:p>80.00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formula="of:=[.M2]+[.N2]" office:value-type="float" office:value="23" calcext:value-type="float">
            <text:p>23</text:p>
          </table:table-cell>
          <table:table-cell table:style-name="ce3" table:formula="of:=[.O2]/[.O$410]" office:value-type="float" office:value="0.0305018095999882" calcext:value-type="float">
            <text:p>0.03</text:p>
          </table:table-cell>
          <table:table-cell table:formula="of:=[.D2]+[.H2]+[.L2]+[.P2]" office:value-type="float" office:value="117.732505216892" calcext:value-type="float">
            <text:p>117.7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:.G3])&gt;0;[.B3];0)" office:value-type="float" office:value="84522" calcext:value-type="float">
            <text:p>84522</text:p>
          </table:table-cell>
          <table:table-cell table:style-name="ce3" table:formula="of:=[.C3]/[.C$410]" office:value-type="float" office:value="3.40841092571548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0346481878082" calcext:value-type="float">
            <text:p>34.03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5448157912957" calcext:value-type="float">
            <text:p>0.02</text:p>
          </table:table-cell>
          <table:table-cell table:formula="of:=[.D3]+[.H3]+[.L3]+[.P3]" office:value-type="float" office:value="117.470455830062" calcext:value-type="float">
            <text:p>117.47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4:.G4])&gt;0;[.B4];0)" office:value-type="float" office:value="80095" calcext:value-type="float">
            <text:p>80095</text:p>
          </table:table-cell>
          <table:table-cell table:style-name="ce3" table:formula="of:=[.C4]/[.C$410]" office:value-type="float" office:value="3.22988894128371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0346481878082" calcext:value-type="float">
            <text:p>34.03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0.0048519007469" calcext:value-type="float">
            <text:p>80.00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4]+[.N4]" office:value-type="float" office:value="17" calcext:value-type="float">
            <text:p>17</text:p>
          </table:table-cell>
          <table:table-cell table:style-name="ce3" table:formula="of:=[.O4]/[.O$410]" office:value-type="float" office:value="0.0225448157912957" calcext:value-type="float">
            <text:p>0.02</text:p>
          </table:table-cell>
          <table:table-cell table:formula="of:=[.D4]+[.H4]+[.L4]+[.P4]" office:value-type="float" office:value="117.29193384563" calcext:value-type="float">
            <text:p>117.2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5:.G5])&gt;0;[.B5];0)" office:value-type="float" office:value="68224" calcext:value-type="float">
            <text:p>68224</text:p>
          </table:table-cell>
          <table:table-cell table:style-name="ce3" table:formula="of:=[.C5]/[.C$410]" office:value-type="float" office:value="2.75118226019277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0346481878082" calcext:value-type="float">
            <text:p>34.03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0.0048519007469" calcext:value-type="float">
            <text:p>80.0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5]+[.N5]" office:value-type="float" office:value="272" calcext:value-type="float">
            <text:p>272</text:p>
          </table:table-cell>
          <table:table-cell table:style-name="ce3" table:formula="of:=[.O5]/[.O$410]" office:value-type="float" office:value="0.36071705266073" calcext:value-type="float">
            <text:p>0.36</text:p>
          </table:table-cell>
          <table:table-cell table:formula="of:=[.D5]+[.H5]+[.L5]+[.P5]" office:value-type="float" office:value="117.151399401409" calcext:value-type="float">
            <text:p>117.15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0346481878082" calcext:value-type="float">
            <text:p>34.03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0.0048519007469" calcext:value-type="float">
            <text:p>80.0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6]+[.N6]" office:value-type="float" office:value="43" calcext:value-type="float">
            <text:p>43</text:p>
          </table:table-cell>
          <table:table-cell table:style-name="ce3" table:formula="of:=[.O6]/[.O$410]" office:value-type="float" office:value="0.0570251222956302" calcext:value-type="float">
            <text:p>0.06</text:p>
          </table:table-cell>
          <table:table-cell table:formula="of:=[.D6]+[.H6]+[.L6]+[.P6]" office:value-type="float" office:value="116.893154563082" calcext:value-type="float">
            <text:p>116.89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7:.G7])&gt;0;[.B7];0)" office:value-type="float" office:value="69351" calcext:value-type="float">
            <text:p>69351</text:p>
          </table:table-cell>
          <table:table-cell table:style-name="ce3" table:formula="of:=[.C7]/[.C$410]" office:value-type="float" office:value="2.7966293522313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0346481878082" calcext:value-type="float">
            <text:p>34.03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0.0048519007469" calcext:value-type="float">
            <text:p>80.0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7]+[.N7]" office:value-type="float" office:value="40" calcext:value-type="float">
            <text:p>40</text:p>
          </table:table-cell>
          <table:table-cell table:style-name="ce3" table:formula="of:=[.O7]/[.O$410]" office:value-type="float" office:value="0.0530466253912839" calcext:value-type="float">
            <text:p>0.05</text:p>
          </table:table-cell>
          <table:table-cell table:formula="of:=[.D7]+[.H7]+[.L7]+[.P7]" office:value-type="float" office:value="116.889176066178" calcext:value-type="float">
            <text:p>116.89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8:.G8])&gt;0;[.B8];0)" office:value-type="float" office:value="69524" calcext:value-type="float">
            <text:p>69524</text:p>
          </table:table-cell>
          <table:table-cell table:style-name="ce3" table:formula="of:=[.C8]/[.C$410]" office:value-type="float" office:value="2.80360570265071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0346481878082" calcext:value-type="float">
            <text:p>34.03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0.0048519007469" calcext:value-type="float">
            <text:p>80.0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8]+[.N8]" office:value-type="float" office:value="31" calcext:value-type="float">
            <text:p>31</text:p>
          </table:table-cell>
          <table:table-cell table:style-name="ce3" table:formula="of:=[.O8]/[.O$410]" office:value-type="float" office:value="0.041111134678245" calcext:value-type="float">
            <text:p>0.04</text:p>
          </table:table-cell>
          <table:table-cell table:formula="of:=[.D8]+[.H8]+[.L8]+[.P8]" office:value-type="float" office:value="116.884216925884" calcext:value-type="float">
            <text:p>116.88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9:.G9])&gt;0;[.B9];0)" office:value-type="float" office:value="58249" calcext:value-type="float">
            <text:p>58249</text:p>
          </table:table-cell>
          <table:table-cell table:style-name="ce3" table:formula="of:=[.C9]/[.C$410]" office:value-type="float" office:value="2.34893315364048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0346481878082" calcext:value-type="float">
            <text:p>34.03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0.0048519007469" calcext:value-type="float">
            <text:p>80.0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9]+[.N9]" office:value-type="float" office:value="183" calcext:value-type="float">
            <text:p>183</text:p>
          </table:table-cell>
          <table:table-cell table:style-name="ce3" table:formula="of:=[.O9]/[.O$410]" office:value-type="float" office:value="0.242688311165124" calcext:value-type="float">
            <text:p>0.24</text:p>
          </table:table-cell>
          <table:table-cell table:formula="of:=[.D9]+[.H9]+[.L9]+[.P9]" office:value-type="float" office:value="116.631121553361" calcext:value-type="float">
            <text:p>116.63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10:.G10])&gt;0;[.B10];0)" office:value-type="float" office:value="43872" calcext:value-type="float">
            <text:p>43872</text:p>
          </table:table-cell>
          <table:table-cell table:style-name="ce3" table:formula="of:=[.C10]/[.C$410]" office:value-type="float" office:value="1.76917020578062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0346481878082" calcext:value-type="float">
            <text:p>34.03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0.0048519007469" calcext:value-type="float">
            <text:p>80.0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10]+[.N10]" office:value-type="float" office:value="383" calcext:value-type="float">
            <text:p>383</text:p>
          </table:table-cell>
          <table:table-cell table:style-name="ce3" table:formula="of:=[.O10]/[.O$410]" office:value-type="float" office:value="0.507921438121543" calcext:value-type="float">
            <text:p>0.51</text:p>
          </table:table-cell>
          <table:table-cell table:formula="of:=[.D10]+[.H10]+[.L10]+[.P10]" office:value-type="float" office:value="116.316591732457" calcext:value-type="float">
            <text:p>116.3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1:.G11])&gt;0;[.B11];0)" office:value-type="float" office:value="50260" calcext:value-type="float">
            <text:p>50260</text:p>
          </table:table-cell>
          <table:table-cell table:style-name="ce3" table:formula="of:=[.C11]/[.C$410]" office:value-type="float" office:value="2.02677093687395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0346481878082" calcext:value-type="float">
            <text:p>34.03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0.0048519007469" calcext:value-type="float">
            <text:p>80.0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1]+[.N11]" office:value-type="float" office:value="63" calcext:value-type="float">
            <text:p>63</text:p>
          </table:table-cell>
          <table:table-cell table:style-name="ce3" table:formula="of:=[.O11]/[.O$410]" office:value-type="float" office:value="0.0835484349912721" calcext:value-type="float">
            <text:p>0.08</text:p>
          </table:table-cell>
          <table:table-cell table:formula="of:=[.D11]+[.H11]+[.L11]+[.P11]" office:value-type="float" office:value="116.14981946042" calcext:value-type="float">
            <text:p>116.1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2:.G12])&gt;0;[.B12];0)" office:value-type="float" office:value="37763" calcext:value-type="float">
            <text:p>37763</text:p>
          </table:table-cell>
          <table:table-cell table:style-name="ce3" table:formula="of:=[.C12]/[.C$410]" office:value-type="float" office:value="1.52282035195326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0346481878082" calcext:value-type="float">
            <text:p>34.03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0.0048519007469" calcext:value-type="float">
            <text:p>80.0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2]+[.N12]" office:value-type="float" office:value="15" calcext:value-type="float">
            <text:p>15</text:p>
          </table:table-cell>
          <table:table-cell table:style-name="ce3" table:formula="of:=[.O12]/[.O$410]" office:value-type="float" office:value="0.0198924845217315" calcext:value-type="float">
            <text:p>0.02</text:p>
          </table:table-cell>
          <table:table-cell table:formula="of:=[.D12]+[.H12]+[.L12]+[.P12]" office:value-type="float" office:value="115.58221292503" calcext:value-type="float">
            <text:p>115.58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3:.G13])&gt;0;[.B13];0)" office:value-type="float" office:value="18071" calcext:value-type="float">
            <text:p>18071</text:p>
          </table:table-cell>
          <table:table-cell table:style-name="ce3" table:formula="of:=[.C13]/[.C$410]" office:value-type="float" office:value="0.72872617589035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0346481878082" calcext:value-type="float">
            <text:p>34.03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0.0048519007469" calcext:value-type="float">
            <text:p>80.0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3]+[.N13]" office:value-type="float" office:value="20" calcext:value-type="float">
            <text:p>20</text:p>
          </table:table-cell>
          <table:table-cell table:style-name="ce3" table:formula="of:=[.O13]/[.O$410]" office:value-type="float" office:value="0.0265233126956419" calcext:value-type="float">
            <text:p>0.03</text:p>
          </table:table-cell>
          <table:table-cell table:formula="of:=[.D13]+[.H13]+[.L13]+[.P13]" office:value-type="float" office:value="114.794749577141" calcext:value-type="float">
            <text:p>114.79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4:.G14])&gt;0;[.B14];0)" office:value-type="float" office:value="16956" calcext:value-type="float">
            <text:p>16956</text:p>
          </table:table-cell>
          <table:table-cell table:style-name="ce3" table:formula="of:=[.C14]/[.C$410]" office:value-type="float" office:value="0.683762992551427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4.0346481878082" calcext:value-type="float">
            <text:p>34.03</text:p>
          </table:table-cell>
          <table:table-cell table:style-name="ce1" table:formula="of:=IF([.E14]&gt;0;1;0)" office:value-type="float" office:value="1" calcext:value-type="float">
            <text:p>1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0" calcext:value-type="float">
            <text:p>0</text:p>
          </table:table-cell>
          <table:table-cell table:style-name="ce3" table:formula="of:=[.I14]*[.I$411]+[.J14]*[.J$411]+[.K14]*[.K$411]" office:value-type="float" office:value="80.0048519007469" calcext:value-type="float">
            <text:p>80.0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4]+[.N14]" office:value-type="float" office:value="12" calcext:value-type="float">
            <text:p>12</text:p>
          </table:table-cell>
          <table:table-cell table:style-name="ce3" table:formula="of:=[.O14]/[.O$410]" office:value-type="float" office:value="0.0159139876173852" calcext:value-type="float">
            <text:p>0.02</text:p>
          </table:table-cell>
          <table:table-cell table:formula="of:=[.D14]+[.H14]+[.L14]+[.P14]" office:value-type="float" office:value="114.739177068724" calcext:value-type="float">
            <text:p>114.74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5:.G15])&gt;0;[.B15];0)" office:value-type="float" office:value="728732" calcext:value-type="float">
            <text:p>728732</text:p>
          </table:table-cell>
          <table:table-cell table:style-name="ce3" table:formula="of:=[.C15]/[.C$410]" office:value-type="float" office:value="29.3866462071235" calcext:value-type="float">
            <text:p>29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69448535620261" calcext:value-type="float">
            <text:p>1.69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201485180573787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5]+[.N15]" office:value-type="float" office:value="82" calcext:value-type="float">
            <text:p>82</text:p>
          </table:table-cell>
          <table:table-cell table:style-name="ce3" table:formula="of:=[.O15]/[.O$410]" office:value-type="float" office:value="0.108745582052132" calcext:value-type="float">
            <text:p>0.11</text:p>
          </table:table-cell>
          <table:table-cell table:formula="of:=[.D15]+[.H15]+[.L15]+[.P15]" office:value-type="float" office:value="31.391362325952" calcext:value-type="float">
            <text:p>31.3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0346481878082" calcext:value-type="float">
            <text:p>34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6:.G16])&gt;0;[.B16];0)" office:value-type="float" office:value="77977" calcext:value-type="float">
            <text:p>77977</text:p>
          </table:table-cell>
          <table:table-cell table:style-name="ce3" table:formula="of:=[.C16]/[.C$410]" office:value-type="float" office:value="3.1444790558022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69448535620261" calcext:value-type="float">
            <text:p>1.69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201485180573787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26" calcext:value-type="float">
            <text:p>11626</text:p>
          </table:table-cell>
          <table:table-cell table:formula="of:=[.M16]+[.N16]" office:value-type="float" office:value="15628" calcext:value-type="float">
            <text:p>15628</text:p>
          </table:table-cell>
          <table:table-cell table:style-name="ce3" table:formula="of:=[.O16]/[.O$410]" office:value-type="float" office:value="20.7253165403746" calcext:value-type="float">
            <text:p>20.73</text:p>
          </table:table-cell>
          <table:table-cell table:formula="of:=[.D16]+[.H16]+[.L16]+[.P16]" office:value-type="float" office:value="25.7657661329532" calcext:value-type="float">
            <text:p>25.77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5091368118685" calcext:value-type="float">
            <text:p>2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69448535620261" calcext:value-type="float">
            <text:p>1.69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201485180573787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3333828243145" calcext:value-type="float">
            <text:p>0.86</text:p>
          </table:table-cell>
          <table:table-cell table:formula="of:=[.D17]+[.H17]+[.L17]+[.P17]" office:value-type="float" office:value="24.2684411768881" calcext:value-type="float">
            <text:p>24.27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8:.G18])&gt;0;[.B18];0)" office:value-type="float" office:value="135224" calcext:value-type="float">
            <text:p>135224</text:p>
          </table:table-cell>
          <table:table-cell table:style-name="ce3" table:formula="of:=[.C18]/[.C$410]" office:value-type="float" office:value="5.45300583302513" calcext:value-type="float">
            <text:p>5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69448535620261" calcext:value-type="float">
            <text:p>1.69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201485180573787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8]+[.N18]" office:value-type="float" office:value="12624" calcext:value-type="float">
            <text:p>12624</text:p>
          </table:table-cell>
          <table:table-cell table:style-name="ce3" table:formula="of:=[.O18]/[.O$410]" office:value-type="float" office:value="16.7415149734892" calcext:value-type="float">
            <text:p>16.74</text:p>
          </table:table-cell>
          <table:table-cell table:formula="of:=[.D18]+[.H18]+[.L18]+[.P18]" office:value-type="float" office:value="24.0904913432907" calcext:value-type="float">
            <text:p>24.09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9:.G19])&gt;0;[.B19];0)" office:value-type="float" office:value="0" calcext:value-type="float">
            <text:p>0</text:p>
          </table:table-cell>
          <table:table-cell table:style-name="ce3" table:formula="of:=[.C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 calcext:value-type="float">
            <text:p>0.0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0" calcext:value-type="float">
            <text:p>0</text:p>
          </table:table-cell>
          <table:table-cell table:style-name="ce3" table:formula="of:=[.I19]*[.I$411]+[.J19]*[.J$411]+[.K19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39" calcext:value-type="float">
            <text:p>17439</text:p>
          </table:table-cell>
          <table:table-cell table:formula="of:=[.M19]+[.N19]" office:value-type="float" office:value="17439" calcext:value-type="float">
            <text:p>17439</text:p>
          </table:table-cell>
          <table:table-cell table:style-name="ce3" table:formula="of:=[.O19]/[.O$410]" office:value-type="float" office:value="23.127002504965" calcext:value-type="float">
            <text:p>23.13</text:p>
          </table:table-cell>
          <table:table-cell table:formula="of:=[.D19]+[.H19]+[.L19]+[.P19]" office:value-type="float" office:value="23.127002504965" calcext:value-type="float">
            <text:p>23.13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060887523555" calcext:value-type="float">
            <text:p>4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20:.G20])&gt;0;[.B20];0)" office:value-type="float" office:value="136802" calcext:value-type="float">
            <text:p>136802</text:p>
          </table:table-cell>
          <table:table-cell table:style-name="ce3" table:formula="of:=[.C20]/[.C$410]" office:value-type="float" office:value="5.51663982702408" calcext:value-type="float">
            <text:p>5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69448535620261" calcext:value-type="float">
            <text:p>1.69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201485180573787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26" calcext:value-type="float">
            <text:p>11626</text:p>
          </table:table-cell>
          <table:table-cell table:formula="of:=[.M20]+[.N20]" office:value-type="float" office:value="11828" calcext:value-type="float">
            <text:p>11828</text:p>
          </table:table-cell>
          <table:table-cell table:style-name="ce3" table:formula="of:=[.O20]/[.O$410]" office:value-type="float" office:value="15.6858871282026" calcext:value-type="float">
            <text:p>15.69</text:p>
          </table:table-cell>
          <table:table-cell table:formula="of:=[.D20]+[.H20]+[.L20]+[.P20]" office:value-type="float" office:value="23.0984974920031" calcext:value-type="float">
            <text:p>23.10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1:.G21])&gt;0;[.B21];0)" office:value-type="float" office:value="318957" calcext:value-type="float">
            <text:p>318957</text:p>
          </table:table-cell>
          <table:table-cell table:style-name="ce3" table:formula="of:=[.C21]/[.C$410]" office:value-type="float" office:value="12.8621722585059" calcext:value-type="float">
            <text:p>12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0057410855811" calcext:value-type="float">
            <text:p>6.30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2.02950116498653" calcext:value-type="float">
            <text:p>2.03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1]+[.N21]" office:value-type="float" office:value="797" calcext:value-type="float">
            <text:p>797</text:p>
          </table:table-cell>
          <table:table-cell table:style-name="ce3" table:formula="of:=[.O21]/[.O$410]" office:value-type="float" office:value="1.05695401092133" calcext:value-type="float">
            <text:p>1.06</text:p>
          </table:table-cell>
          <table:table-cell table:formula="of:=[.D21]+[.H21]+[.L21]+[.P21]" office:value-type="float" office:value="22.2492015429718" calcext:value-type="float">
            <text:p>22.25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69448535620261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2:.G22])&gt;0;[.B22];0)" office:value-type="float" office:value="80292" calcext:value-type="float">
            <text:p>80292</text:p>
          </table:table-cell>
          <table:table-cell table:style-name="ce3" table:formula="of:=[.C22]/[.C$410]" office:value-type="float" office:value="3.23783310910233" calcext:value-type="float">
            <text:p>3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0057410855811" calcext:value-type="float">
            <text:p>6.30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2.02950116498653" calcext:value-type="float">
            <text:p>2.03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2]+[.N22]" office:value-type="float" office:value="6787" calcext:value-type="float">
            <text:p>6787</text:p>
          </table:table-cell>
          <table:table-cell table:style-name="ce3" table:formula="of:=[.O22]/[.O$410]" office:value-type="float" office:value="9.0006861632661" calcext:value-type="float">
            <text:p>9.00</text:p>
          </table:table-cell>
          <table:table-cell table:formula="of:=[.D22]+[.H22]+[.L22]+[.P22]" office:value-type="float" office:value="20.5685945459131" calcext:value-type="float">
            <text:p>20.5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3:.G23])&gt;0;[.B23];0)" office:value-type="float" office:value="78849" calcext:value-type="float">
            <text:p>78849</text:p>
          </table:table-cell>
          <table:table-cell table:style-name="ce3" table:formula="of:=[.C23]/[.C$410]" office:value-type="float" office:value="3.17964308797402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0057410855811" calcext:value-type="float">
            <text:p>6.30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2.02950116498653" calcext:value-type="float">
            <text:p>2.03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23]+[.N23]" office:value-type="float" office:value="5956" calcext:value-type="float">
            <text:p>5956</text:p>
          </table:table-cell>
          <table:table-cell table:style-name="ce3" table:formula="of:=[.O23]/[.O$410]" office:value-type="float" office:value="7.89864252076217" calcext:value-type="float">
            <text:p>7.90</text:p>
          </table:table-cell>
          <table:table-cell table:formula="of:=[.D23]+[.H23]+[.L23]+[.P23]" office:value-type="float" office:value="19.4083608822808" calcext:value-type="float">
            <text:p>19.4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4:.G24])&gt;0;[.B24];0)" office:value-type="float" office:value="65864" calcext:value-type="float">
            <text:p>65864</text:p>
          </table:table-cell>
          <table:table-cell table:style-name="ce3" table:formula="of:=[.C24]/[.C$410]" office:value-type="float" office:value="2.656013549269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6.30057410855811" calcext:value-type="float">
            <text:p>6.3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1" calcext:value-type="float">
            <text:p>1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2.02950116498653" calcext:value-type="float">
            <text:p>2.03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24]+[.N24]" office:value-type="float" office:value="6147" calcext:value-type="float">
            <text:p>6147</text:p>
          </table:table-cell>
          <table:table-cell table:style-name="ce3" table:formula="of:=[.O24]/[.O$410]" office:value-type="float" office:value="8.15194015700555" calcext:value-type="float">
            <text:p>8.15</text:p>
          </table:table-cell>
          <table:table-cell table:formula="of:=[.D24]+[.H24]+[.L24]+[.P24]" office:value-type="float" office:value="19.1380289798193" calcext:value-type="float">
            <text:p>19.14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5:.G25])&gt;0;[.B25];0)" office:value-type="float" office:value="392741" calcext:value-type="float">
            <text:p>392741</text:p>
          </table:table-cell>
          <table:table-cell table:style-name="ce3" table:formula="of:=[.C25]/[.C$410]" office:value-type="float" office:value="15.8375655495187" calcext:value-type="float">
            <text:p>15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69448535620261" calcext:value-type="float">
            <text:p>1.69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201485180573787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5]+[.N25]" office:value-type="float" office:value="1059" calcext:value-type="float">
            <text:p>1059</text:p>
          </table:table-cell>
          <table:table-cell table:style-name="ce3" table:formula="of:=[.O25]/[.O$410]" office:value-type="float" office:value="1.40440940723424" calcext:value-type="float">
            <text:p>1.40</text:p>
          </table:table-cell>
          <table:table-cell table:formula="of:=[.D25]+[.H25]+[.L25]+[.P25]" office:value-type="float" office:value="19.1379454935294" calcext:value-type="float">
            <text:p>19.14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3352222963663" calcext:value-type="float">
            <text:p>40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6:.G26])&gt;0;[.B26];0)" office:value-type="float" office:value="66128" calcext:value-type="float">
            <text:p>66128</text:p>
          </table:table-cell>
          <table:table-cell table:style-name="ce3" table:formula="of:=[.C26]/[.C$410]" office:value-type="float" office:value="2.66665954066058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69448535620261" calcext:value-type="float">
            <text:p>1.69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201485180573787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26]+[.N26]" office:value-type="float" office:value="10555" calcext:value-type="float">
            <text:p>10555</text:p>
          </table:table-cell>
          <table:table-cell table:style-name="ce3" table:formula="of:=[.O26]/[.O$410]" office:value-type="float" office:value="13.997678275125" calcext:value-type="float">
            <text:p>14.00</text:p>
          </table:table-cell>
          <table:table-cell table:formula="of:=[.D26]+[.H26]+[.L26]+[.P26]" office:value-type="float" office:value="18.560308352562" calcext:value-type="float">
            <text:p>18.56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7:.G27])&gt;0;[.B27];0)" office:value-type="float" office:value="368265" calcext:value-type="float">
            <text:p>368265</text:p>
          </table:table-cell>
          <table:table-cell table:style-name="ce3" table:formula="of:=[.C27]/[.C$410]" office:value-type="float" office:value="14.8505531052106" calcext:value-type="float">
            <text:p>1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69448535620261" calcext:value-type="float">
            <text:p>1.69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201485180573787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7]+[.N27]" office:value-type="float" office:value="1356" calcext:value-type="float">
            <text:p>1356</text:p>
          </table:table-cell>
          <table:table-cell table:style-name="ce3" table:formula="of:=[.O27]/[.O$410]" office:value-type="float" office:value="1.79828060076452" calcext:value-type="float">
            <text:p>1.80</text:p>
          </table:table-cell>
          <table:table-cell table:formula="of:=[.D27]+[.H27]+[.L27]+[.P27]" office:value-type="float" office:value="18.5448042427515" calcext:value-type="float">
            <text:p>18.54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8:.G28])&gt;0;[.B28];0)" office:value-type="float" office:value="223065" calcext:value-type="float">
            <text:p>223065</text:p>
          </table:table-cell>
          <table:table-cell table:style-name="ce3" table:formula="of:=[.C28]/[.C$410]" office:value-type="float" office:value="8.99525783990823" calcext:value-type="float">
            <text:p>9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30057410855811" calcext:value-type="float">
            <text:p>6.3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2.02950116498653" calcext:value-type="float">
            <text:p>2.03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8]+[.N28]" office:value-type="float" office:value="811" calcext:value-type="float">
            <text:p>811</text:p>
          </table:table-cell>
          <table:table-cell table:style-name="ce3" table:formula="of:=[.O28]/[.O$410]" office:value-type="float" office:value="1.07552032980828" calcext:value-type="float">
            <text:p>1.08</text:p>
          </table:table-cell>
          <table:table-cell table:formula="of:=[.D28]+[.H28]+[.L28]+[.P28]" office:value-type="float" office:value="18.4008534432612" calcext:value-type="float">
            <text:p>18.40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55676659561917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69448535620261" calcext:value-type="float">
            <text:p>1.69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201485180573787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6689314204477" calcext:value-type="float">
            <text:p>11.67</text:p>
          </table:table-cell>
          <table:table-cell table:formula="of:=[.D29]+[.H29]+[.L29]+[.P29]" office:value-type="float" office:value="18.1216685528432" calcext:value-type="float">
            <text:p>18.12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65387361359355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69448535620261" calcext:value-type="float">
            <text:p>1.69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201485180573787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30]+[.N30]" office:value-type="float" office:value="9054" calcext:value-type="float">
            <text:p>9054</text:p>
          </table:table-cell>
          <table:table-cell table:style-name="ce3" table:formula="of:=[.O30]/[.O$410]" office:value-type="float" office:value="12.0071036573171" calcext:value-type="float">
            <text:p>12.01</text:p>
          </table:table-cell>
          <table:table-cell table:formula="of:=[.D30]+[.H30]+[.L30]+[.P30]" office:value-type="float" office:value="17.5569478076871" calcext:value-type="float">
            <text:p>17.56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1:.G31])&gt;0;[.B31];0)" office:value-type="float" office:value="333475" calcext:value-type="float">
            <text:p>333475</text:p>
          </table:table-cell>
          <table:table-cell table:style-name="ce3" table:formula="of:=[.C31]/[.C$410]" office:value-type="float" office:value="13.4476211335862" calcext:value-type="float">
            <text:p>1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69448535620261" calcext:value-type="float">
            <text:p>1.69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201485180573787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1]+[.N31]" office:value-type="float" office:value="1415" calcext:value-type="float">
            <text:p>1415</text:p>
          </table:table-cell>
          <table:table-cell table:style-name="ce3" table:formula="of:=[.O31]/[.O$410]" office:value-type="float" office:value="1.87652437321667" calcext:value-type="float">
            <text:p>1.88</text:p>
          </table:table-cell>
          <table:table-cell table:formula="of:=[.D31]+[.H31]+[.L31]+[.P31]" office:value-type="float" office:value="17.2201160435792" calcext:value-type="float">
            <text:p>17.22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2:.G32])&gt;0;[.B32];0)" office:value-type="float" office:value="174301" calcext:value-type="float">
            <text:p>174301</text:p>
          </table:table-cell>
          <table:table-cell table:style-name="ce3" table:formula="of:=[.C32]/[.C$410]" office:value-type="float" office:value="7.02881418758588" calcext:value-type="float">
            <text:p>7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30057410855811" calcext:value-type="float">
            <text:p>6.3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2.02950116498653" calcext:value-type="float">
            <text:p>2.03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2]+[.N32]" office:value-type="float" office:value="1355" calcext:value-type="float">
            <text:p>1355</text:p>
          </table:table-cell>
          <table:table-cell table:style-name="ce3" table:formula="of:=[.O32]/[.O$410]" office:value-type="float" office:value="1.79695443512974" calcext:value-type="float">
            <text:p>1.80</text:p>
          </table:table-cell>
          <table:table-cell table:formula="of:=[.D32]+[.H32]+[.L32]+[.P32]" office:value-type="float" office:value="17.1558438962603" calcext:value-type="float">
            <text:p>17.16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2036665310456" calcext:value-type="float">
            <text:p>7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69448535620261" calcext:value-type="float">
            <text:p>1.69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201485180573787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33]+[.N33]" office:value-type="float" office:value="5863" calcext:value-type="float">
            <text:p>5863</text:p>
          </table:table-cell>
          <table:table-cell table:style-name="ce3" table:formula="of:=[.O33]/[.O$410]" office:value-type="float" office:value="7.77530911672744" calcext:value-type="float">
            <text:p>7.78</text:p>
          </table:table-cell>
          <table:table-cell table:formula="of:=[.D33]+[.H33]+[.L33]+[.P33]" office:value-type="float" office:value="16.8749461845494" calcext:value-type="float">
            <text:p>16.87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28847153065256" calcext:value-type="float">
            <text:p>7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30057410855811" calcext:value-type="float">
            <text:p>6.3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2.02950116498653" calcext:value-type="float">
            <text:p>2.03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10336980813871" calcext:value-type="float">
            <text:p>1.10</text:p>
          </table:table-cell>
          <table:table-cell table:formula="of:=[.D34]+[.H34]+[.L34]+[.P34]" office:value-type="float" office:value="16.7219166123359" calcext:value-type="float">
            <text:p>16.72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5:.G35])&gt;0;[.B35];0)" office:value-type="float" office:value="135888" calcext:value-type="float">
            <text:p>135888</text:p>
          </table:table-cell>
          <table:table-cell table:style-name="ce3" table:formula="of:=[.C35]/[.C$410]" office:value-type="float" office:value="5.47978211440365" calcext:value-type="float">
            <text:p>5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1.69448535620261" calcext:value-type="float">
            <text:p>1.69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0.201485180573787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35]+[.N35]" office:value-type="float" office:value="6927" calcext:value-type="float">
            <text:p>6927</text:p>
          </table:table-cell>
          <table:table-cell table:style-name="ce3" table:formula="of:=[.O35]/[.O$410]" office:value-type="float" office:value="9.18634935213559" calcext:value-type="float">
            <text:p>9.19</text:p>
          </table:table-cell>
          <table:table-cell table:formula="of:=[.D35]+[.H35]+[.L35]+[.P35]" office:value-type="float" office:value="16.5621020033156" calcext:value-type="float">
            <text:p>16.56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6:.G36])&gt;0;[.B36];0)" office:value-type="float" office:value="173518" calcext:value-type="float">
            <text:p>173518</text:p>
          </table:table-cell>
          <table:table-cell table:style-name="ce3" table:formula="of:=[.C36]/[.C$410]" office:value-type="float" office:value="6.99723914493621" calcext:value-type="float">
            <text:p>7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30057410855811" calcext:value-type="float">
            <text:p>6.3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2.02950116498653" calcext:value-type="float">
            <text:p>2.03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6]+[.N36]" office:value-type="float" office:value="846" calcext:value-type="float">
            <text:p>846</text:p>
          </table:table-cell>
          <table:table-cell table:style-name="ce3" table:formula="of:=[.O36]/[.O$410]" office:value-type="float" office:value="1.12193612702565" calcext:value-type="float">
            <text:p>1.12</text:p>
          </table:table-cell>
          <table:table-cell table:formula="of:=[.D36]+[.H36]+[.L36]+[.P36]" office:value-type="float" office:value="16.4492505455065" calcext:value-type="float">
            <text:p>16.45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58389244726098" calcext:value-type="float">
            <text:p>9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060887523555" calcext:value-type="float">
            <text:p>4.61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30752820452085" calcext:value-type="float">
            <text:p>0.23</text:p>
          </table:table-cell>
          <table:table-cell table:formula="of:=[.D37]+[.H37]+[.L37]+[.P37]" office:value-type="float" office:value="16.2487500044813" calcext:value-type="float">
            <text:p>16.25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2.3277757512346" calcext:value-type="float">
            <text:p>1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69448535620261" calcext:value-type="float">
            <text:p>1.69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201485180573787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92426633606882" calcext:value-type="float">
            <text:p>1.92</text:p>
          </table:table-cell>
          <table:table-cell table:formula="of:=[.D38]+[.H38]+[.L38]+[.P38]" office:value-type="float" office:value="16.1480126240798" calcext:value-type="float">
            <text:p>16.15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9:.G39])&gt;0;[.B39];0)" office:value-type="float" office:value="164907" calcext:value-type="float">
            <text:p>164907</text:p>
          </table:table-cell>
          <table:table-cell table:style-name="ce3" table:formula="of:=[.C39]/[.C$410]" office:value-type="float" office:value="6.6499943272398" calcext:value-type="float">
            <text:p>6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0057410855811" calcext:value-type="float">
            <text:p>6.3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2.02950116498653" calcext:value-type="float">
            <text:p>2.03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9]+[.N39]" office:value-type="float" office:value="861" calcext:value-type="float">
            <text:p>861</text:p>
          </table:table-cell>
          <table:table-cell table:style-name="ce3" table:formula="of:=[.O39]/[.O$410]" office:value-type="float" office:value="1.14182861154739" calcext:value-type="float">
            <text:p>1.14</text:p>
          </table:table-cell>
          <table:table-cell table:formula="of:=[.D39]+[.H39]+[.L39]+[.P39]" office:value-type="float" office:value="16.1218982123318" calcext:value-type="float">
            <text:p>16.12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40:.G40])&gt;0;[.B40];0)" office:value-type="float" office:value="135307" calcext:value-type="float">
            <text:p>135307</text:p>
          </table:table-cell>
          <table:table-cell table:style-name="ce3" table:formula="of:=[.C40]/[.C$410]" office:value-type="float" office:value="5.45635286819745" calcext:value-type="float">
            <text:p>5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0057410855811" calcext:value-type="float">
            <text:p>6.3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2.02950116498653" calcext:value-type="float">
            <text:p>2.03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40]+[.N40]" office:value-type="float" office:value="1734" calcext:value-type="float">
            <text:p>1734</text:p>
          </table:table-cell>
          <table:table-cell table:style-name="ce3" table:formula="of:=[.O40]/[.O$410]" office:value-type="float" office:value="2.29957121071216" calcext:value-type="float">
            <text:p>2.30</text:p>
          </table:table-cell>
          <table:table-cell table:formula="of:=[.D40]+[.H40]+[.L40]+[.P40]" office:value-type="float" office:value="16.0859993524542" calcext:value-type="float">
            <text:p>16.09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49155455384192" calcext:value-type="float">
            <text:p>6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0057410855811" calcext:value-type="float">
            <text:p>6.30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2.02950116498653" calcext:value-type="float">
            <text:p>2.03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6172109606912" calcext:value-type="float">
            <text:p>1.16</text:p>
          </table:table-cell>
          <table:table-cell table:formula="of:=[.D41]+[.H41]+[.L41]+[.P41]" office:value-type="float" office:value="15.9833509234557" calcext:value-type="float">
            <text:p>15.98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9.00183093307796" calcext:value-type="float">
            <text:p>9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060887523555" calcext:value-type="float">
            <text:p>4.61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82801598441274" calcext:value-type="float">
            <text:p>1.83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849478330424" calcext:value-type="float">
            <text:p>0.28</text:p>
          </table:table-cell>
          <table:table-cell table:formula="of:=[.D42]+[.H42]+[.L42]+[.P42]" office:value-type="float" office:value="15.7144304531504" calcext:value-type="float">
            <text:p>15.71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13334381120659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0057410855811" calcext:value-type="float">
            <text:p>6.3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2.02950116498653" calcext:value-type="float">
            <text:p>2.03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11788651874701" calcext:value-type="float">
            <text:p>2.12</text:p>
          </table:table-cell>
          <table:table-cell table:formula="of:=[.D43]+[.H43]+[.L43]+[.P43]" office:value-type="float" office:value="15.5813056034982" calcext:value-type="float">
            <text:p>15.58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4:.G44])&gt;0;[.B44];0)" office:value-type="float" office:value="147085" calcext:value-type="float">
            <text:p>147085</text:p>
          </table:table-cell>
          <table:table-cell table:style-name="ce3" table:formula="of:=[.C44]/[.C$410]" office:value-type="float" office:value="5.93130925686639" calcext:value-type="float">
            <text:p>5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0057410855811" calcext:value-type="float">
            <text:p>6.3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2.02950116498653" calcext:value-type="float">
            <text:p>2.03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4]+[.N44]" office:value-type="float" office:value="890" calcext:value-type="float">
            <text:p>890</text:p>
          </table:table-cell>
          <table:table-cell table:style-name="ce3" table:formula="of:=[.O44]/[.O$410]" office:value-type="float" office:value="1.18028741495607" calcext:value-type="float">
            <text:p>1.18</text:p>
          </table:table-cell>
          <table:table-cell table:formula="of:=[.D44]+[.H44]+[.L44]+[.P44]" office:value-type="float" office:value="15.4416719453671" calcext:value-type="float">
            <text:p>15.44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5]+[.N45]" office:value-type="float" office:value="11626" calcext:value-type="float">
            <text:p>11626</text:p>
          </table:table-cell>
          <table:table-cell table:style-name="ce3" table:formula="of:=[.O45]/[.O$410]" office:value-type="float" office:value="15.4180016699767" calcext:value-type="float">
            <text:p>15.42</text:p>
          </table:table-cell>
          <table:table-cell table:formula="of:=[.D45]+[.H45]+[.L45]+[.P45]" office:value-type="float" office:value="15.4180016699767" calcext:value-type="float">
            <text:p>15.42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6]+[.N46]" office:value-type="float" office:value="11626" calcext:value-type="float">
            <text:p>11626</text:p>
          </table:table-cell>
          <table:table-cell table:style-name="ce3" table:formula="of:=[.O46]/[.O$410]" office:value-type="float" office:value="15.4180016699767" calcext:value-type="float">
            <text:p>15.42</text:p>
          </table:table-cell>
          <table:table-cell table:formula="of:=[.D46]+[.H46]+[.L46]+[.P46]" office:value-type="float" office:value="15.4180016699767" calcext:value-type="float">
            <text:p>15.42</text:p>
          </table:table-cell>
          <table:table-cell table:formula="of:=RANK([.Q46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7]+[.N47]" office:value-type="float" office:value="11626" calcext:value-type="float">
            <text:p>11626</text:p>
          </table:table-cell>
          <table:table-cell table:style-name="ce3" table:formula="of:=[.O47]/[.O$410]" office:value-type="float" office:value="15.4180016699767" calcext:value-type="float">
            <text:p>15.42</text:p>
          </table:table-cell>
          <table:table-cell table:formula="of:=[.D47]+[.H47]+[.L47]+[.P47]" office:value-type="float" office:value="15.4180016699767" calcext:value-type="float">
            <text:p>15.42</text:p>
          </table:table-cell>
          <table:table-cell table:formula="of:=RANK([.Q47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8]+[.N48]" office:value-type="float" office:value="11626" calcext:value-type="float">
            <text:p>11626</text:p>
          </table:table-cell>
          <table:table-cell table:style-name="ce3" table:formula="of:=[.O48]/[.O$410]" office:value-type="float" office:value="15.4180016699767" calcext:value-type="float">
            <text:p>15.42</text:p>
          </table:table-cell>
          <table:table-cell table:formula="of:=[.D48]+[.H48]+[.L48]+[.P48]" office:value-type="float" office:value="15.4180016699767" calcext:value-type="float">
            <text:p>15.42</text:p>
          </table:table-cell>
          <table:table-cell table:formula="of:=RANK([.Q48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6" calcext:value-type="float">
            <text:p>11626</text:p>
          </table:table-cell>
          <table:table-cell table:formula="of:=[.M49]+[.N49]" office:value-type="float" office:value="11626" calcext:value-type="float">
            <text:p>11626</text:p>
          </table:table-cell>
          <table:table-cell table:style-name="ce3" table:formula="of:=[.O49]/[.O$410]" office:value-type="float" office:value="15.4180016699767" calcext:value-type="float">
            <text:p>15.42</text:p>
          </table:table-cell>
          <table:table-cell table:formula="of:=[.D49]+[.H49]+[.L49]+[.P49]" office:value-type="float" office:value="15.4180016699767" calcext:value-type="float">
            <text:p>15.42</text:p>
          </table:table-cell>
          <table:table-cell table:formula="of:=RANK([.Q49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50:.G50])&gt;0;[.B50];0)" office:value-type="float" office:value="144776" calcext:value-type="float">
            <text:p>144776</text:p>
          </table:table-cell>
          <table:table-cell table:style-name="ce3" table:formula="of:=[.C50]/[.C$410]" office:value-type="float" office:value="5.8381971579161" calcext:value-type="float">
            <text:p>5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30057410855811" calcext:value-type="float">
            <text:p>6.3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2.02950116498653" calcext:value-type="float">
            <text:p>2.03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50]+[.N50]" office:value-type="float" office:value="906" calcext:value-type="float">
            <text:p>906</text:p>
          </table:table-cell>
          <table:table-cell table:style-name="ce3" table:formula="of:=[.O50]/[.O$410]" office:value-type="float" office:value="1.20150606511258" calcext:value-type="float">
            <text:p>1.20</text:p>
          </table:table-cell>
          <table:table-cell table:formula="of:=[.D50]+[.H50]+[.L50]+[.P50]" office:value-type="float" office:value="15.3697784965733" calcext:value-type="float">
            <text:p>15.37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1:.G51])&gt;0;[.B51];0)" office:value-type="float" office:value="272909" calcext:value-type="float">
            <text:p>272909</text:p>
          </table:table-cell>
          <table:table-cell table:style-name="ce3" table:formula="of:=[.C51]/[.C$410]" office:value-type="float" office:value="11.0052532751956" calcext:value-type="float">
            <text:p>11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69448535620261" calcext:value-type="float">
            <text:p>1.69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201485180573787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1]+[.N51]" office:value-type="float" office:value="1710" calcext:value-type="float">
            <text:p>1710</text:p>
          </table:table-cell>
          <table:table-cell table:style-name="ce3" table:formula="of:=[.O51]/[.O$410]" office:value-type="float" office:value="2.26774323547739" calcext:value-type="float">
            <text:p>2.27</text:p>
          </table:table-cell>
          <table:table-cell table:formula="of:=[.D51]+[.H51]+[.L51]+[.P51]" office:value-type="float" office:value="15.1689670474494" calcext:value-type="float">
            <text:p>15.17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2:.G52])&gt;0;[.B52];0)" office:value-type="float" office:value="134101" calcext:value-type="float">
            <text:p>134101</text:p>
          </table:table-cell>
          <table:table-cell table:style-name="ce3" table:formula="of:=[.C52]/[.C$410]" office:value-type="float" office:value="5.40772004388646" calcext:value-type="float">
            <text:p>5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30057410855811" calcext:value-type="float">
            <text:p>6.3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2.02950116498653" calcext:value-type="float">
            <text:p>2.03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2]+[.N52]" office:value-type="float" office:value="936" calcext:value-type="float">
            <text:p>936</text:p>
          </table:table-cell>
          <table:table-cell table:style-name="ce3" table:formula="of:=[.O52]/[.O$410]" office:value-type="float" office:value="1.24129103415604" calcext:value-type="float">
            <text:p>1.24</text:p>
          </table:table-cell>
          <table:table-cell table:formula="of:=[.D52]+[.H52]+[.L52]+[.P52]" office:value-type="float" office:value="14.9790863515871" calcext:value-type="float">
            <text:p>14.98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3:.G53])&gt;0;[.B53];0)" office:value-type="float" office:value="128358" calcext:value-type="float">
            <text:p>128358</text:p>
          </table:table-cell>
          <table:table-cell table:style-name="ce3" table:formula="of:=[.C53]/[.C$410]" office:value-type="float" office:value="5.17612940539726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69448535620261" calcext:value-type="float">
            <text:p>1.69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201485180573787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53]+[.N53]" office:value-type="float" office:value="5956" calcext:value-type="float">
            <text:p>5956</text:p>
          </table:table-cell>
          <table:table-cell table:style-name="ce3" table:formula="of:=[.O53]/[.O$410]" office:value-type="float" office:value="7.89864252076217" calcext:value-type="float">
            <text:p>7.90</text:p>
          </table:table-cell>
          <table:table-cell table:formula="of:=[.D53]+[.H53]+[.L53]+[.P53]" office:value-type="float" office:value="14.9707424629358" calcext:value-type="float">
            <text:p>14.97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4:.G54])&gt;0;[.B54];0)" office:value-type="float" office:value="131143" calcext:value-type="float">
            <text:p>131143</text:p>
          </table:table-cell>
          <table:table-cell table:style-name="ce3" table:formula="of:=[.C54]/[.C$410]" office:value-type="float" office:value="5.28843654943216" calcext:value-type="float">
            <text:p>5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0057410855811" calcext:value-type="float">
            <text:p>6.3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2.02950116498653" calcext:value-type="float">
            <text:p>2.03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4]+[.N54]" office:value-type="float" office:value="952" calcext:value-type="float">
            <text:p>952</text:p>
          </table:table-cell>
          <table:table-cell table:style-name="ce3" table:formula="of:=[.O54]/[.O$410]" office:value-type="float" office:value="1.26250968431256" calcext:value-type="float">
            <text:p>1.26</text:p>
          </table:table-cell>
          <table:table-cell table:formula="of:=[.D54]+[.H54]+[.L54]+[.P54]" office:value-type="float" office:value="14.8810215072894" calcext:value-type="float">
            <text:p>14.88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5:.G55])&gt;0;[.B55];0)" office:value-type="float" office:value="106710" calcext:value-type="float">
            <text:p>106710</text:p>
          </table:table-cell>
          <table:table-cell table:style-name="ce3" table:formula="of:=[.C55]/[.C$410]" office:value-type="float" office:value="4.30315811129764" calcext:value-type="float">
            <text:p>4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0057410855811" calcext:value-type="float">
            <text:p>6.30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2.02950116498653" calcext:value-type="float">
            <text:p>2.03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5]+[.N55]" office:value-type="float" office:value="1668" calcext:value-type="float">
            <text:p>1668</text:p>
          </table:table-cell>
          <table:table-cell table:style-name="ce3" table:formula="of:=[.O55]/[.O$410]" office:value-type="float" office:value="2.21204427881654" calcext:value-type="float">
            <text:p>2.21</text:p>
          </table:table-cell>
          <table:table-cell table:formula="of:=[.D55]+[.H55]+[.L55]+[.P55]" office:value-type="float" office:value="14.8452776636588" calcext:value-type="float">
            <text:p>14.85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6:.G56])&gt;0;[.B56];0)" office:value-type="float" office:value="201324" calcext:value-type="float">
            <text:p>201324</text:p>
          </table:table-cell>
          <table:table-cell table:style-name="ce3" table:formula="of:=[.C56]/[.C$410]" office:value-type="float" office:value="8.11853625338661" calcext:value-type="float">
            <text:p>8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6]*[.S$15]+[.F56]*[.S$19]+[.G56]*[.S$21]" office:value-type="float" office:value="4.6060887523555" calcext:value-type="float">
            <text:p>4.61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0" calcext:value-type="float">
            <text:p>0</text:p>
          </table:table-cell>
          <table:table-cell table:style-name="ce3" table:formula="of:=[.I56]*[.I$411]+[.J56]*[.J$411]+[.K56]*[.K$411]" office:value-type="float" office:value="1.82801598441274" calcext:value-type="float">
            <text:p>1.83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6]+[.N56]" office:value-type="float" office:value="208" calcext:value-type="float">
            <text:p>208</text:p>
          </table:table-cell>
          <table:table-cell table:style-name="ce3" table:formula="of:=[.O56]/[.O$410]" office:value-type="float" office:value="0.275842452034676" calcext:value-type="float">
            <text:p>0.28</text:p>
          </table:table-cell>
          <table:table-cell table:formula="of:=[.D56]+[.H56]+[.L56]+[.P56]" office:value-type="float" office:value="14.8284834421895" calcext:value-type="float">
            <text:p>14.83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7:.G57])&gt;0;[.B57];0)" office:value-type="float" office:value="97321" calcext:value-type="float">
            <text:p>97321</text:p>
          </table:table-cell>
          <table:table-cell table:style-name="ce3" table:formula="of:=[.C57]/[.C$410]" office:value-type="float" office:value="3.9245398795764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69448535620261" calcext:value-type="float">
            <text:p>1.69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201485180573787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57]+[.N57]" office:value-type="float" office:value="6736" calcext:value-type="float">
            <text:p>6736</text:p>
          </table:table-cell>
          <table:table-cell table:style-name="ce3" table:formula="of:=[.O57]/[.O$410]" office:value-type="float" office:value="8.93305171589221" calcext:value-type="float">
            <text:p>8.93</text:p>
          </table:table-cell>
          <table:table-cell table:formula="of:=[.D57]+[.H57]+[.L57]+[.P57]" office:value-type="float" office:value="14.753562132245" calcext:value-type="float">
            <text:p>14.75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8:.G58])&gt;0;[.B58];0)" office:value-type="float" office:value="100408" calcext:value-type="float">
            <text:p>100408</text:p>
          </table:table-cell>
          <table:table-cell table:style-name="ce3" table:formula="of:=[.C58]/[.C$410]" office:value-type="float" office:value="4.04902539255152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69448535620261" calcext:value-type="float">
            <text:p>1.69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201485180573787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58]+[.N58]" office:value-type="float" office:value="6628" calcext:value-type="float">
            <text:p>6628</text:p>
          </table:table-cell>
          <table:table-cell table:style-name="ce3" table:formula="of:=[.O58]/[.O$410]" office:value-type="float" office:value="8.78982582733574" calcext:value-type="float">
            <text:p>8.79</text:p>
          </table:table-cell>
          <table:table-cell table:formula="of:=[.D58]+[.H58]+[.L58]+[.P58]" office:value-type="float" office:value="14.7348217566637" calcext:value-type="float">
            <text:p>14.73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10.653370999128" calcext:value-type="float">
            <text:p>10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69448535620261" calcext:value-type="float">
            <text:p>1.69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201485180573787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12716967819048" calcext:value-type="float">
            <text:p>2.13</text:p>
          </table:table-cell>
          <table:table-cell table:formula="of:=[.D59]+[.H59]+[.L59]+[.P59]" office:value-type="float" office:value="14.6765112140948" calcext:value-type="float">
            <text:p>14.68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60:.G60])&gt;0;[.B60];0)" office:value-type="float" office:value="53932" calcext:value-type="float">
            <text:p>53932</text:p>
          </table:table-cell>
          <table:table-cell table:style-name="ce3" table:formula="of:=[.C60]/[.C$410]" office:value-type="float" office:value="2.17484699895515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69448535620261" calcext:value-type="float">
            <text:p>1.69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201485180573787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60]+[.N60]" office:value-type="float" office:value="7992" calcext:value-type="float">
            <text:p>7992</text:p>
          </table:table-cell>
          <table:table-cell table:style-name="ce3" table:formula="of:=[.O60]/[.O$410]" office:value-type="float" office:value="10.5987157531785" calcext:value-type="float">
            <text:p>10.60</text:p>
          </table:table-cell>
          <table:table-cell table:formula="of:=[.D60]+[.H60]+[.L60]+[.P60]" office:value-type="float" office:value="14.6695332889101" calcext:value-type="float">
            <text:p>14.67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1:.G61])&gt;0;[.B61];0)" office:value-type="float" office:value="260668" calcext:value-type="float">
            <text:p>260668</text:p>
          </table:table-cell>
          <table:table-cell table:style-name="ce3" table:formula="of:=[.C61]/[.C$410]" office:value-type="float" office:value="10.5116260758667" calcext:value-type="float">
            <text:p>10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69448535620261" calcext:value-type="float">
            <text:p>1.69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201485180573787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1]+[.N61]" office:value-type="float" office:value="1619" calcext:value-type="float">
            <text:p>1619</text:p>
          </table:table-cell>
          <table:table-cell table:style-name="ce3" table:formula="of:=[.O61]/[.O$410]" office:value-type="float" office:value="2.14706216271222" calcext:value-type="float">
            <text:p>2.15</text:p>
          </table:table-cell>
          <table:table-cell table:formula="of:=[.D61]+[.H61]+[.L61]+[.P61]" office:value-type="float" office:value="14.5546587753553" calcext:value-type="float">
            <text:p>14.55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2:.G62])&gt;0;[.B62];0)" office:value-type="float" office:value="98767" calcext:value-type="float">
            <text:p>98767</text:p>
          </table:table-cell>
          <table:table-cell table:style-name="ce3" table:formula="of:=[.C62]/[.C$410]" office:value-type="float" office:value="3.98285087787962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0057410855811" calcext:value-type="float">
            <text:p>6.30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2.02950116498653" calcext:value-type="float">
            <text:p>2.03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2]+[.N62]" office:value-type="float" office:value="1634" calcext:value-type="float">
            <text:p>1634</text:p>
          </table:table-cell>
          <table:table-cell table:style-name="ce3" table:formula="of:=[.O62]/[.O$410]" office:value-type="float" office:value="2.16695464723395" calcext:value-type="float">
            <text:p>2.17</text:p>
          </table:table-cell>
          <table:table-cell table:formula="of:=[.D62]+[.H62]+[.L62]+[.P62]" office:value-type="float" office:value="14.4798807986582" calcext:value-type="float">
            <text:p>14.4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3:.G63])&gt;0;[.B63];0)" office:value-type="float" office:value="119809" calcext:value-type="float">
            <text:p>119809</text:p>
          </table:table-cell>
          <table:table-cell table:style-name="ce3" table:formula="of:=[.C63]/[.C$410]" office:value-type="float" office:value="4.83138478264885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0057410855811" calcext:value-type="float">
            <text:p>6.30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2.02950116498653" calcext:value-type="float">
            <text:p>2.03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3]+[.N63]" office:value-type="float" office:value="985" calcext:value-type="float">
            <text:p>985</text:p>
          </table:table-cell>
          <table:table-cell table:style-name="ce3" table:formula="of:=[.O63]/[.O$410]" office:value-type="float" office:value="1.30627315026037" calcext:value-type="float">
            <text:p>1.31</text:p>
          </table:table-cell>
          <table:table-cell table:formula="of:=[.D63]+[.H63]+[.L63]+[.P63]" office:value-type="float" office:value="14.4677332064539" calcext:value-type="float">
            <text:p>14.47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4:.G64])&gt;0;[.B64];0)" office:value-type="float" office:value="94457" calcext:value-type="float">
            <text:p>94457</text:p>
          </table:table-cell>
          <table:table-cell table:style-name="ce3" table:formula="of:=[.C64]/[.C$410]" office:value-type="float" office:value="3.80904700326906" calcext:value-type="float">
            <text:p>3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0057410855811" calcext:value-type="float">
            <text:p>6.30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2.02950116498653" calcext:value-type="float">
            <text:p>2.03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4]+[.N64]" office:value-type="float" office:value="1714" calcext:value-type="float">
            <text:p>1714</text:p>
          </table:table-cell>
          <table:table-cell table:style-name="ce3" table:formula="of:=[.O64]/[.O$410]" office:value-type="float" office:value="2.27304789801651" calcext:value-type="float">
            <text:p>2.27</text:p>
          </table:table-cell>
          <table:table-cell table:formula="of:=[.D64]+[.H64]+[.L64]+[.P64]" office:value-type="float" office:value="14.4121701748302" calcext:value-type="float">
            <text:p>14.41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5:.G65])&gt;0;[.B65];0)" office:value-type="float" office:value="189978" calcext:value-type="float">
            <text:p>189978</text:p>
          </table:table-cell>
          <table:table-cell table:style-name="ce3" table:formula="of:=[.C65]/[.C$410]" office:value-type="float" office:value="7.66100057790369" calcext:value-type="float">
            <text:p>7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5]*[.S$15]+[.F65]*[.S$19]+[.G65]*[.S$21]" office:value-type="float" office:value="4.6060887523555" calcext:value-type="float">
            <text:p>4.61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0" calcext:value-type="float">
            <text:p>0</text:p>
          </table:table-cell>
          <table:table-cell table:style-name="ce3" table:formula="of:=[.I65]*[.I$411]+[.J65]*[.J$411]+[.K65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5]+[.N65]" office:value-type="float" office:value="174" calcext:value-type="float">
            <text:p>174</text:p>
          </table:table-cell>
          <table:table-cell table:style-name="ce3" table:formula="of:=[.O65]/[.O$410]" office:value-type="float" office:value="0.230752820452085" calcext:value-type="float">
            <text:p>0.23</text:p>
          </table:table-cell>
          <table:table-cell table:formula="of:=[.D65]+[.H65]+[.L65]+[.P65]" office:value-type="float" office:value="14.325858135124" calcext:value-type="float">
            <text:p>14.33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6:.G66])&gt;0;[.B66];0)" office:value-type="float" office:value="105504" calcext:value-type="float">
            <text:p>105504</text:p>
          </table:table-cell>
          <table:table-cell table:style-name="ce3" table:formula="of:=[.C66]/[.C$410]" office:value-type="float" office:value="4.25452528698665" calcext:value-type="float">
            <text:p>4.2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1.69448535620261" calcext:value-type="float">
            <text:p>1.69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0" calcext:value-type="float">
            <text:p>0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0.201485180573787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66]+[.N66]" office:value-type="float" office:value="5974" calcext:value-type="float">
            <text:p>5974</text:p>
          </table:table-cell>
          <table:table-cell table:style-name="ce3" table:formula="of:=[.O66]/[.O$410]" office:value-type="float" office:value="7.92251350218825" calcext:value-type="float">
            <text:p>7.92</text:p>
          </table:table-cell>
          <table:table-cell table:formula="of:=[.D66]+[.H66]+[.L66]+[.P66]" office:value-type="float" office:value="14.0730093259513" calcext:value-type="float">
            <text:p>14.07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7:.G67])&gt;0;[.B67];0)" office:value-type="float" office:value="92669" calcext:value-type="float">
            <text:p>92669</text:p>
          </table:table-cell>
          <table:table-cell table:style-name="ce3" table:formula="of:=[.C67]/[.C$410]" office:value-type="float" office:value="3.7369446070269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0057410855811" calcext:value-type="float">
            <text:p>6.30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2.02950116498653" calcext:value-type="float">
            <text:p>2.03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7]+[.N67]" office:value-type="float" office:value="1440" calcext:value-type="float">
            <text:p>1440</text:p>
          </table:table-cell>
          <table:table-cell table:style-name="ce3" table:formula="of:=[.O67]/[.O$410]" office:value-type="float" office:value="1.90967851408622" calcext:value-type="float">
            <text:p>1.91</text:p>
          </table:table-cell>
          <table:table-cell table:formula="of:=[.D67]+[.H67]+[.L67]+[.P67]" office:value-type="float" office:value="13.9766983946578" calcext:value-type="float">
            <text:p>13.98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8:.G68])&gt;0;[.B68];0)" office:value-type="float" office:value="106777" calcext:value-type="float">
            <text:p>106777</text:p>
          </table:table-cell>
          <table:table-cell table:style-name="ce3" table:formula="of:=[.C68]/[.C$410]" office:value-type="float" office:value="4.30585993487047" calcext:value-type="float">
            <text:p>4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0057410855811" calcext:value-type="float">
            <text:p>6.30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2.02950116498653" calcext:value-type="float">
            <text:p>2.03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8]+[.N68]" office:value-type="float" office:value="1001" calcext:value-type="float">
            <text:p>1001</text:p>
          </table:table-cell>
          <table:table-cell table:style-name="ce3" table:formula="of:=[.O68]/[.O$410]" office:value-type="float" office:value="1.32749180041688" calcext:value-type="float">
            <text:p>1.33</text:p>
          </table:table-cell>
          <table:table-cell table:formula="of:=[.D68]+[.H68]+[.L68]+[.P68]" office:value-type="float" office:value="13.963427008832" calcext:value-type="float">
            <text:p>13.96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9:.G69])&gt;0;[.B69];0)" office:value-type="float" office:value="104182" calcext:value-type="float">
            <text:p>104182</text:p>
          </table:table-cell>
          <table:table-cell table:style-name="ce3" table:formula="of:=[.C69]/[.C$410]" office:value-type="float" office:value="4.20121467857943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0057410855811" calcext:value-type="float">
            <text:p>6.30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2.02950116498653" calcext:value-type="float">
            <text:p>2.03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9]+[.N69]" office:value-type="float" office:value="1017" calcext:value-type="float">
            <text:p>1017</text:p>
          </table:table-cell>
          <table:table-cell table:style-name="ce3" table:formula="of:=[.O69]/[.O$410]" office:value-type="float" office:value="1.34871045057339" calcext:value-type="float">
            <text:p>1.35</text:p>
          </table:table-cell>
          <table:table-cell table:formula="of:=[.D69]+[.H69]+[.L69]+[.P69]" office:value-type="float" office:value="13.8800004026975" calcext:value-type="float">
            <text:p>13.88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0:.G70])&gt;0;[.B70];0)" office:value-type="float" office:value="102947" calcext:value-type="float">
            <text:p>102947</text:p>
          </table:table-cell>
          <table:table-cell table:style-name="ce3" table:formula="of:=[.C70]/[.C$410]" office:value-type="float" office:value="4.15141240824438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1.69448535620261" calcext:value-type="float">
            <text:p>1.69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0" calcext:value-type="float">
            <text:p>0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0.201485180573787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70]+[.N70]" office:value-type="float" office:value="5903" calcext:value-type="float">
            <text:p>5903</text:p>
          </table:table-cell>
          <table:table-cell table:style-name="ce3" table:formula="of:=[.O70]/[.O$410]" office:value-type="float" office:value="7.82835574211872" calcext:value-type="float">
            <text:p>7.83</text:p>
          </table:table-cell>
          <table:table-cell table:formula="of:=[.D70]+[.H70]+[.L70]+[.P70]" office:value-type="float" office:value="13.8757386871395" calcext:value-type="float">
            <text:p>13.88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7.10410231610048" calcext:value-type="float">
            <text:p>7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6060887523555" calcext:value-type="float">
            <text:p>4.61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30752820452085" calcext:value-type="float">
            <text:p>0.23</text:p>
          </table:table-cell>
          <table:table-cell table:formula="of:=[.D71]+[.H71]+[.L71]+[.P71]" office:value-type="float" office:value="13.7689598733208" calcext:value-type="float">
            <text:p>13.77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2:.G72])&gt;0;[.B72];0)" office:value-type="float" office:value="101367" calcext:value-type="float">
            <text:p>101367</text:p>
          </table:table-cell>
          <table:table-cell table:style-name="ce3" table:formula="of:=[.C72]/[.C$410]" office:value-type="float" office:value="4.0876977627955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1.69448535620261" calcext:value-type="float">
            <text:p>1.69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0" calcext:value-type="float">
            <text:p>0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0.201485180573787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72]+[.N72]" office:value-type="float" office:value="5857" calcext:value-type="float">
            <text:p>5857</text:p>
          </table:table-cell>
          <table:table-cell table:style-name="ce3" table:formula="of:=[.O72]/[.O$410]" office:value-type="float" office:value="7.76735212291874" calcext:value-type="float">
            <text:p>7.77</text:p>
          </table:table-cell>
          <table:table-cell table:formula="of:=[.D72]+[.H72]+[.L72]+[.P72]" office:value-type="float" office:value="13.7510204224906" calcext:value-type="float">
            <text:p>13.75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3:.G73])&gt;0;[.B73];0)" office:value-type="float" office:value="98586" calcext:value-type="float">
            <text:p>98586</text:p>
          </table:table-cell>
          <table:table-cell table:style-name="ce3" table:formula="of:=[.C73]/[.C$410]" office:value-type="float" office:value="3.97555192166047" calcext:value-type="float">
            <text:p>3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0057410855811" calcext:value-type="float">
            <text:p>6.30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2.02950116498653" calcext:value-type="float">
            <text:p>2.03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3]+[.N73]" office:value-type="float" office:value="1068" calcext:value-type="float">
            <text:p>1068</text:p>
          </table:table-cell>
          <table:table-cell table:style-name="ce3" table:formula="of:=[.O73]/[.O$410]" office:value-type="float" office:value="1.41634489794728" calcext:value-type="float">
            <text:p>1.42</text:p>
          </table:table-cell>
          <table:table-cell table:formula="of:=[.D73]+[.H73]+[.L73]+[.P73]" office:value-type="float" office:value="13.7219720931524" calcext:value-type="float">
            <text:p>13.72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4:.G74])&gt;0;[.B74];0)" office:value-type="float" office:value="99540" calcext:value-type="float">
            <text:p>99540</text:p>
          </table:table-cell>
          <table:table-cell table:style-name="ce3" table:formula="of:=[.C74]/[.C$410]" office:value-type="float" office:value="4.01402266327961" calcext:value-type="float">
            <text:p>4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0057410855811" calcext:value-type="float">
            <text:p>6.30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2.02950116498653" calcext:value-type="float">
            <text:p>2.03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4]+[.N74]" office:value-type="float" office:value="1038" calcext:value-type="float">
            <text:p>1038</text:p>
          </table:table-cell>
          <table:table-cell table:style-name="ce3" table:formula="of:=[.O74]/[.O$410]" office:value-type="float" office:value="1.37655992890382" calcext:value-type="float">
            <text:p>1.38</text:p>
          </table:table-cell>
          <table:table-cell table:formula="of:=[.D74]+[.H74]+[.L74]+[.P74]" office:value-type="float" office:value="13.7206578657281" calcext:value-type="float">
            <text:p>13.7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5:.G75])&gt;0;[.B75];0)" office:value-type="float" office:value="176301" calcext:value-type="float">
            <text:p>176301</text:p>
          </table:table-cell>
          <table:table-cell table:style-name="ce3" table:formula="of:=[.C75]/[.C$410]" office:value-type="float" office:value="7.10946563752118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5]*[.S$15]+[.F75]*[.S$19]+[.G75]*[.S$21]" office:value-type="float" office:value="4.6060887523555" calcext:value-type="float">
            <text:p>4.61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0" calcext:value-type="float">
            <text:p>0</text:p>
          </table:table-cell>
          <table:table-cell table:style-name="ce3" table:formula="of:=[.I75]*[.I$411]+[.J75]*[.J$411]+[.K75]*[.K$411]" office:value-type="float" office:value="1.82801598441274" calcext:value-type="float">
            <text:p>1.83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5]+[.N75]" office:value-type="float" office:value="106" calcext:value-type="float">
            <text:p>106</text:p>
          </table:table-cell>
          <table:table-cell table:style-name="ce3" table:formula="of:=[.O75]/[.O$410]" office:value-type="float" office:value="0.140573557286902" calcext:value-type="float">
            <text:p>0.14</text:p>
          </table:table-cell>
          <table:table-cell table:formula="of:=[.D75]+[.H75]+[.L75]+[.P75]" office:value-type="float" office:value="13.6841439315763" calcext:value-type="float">
            <text:p>13.68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6:.G76])&gt;0;[.B76];0)" office:value-type="float" office:value="95703" calcext:value-type="float">
            <text:p>95703</text:p>
          </table:table-cell>
          <table:table-cell table:style-name="ce3" table:formula="of:=[.C76]/[.C$410]" office:value-type="float" office:value="3.85929285657874" calcext:value-type="float">
            <text:p>3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30057410855811" calcext:value-type="float">
            <text:p>6.30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2.02950116498653" calcext:value-type="float">
            <text:p>2.03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6]+[.N76]" office:value-type="float" office:value="1121" calcext:value-type="float">
            <text:p>1121</text:p>
          </table:table-cell>
          <table:table-cell table:style-name="ce3" table:formula="of:=[.O76]/[.O$410]" office:value-type="float" office:value="1.48663167659073" calcext:value-type="float">
            <text:p>1.49</text:p>
          </table:table-cell>
          <table:table-cell table:formula="of:=[.D76]+[.H76]+[.L76]+[.P76]" office:value-type="float" office:value="13.6759998067141" calcext:value-type="float">
            <text:p>13.68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7:.G77])&gt;0;[.B77];0)" office:value-type="float" office:value="97285" calcext:value-type="float">
            <text:p>97285</text:p>
          </table:table-cell>
          <table:table-cell table:style-name="ce3" table:formula="of:=[.C77]/[.C$410]" office:value-type="float" office:value="3.92308815347756" calcext:value-type="float">
            <text:p>3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0057410855811" calcext:value-type="float">
            <text:p>6.30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2.02950116498653" calcext:value-type="float">
            <text:p>2.03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7]+[.N77]" office:value-type="float" office:value="1058" calcext:value-type="float">
            <text:p>1058</text:p>
          </table:table-cell>
          <table:table-cell table:style-name="ce3" table:formula="of:=[.O77]/[.O$410]" office:value-type="float" office:value="1.40308324159946" calcext:value-type="float">
            <text:p>1.40</text:p>
          </table:table-cell>
          <table:table-cell table:formula="of:=[.D77]+[.H77]+[.L77]+[.P77]" office:value-type="float" office:value="13.6562466686217" calcext:value-type="float">
            <text:p>13.66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8:.G78])&gt;0;[.B78];0)" office:value-type="float" office:value="93927" calcext:value-type="float">
            <text:p>93927</text:p>
          </table:table-cell>
          <table:table-cell table:style-name="ce3" table:formula="of:=[.C78]/[.C$410]" office:value-type="float" office:value="3.7876743690362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0057410855811" calcext:value-type="float">
            <text:p>6.30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2.02950116498653" calcext:value-type="float">
            <text:p>2.03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8]+[.N78]" office:value-type="float" office:value="1139" calcext:value-type="float">
            <text:p>1139</text:p>
          </table:table-cell>
          <table:table-cell table:style-name="ce3" table:formula="of:=[.O78]/[.O$410]" office:value-type="float" office:value="1.51050265801681" calcext:value-type="float">
            <text:p>1.51</text:p>
          </table:table-cell>
          <table:table-cell table:formula="of:=[.D78]+[.H78]+[.L78]+[.P78]" office:value-type="float" office:value="13.6282523005977" calcext:value-type="float">
            <text:p>13.63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9:.G79])&gt;0;[.B79];0)" office:value-type="float" office:value="62836" calcext:value-type="float">
            <text:p>62836</text:p>
          </table:table-cell>
          <table:table-cell table:style-name="ce3" table:formula="of:=[.C79]/[.C$410]" office:value-type="float" office:value="2.53390725406708" calcext:value-type="float">
            <text:p>2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0057410855811" calcext:value-type="float">
            <text:p>6.30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2.02950116498653" calcext:value-type="float">
            <text:p>2.03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9]+[.N79]" office:value-type="float" office:value="2019" calcext:value-type="float">
            <text:p>2019</text:p>
          </table:table-cell>
          <table:table-cell table:style-name="ce3" table:formula="of:=[.O79]/[.O$410]" office:value-type="float" office:value="2.67752841662505" calcext:value-type="float">
            <text:p>2.68</text:p>
          </table:table-cell>
          <table:table-cell table:formula="of:=[.D79]+[.H79]+[.L79]+[.P79]" office:value-type="float" office:value="13.5415109442368" calcext:value-type="float">
            <text:p>13.54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6708910695299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0057410855811" calcext:value-type="float">
            <text:p>6.30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2.02950116498653" calcext:value-type="float">
            <text:p>2.03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3437363944289" calcext:value-type="float">
            <text:p>1.53</text:p>
          </table:table-cell>
          <table:table-cell table:formula="of:=[.D80]+[.H80]+[.L80]+[.P80]" office:value-type="float" office:value="13.5353399825174" calcext:value-type="float">
            <text:p>13.54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1:.G81])&gt;0;[.B81];0)" office:value-type="float" office:value="59928" calcext:value-type="float">
            <text:p>59928</text:p>
          </table:table-cell>
          <table:table-cell table:style-name="ce3" table:formula="of:=[.C81]/[.C$410]" office:value-type="float" office:value="2.41664004586116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1.69448535620261" calcext:value-type="float">
            <text:p>1.69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0" calcext:value-type="float">
            <text:p>0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0.201485180573787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81]+[.N81]" office:value-type="float" office:value="6889" calcext:value-type="float">
            <text:p>6889</text:p>
          </table:table-cell>
          <table:table-cell table:style-name="ce3" table:formula="of:=[.O81]/[.O$410]" office:value-type="float" office:value="9.13595505801387" calcext:value-type="float">
            <text:p>9.14</text:p>
          </table:table-cell>
          <table:table-cell table:formula="of:=[.D81]+[.H81]+[.L81]+[.P81]" office:value-type="float" office:value="13.4485656406514" calcext:value-type="float">
            <text:p>13.45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2:.G82])&gt;0;[.B82];0)" office:value-type="float" office:value="61742" calcext:value-type="float">
            <text:p>61742</text:p>
          </table:table-cell>
          <table:table-cell table:style-name="ce3" table:formula="of:=[.C82]/[.C$410]" office:value-type="float" office:value="2.48979091095248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30057410855811" calcext:value-type="float">
            <text:p>6.3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2.02950116498653" calcext:value-type="float">
            <text:p>2.03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2]+[.N82]" office:value-type="float" office:value="1932" calcext:value-type="float">
            <text:p>1932</text:p>
          </table:table-cell>
          <table:table-cell table:style-name="ce3" table:formula="of:=[.O82]/[.O$410]" office:value-type="float" office:value="2.56215200639901" calcext:value-type="float">
            <text:p>2.56</text:p>
          </table:table-cell>
          <table:table-cell table:formula="of:=[.D82]+[.H82]+[.L82]+[.P82]" office:value-type="float" office:value="13.3820181908961" calcext:value-type="float">
            <text:p>13.38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3:.G83])&gt;0;[.B83];0)" office:value-type="float" office:value="119851" calcext:value-type="float">
            <text:p>119851</text:p>
          </table:table-cell>
          <table:table-cell table:style-name="ce3" table:formula="of:=[.C83]/[.C$410]" office:value-type="float" office:value="4.83307846309749" calcext:value-type="float">
            <text:p>4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0057410855811" calcext:value-type="float">
            <text:p>6.30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2.02950116498653" calcext:value-type="float">
            <text:p>2.03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3]+[.N83]" office:value-type="float" office:value="103" calcext:value-type="float">
            <text:p>103</text:p>
          </table:table-cell>
          <table:table-cell table:style-name="ce3" table:formula="of:=[.O83]/[.O$410]" office:value-type="float" office:value="0.136595060382556" calcext:value-type="float">
            <text:p>0.14</text:p>
          </table:table-cell>
          <table:table-cell table:formula="of:=[.D83]+[.H83]+[.L83]+[.P83]" office:value-type="float" office:value="13.2997487970247" calcext:value-type="float">
            <text:p>13.30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4:.G84])&gt;0;[.B84];0)" office:value-type="float" office:value="90152" calcext:value-type="float">
            <text:p>90152</text:p>
          </table:table-cell>
          <table:table-cell table:style-name="ce3" table:formula="of:=[.C84]/[.C$410]" office:value-type="float" office:value="3.6354447572833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1.69448535620261" calcext:value-type="float">
            <text:p>1.69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0" calcext:value-type="float">
            <text:p>0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0.201485180573787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84]+[.N84]" office:value-type="float" office:value="5829" calcext:value-type="float">
            <text:p>5829</text:p>
          </table:table-cell>
          <table:table-cell table:style-name="ce3" table:formula="of:=[.O84]/[.O$410]" office:value-type="float" office:value="7.73021948514485" calcext:value-type="float">
            <text:p>7.73</text:p>
          </table:table-cell>
          <table:table-cell table:formula="of:=[.D84]+[.H84]+[.L84]+[.P84]" office:value-type="float" office:value="13.2616347792046" calcext:value-type="float">
            <text:p>13.26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5:.G85])&gt;0;[.B85];0)" office:value-type="float" office:value="65356" calcext:value-type="float">
            <text:p>65356</text:p>
          </table:table-cell>
          <table:table-cell table:style-name="ce3" table:formula="of:=[.C85]/[.C$410]" office:value-type="float" office:value="2.63552808098555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0057410855811" calcext:value-type="float">
            <text:p>6.30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2.02950116498653" calcext:value-type="float">
            <text:p>2.03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5]+[.N85]" office:value-type="float" office:value="1717" calcext:value-type="float">
            <text:p>1717</text:p>
          </table:table-cell>
          <table:table-cell table:style-name="ce3" table:formula="of:=[.O85]/[.O$410]" office:value-type="float" office:value="2.27702639492086" calcext:value-type="float">
            <text:p>2.28</text:p>
          </table:table-cell>
          <table:table-cell table:formula="of:=[.D85]+[.H85]+[.L85]+[.P85]" office:value-type="float" office:value="13.2426297494511" calcext:value-type="float">
            <text:p>13.24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6:.G86])&gt;0;[.B86];0)" office:value-type="float" office:value="83072" calcext:value-type="float">
            <text:p>83072</text:p>
          </table:table-cell>
          <table:table-cell table:style-name="ce3" table:formula="of:=[.C86]/[.C$410]" office:value-type="float" office:value="3.34993862451239" calcext:value-type="float">
            <text:p>3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0057410855811" calcext:value-type="float">
            <text:p>6.30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2.02950116498653" calcext:value-type="float">
            <text:p>2.03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6]+[.N86]" office:value-type="float" office:value="1176" calcext:value-type="float">
            <text:p>1176</text:p>
          </table:table-cell>
          <table:table-cell table:style-name="ce3" table:formula="of:=[.O86]/[.O$410]" office:value-type="float" office:value="1.55957078650375" calcext:value-type="float">
            <text:p>1.56</text:p>
          </table:table-cell>
          <table:table-cell table:formula="of:=[.D86]+[.H86]+[.L86]+[.P86]" office:value-type="float" office:value="13.2395846845608" calcext:value-type="float">
            <text:p>13.24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7:.G87])&gt;0;[.B87];0)" office:value-type="float" office:value="223534" calcext:value-type="float">
            <text:p>223534</text:p>
          </table:table-cell>
          <table:table-cell table:style-name="ce3" table:formula="of:=[.C87]/[.C$410]" office:value-type="float" office:value="9.01417060491806" calcext:value-type="float">
            <text:p>9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69448535620261" calcext:value-type="float">
            <text:p>1.69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201485180573787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7]+[.N87]" office:value-type="float" office:value="1736" calcext:value-type="float">
            <text:p>1736</text:p>
          </table:table-cell>
          <table:table-cell table:style-name="ce3" table:formula="of:=[.O87]/[.O$410]" office:value-type="float" office:value="2.30222354198172" calcext:value-type="float">
            <text:p>2.30</text:p>
          </table:table-cell>
          <table:table-cell table:formula="of:=[.D87]+[.H87]+[.L87]+[.P87]" office:value-type="float" office:value="13.2123646836762" calcext:value-type="float">
            <text:p>13.21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8:.G88])&gt;0;[.B88];0)" office:value-type="float" office:value="69216" calcext:value-type="float">
            <text:p>69216</text:p>
          </table:table-cell>
          <table:table-cell table:style-name="ce3" table:formula="of:=[.C88]/[.C$410]" office:value-type="float" office:value="2.7911853793606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0057410855811" calcext:value-type="float">
            <text:p>6.30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2.02950116498653" calcext:value-type="float">
            <text:p>2.03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8]+[.N88]" office:value-type="float" office:value="1572" calcext:value-type="float">
            <text:p>1572</text:p>
          </table:table-cell>
          <table:table-cell table:style-name="ce3" table:formula="of:=[.O88]/[.O$410]" office:value-type="float" office:value="2.08473237787746" calcext:value-type="float">
            <text:p>2.08</text:p>
          </table:table-cell>
          <table:table-cell table:formula="of:=[.D88]+[.H88]+[.L88]+[.P88]" office:value-type="float" office:value="13.2059930307828" calcext:value-type="float">
            <text:p>13.21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9:.G89])&gt;0;[.B89];0)" office:value-type="float" office:value="67725" calcext:value-type="float">
            <text:p>67725</text:p>
          </table:table-cell>
          <table:table-cell table:style-name="ce3" table:formula="of:=[.C89]/[.C$410]" office:value-type="float" office:value="2.73105972343391" calcext:value-type="float">
            <text:p>2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0057410855811" calcext:value-type="float">
            <text:p>6.30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2.02950116498653" calcext:value-type="float">
            <text:p>2.03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9]+[.N89]" office:value-type="float" office:value="1591" calcext:value-type="float">
            <text:p>1591</text:p>
          </table:table-cell>
          <table:table-cell table:style-name="ce3" table:formula="of:=[.O89]/[.O$410]" office:value-type="float" office:value="2.10992952493832" calcext:value-type="float">
            <text:p>2.11</text:p>
          </table:table-cell>
          <table:table-cell table:formula="of:=[.D89]+[.H89]+[.L89]+[.P89]" office:value-type="float" office:value="13.1710645219169" calcext:value-type="float">
            <text:p>13.17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90:.G90])&gt;0;[.B90];0)" office:value-type="float" office:value="65829" calcext:value-type="float">
            <text:p>65829</text:p>
          </table:table-cell>
          <table:table-cell table:style-name="ce3" table:formula="of:=[.C90]/[.C$410]" office:value-type="float" office:value="2.65460214889525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0057410855811" calcext:value-type="float">
            <text:p>6.30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2.02950116498653" calcext:value-type="float">
            <text:p>2.03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90]+[.N90]" office:value-type="float" office:value="1613" calcext:value-type="float">
            <text:p>1613</text:p>
          </table:table-cell>
          <table:table-cell table:style-name="ce3" table:formula="of:=[.O90]/[.O$410]" office:value-type="float" office:value="2.13910516890352" calcext:value-type="float">
            <text:p>2.14</text:p>
          </table:table-cell>
          <table:table-cell table:formula="of:=[.D90]+[.H90]+[.L90]+[.P90]" office:value-type="float" office:value="13.1237825913434" calcext:value-type="float">
            <text:p>13.12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1:.G91])&gt;0;[.B91];0)" office:value-type="float" office:value="60480" calcext:value-type="float">
            <text:p>60480</text:p>
          </table:table-cell>
          <table:table-cell table:style-name="ce3" table:formula="of:=[.C91]/[.C$410]" office:value-type="float" office:value="2.43889984604331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0057410855811" calcext:value-type="float">
            <text:p>6.30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2.02950116498653" calcext:value-type="float">
            <text:p>2.03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1]+[.N91]" office:value-type="float" office:value="1759" calcext:value-type="float">
            <text:p>1759</text:p>
          </table:table-cell>
          <table:table-cell table:style-name="ce3" table:formula="of:=[.O91]/[.O$410]" office:value-type="float" office:value="2.33272535158171" calcext:value-type="float">
            <text:p>2.33</text:p>
          </table:table-cell>
          <table:table-cell table:formula="of:=[.D91]+[.H91]+[.L91]+[.P91]" office:value-type="float" office:value="13.1017004711697" calcext:value-type="float">
            <text:p>13.10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92:.G92])&gt;0;[.B92];0)" office:value-type="float" office:value="76073" calcext:value-type="float">
            <text:p>76073</text:p>
          </table:table-cell>
          <table:table-cell table:style-name="ce3" table:formula="of:=[.C92]/[.C$410]" office:value-type="float" office:value="3.06769887546383" calcext:value-type="float">
            <text:p>3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0057410855811" calcext:value-type="float">
            <text:p>6.30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2.02950116498653" calcext:value-type="float">
            <text:p>2.03</text:p>
          </table:table-cell>
          <table:table-cell table:style-name="ce4" table:formula="of:=174+1089" office:value-type="float" office:value="1263" calcext:value-type="float">
            <text:p>1263</text:p>
          </table:table-cell>
          <table:table-cell/>
          <table:table-cell table:formula="of:=[.M92]+[.N92]" office:value-type="float" office:value="1263" calcext:value-type="float">
            <text:p>1263</text:p>
          </table:table-cell>
          <table:table-cell table:style-name="ce3" table:formula="of:=[.O92]/[.O$410]" office:value-type="float" office:value="1.67494719672979" calcext:value-type="float">
            <text:p>1.67</text:p>
          </table:table-cell>
          <table:table-cell table:formula="of:=[.D92]+[.H92]+[.L92]+[.P92]" office:value-type="float" office:value="13.0727213457383" calcext:value-type="float">
            <text:p>13.07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3:.G93])&gt;0;[.B93];0)" office:value-type="float" office:value="112238" calcext:value-type="float">
            <text:p>112238</text:p>
          </table:table-cell>
          <table:table-cell table:style-name="ce3" table:formula="of:=[.C93]/[.C$410]" office:value-type="float" office:value="4.5260787189187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0057410855811" calcext:value-type="float">
            <text:p>6.30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2.02950116498653" calcext:value-type="float">
            <text:p>2.03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3]+[.N93]" office:value-type="float" office:value="128" calcext:value-type="float">
            <text:p>128</text:p>
          </table:table-cell>
          <table:table-cell table:style-name="ce3" table:formula="of:=[.O93]/[.O$410]" office:value-type="float" office:value="0.169749201252108" calcext:value-type="float">
            <text:p>0.17</text:p>
          </table:table-cell>
          <table:table-cell table:formula="of:=[.D93]+[.H93]+[.L93]+[.P93]" office:value-type="float" office:value="13.0259031937155" calcext:value-type="float">
            <text:p>13.03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42630753084426" calcext:value-type="float">
            <text:p>6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6060887523555" calcext:value-type="float">
            <text:p>4.61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82801598441274" calcext:value-type="float">
            <text:p>1.83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6487544904287" calcext:value-type="float">
            <text:p>0.16</text:p>
          </table:table-cell>
          <table:table-cell table:formula="of:=[.D94]+[.H94]+[.L94]+[.P94]" office:value-type="float" office:value="13.0168998125168" calcext:value-type="float">
            <text:p>13.02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5:.G95])&gt;0;[.B95];0)" office:value-type="float" office:value="73977" calcext:value-type="float">
            <text:p>73977</text:p>
          </table:table-cell>
          <table:table-cell table:style-name="ce3" table:formula="of:=[.C95]/[.C$410]" office:value-type="float" office:value="2.98317615593164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0057410855811" calcext:value-type="float">
            <text:p>6.30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2.02950116498653" calcext:value-type="float">
            <text:p>2.03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5]+[.N95]" office:value-type="float" office:value="1282" calcext:value-type="float">
            <text:p>1282</text:p>
          </table:table-cell>
          <table:table-cell table:style-name="ce3" table:formula="of:=[.O95]/[.O$410]" office:value-type="float" office:value="1.70014434379065" calcext:value-type="float">
            <text:p>1.70</text:p>
          </table:table-cell>
          <table:table-cell table:formula="of:=[.D95]+[.H95]+[.L95]+[.P95]" office:value-type="float" office:value="13.0133957732669" calcext:value-type="float">
            <text:p>13.01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6:.G96])&gt;0;[.B96];0)" office:value-type="float" office:value="71227" calcext:value-type="float">
            <text:p>71227</text:p>
          </table:table-cell>
          <table:table-cell table:style-name="ce3" table:formula="of:=[.C96]/[.C$410]" office:value-type="float" office:value="2.87228041227061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0057410855811" calcext:value-type="float">
            <text:p>6.30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2.02950116498653" calcext:value-type="float">
            <text:p>2.03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6]+[.N96]" office:value-type="float" office:value="1302" calcext:value-type="float">
            <text:p>1302</text:p>
          </table:table-cell>
          <table:table-cell table:style-name="ce3" table:formula="of:=[.O96]/[.O$410]" office:value-type="float" office:value="1.72666765648629" calcext:value-type="float">
            <text:p>1.73</text:p>
          </table:table-cell>
          <table:table-cell table:formula="of:=[.D96]+[.H96]+[.L96]+[.P96]" office:value-type="float" office:value="12.9290233423015" calcext:value-type="float">
            <text:p>12.93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7:.G97])&gt;0;[.B97];0)" office:value-type="float" office:value="70440" calcext:value-type="float">
            <text:p>70440</text:p>
          </table:table-cell>
          <table:table-cell table:style-name="ce3" table:formula="of:=[.C97]/[.C$410]" office:value-type="float" office:value="2.84054406672107" calcext:value-type="float">
            <text:p>2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0057410855811" calcext:value-type="float">
            <text:p>6.3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2.02950116498653" calcext:value-type="float">
            <text:p>2.03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7]+[.N97]" office:value-type="float" office:value="1322" calcext:value-type="float">
            <text:p>1322</text:p>
          </table:table-cell>
          <table:table-cell table:style-name="ce3" table:formula="of:=[.O97]/[.O$410]" office:value-type="float" office:value="1.75319096918193" calcext:value-type="float">
            <text:p>1.75</text:p>
          </table:table-cell>
          <table:table-cell table:formula="of:=[.D97]+[.H97]+[.L97]+[.P97]" office:value-type="float" office:value="12.9238103094476" calcext:value-type="float">
            <text:p>12.92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8:.G98])&gt;0;[.B98];0)" office:value-type="float" office:value="69225" calcext:value-type="float">
            <text:p>69225</text:p>
          </table:table-cell>
          <table:table-cell table:style-name="ce3" table:formula="of:=[.C98]/[.C$410]" office:value-type="float" office:value="2.7915483108853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0057410855811" calcext:value-type="float">
            <text:p>6.30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2.02950116498653" calcext:value-type="float">
            <text:p>2.03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8]+[.N98]" office:value-type="float" office:value="1342" calcext:value-type="float">
            <text:p>1342</text:p>
          </table:table-cell>
          <table:table-cell table:style-name="ce3" table:formula="of:=[.O98]/[.O$410]" office:value-type="float" office:value="1.77971428187757" calcext:value-type="float">
            <text:p>1.78</text:p>
          </table:table-cell>
          <table:table-cell table:formula="of:=[.D98]+[.H98]+[.L98]+[.P98]" office:value-type="float" office:value="12.9013378663076" calcext:value-type="float">
            <text:p>12.90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9:.G99])&gt;0;[.B99];0)" office:value-type="float" office:value="110958" calcext:value-type="float">
            <text:p>110958</text:p>
          </table:table-cell>
          <table:table-cell table:style-name="ce3" table:formula="of:=[.C99]/[.C$410]" office:value-type="float" office:value="4.4744617909602" calcext:value-type="float">
            <text:p>4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0057410855811" calcext:value-type="float">
            <text:p>6.30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2.02950116498653" calcext:value-type="float">
            <text:p>2.03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9]+[.N99]" office:value-type="float" office:value="38" calcext:value-type="float">
            <text:p>38</text:p>
          </table:table-cell>
          <table:table-cell table:style-name="ce3" table:formula="of:=[.O99]/[.O$410]" office:value-type="float" office:value="0.0503942941217197" calcext:value-type="float">
            <text:p>0.05</text:p>
          </table:table-cell>
          <table:table-cell table:formula="of:=[.D99]+[.H99]+[.L99]+[.P99]" office:value-type="float" office:value="12.8549313586266" calcext:value-type="float">
            <text:p>12.85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100:.G100])&gt;0;[.B100];0)" office:value-type="float" office:value="67346" calcext:value-type="float">
            <text:p>67346</text:p>
          </table:table-cell>
          <table:table-cell table:style-name="ce3" table:formula="of:=[.C100]/[.C$410]" office:value-type="float" office:value="2.71577627367117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0057410855811" calcext:value-type="float">
            <text:p>6.3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2.02950116498653" calcext:value-type="float">
            <text:p>2.03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100]+[.N100]" office:value-type="float" office:value="1363" calcext:value-type="float">
            <text:p>1363</text:p>
          </table:table-cell>
          <table:table-cell table:style-name="ce3" table:formula="of:=[.O100]/[.O$410]" office:value-type="float" office:value="1.807563760208" calcext:value-type="float">
            <text:p>1.81</text:p>
          </table:table-cell>
          <table:table-cell table:formula="of:=[.D100]+[.H100]+[.L100]+[.P100]" office:value-type="float" office:value="12.8534153074238" calcext:value-type="float">
            <text:p>12.85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1:.G101])&gt;0;[.B101];0)" office:value-type="float" office:value="52551" calcext:value-type="float">
            <text:p>52551</text:p>
          </table:table-cell>
          <table:table-cell table:style-name="ce3" table:formula="of:=[.C101]/[.C$410]" office:value-type="float" office:value="2.11915717277483" calcext:value-type="float">
            <text:p>2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0057410855811" calcext:value-type="float">
            <text:p>6.3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2.02950116498653" calcext:value-type="float">
            <text:p>2.03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1]+[.N101]" office:value-type="float" office:value="1792" calcext:value-type="float">
            <text:p>1792</text:p>
          </table:table-cell>
          <table:table-cell table:style-name="ce3" table:formula="of:=[.O101]/[.O$410]" office:value-type="float" office:value="2.37648881752952" calcext:value-type="float">
            <text:p>2.38</text:p>
          </table:table-cell>
          <table:table-cell table:formula="of:=[.D101]+[.H101]+[.L101]+[.P101]" office:value-type="float" office:value="12.825721263849" calcext:value-type="float">
            <text:p>12.83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2:.G102])&gt;0;[.B102];0)" office:value-type="float" office:value="58937" calcext:value-type="float">
            <text:p>58937</text:p>
          </table:table-cell>
          <table:table-cell table:style-name="ce3" table:formula="of:=[.C102]/[.C$410]" office:value-type="float" office:value="2.37667725241823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0057410855811" calcext:value-type="float">
            <text:p>6.3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2.02950116498653" calcext:value-type="float">
            <text:p>2.03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2]+[.N102]" office:value-type="float" office:value="1573" calcext:value-type="float">
            <text:p>1573</text:p>
          </table:table-cell>
          <table:table-cell table:style-name="ce3" table:formula="of:=[.O102]/[.O$410]" office:value-type="float" office:value="2.08605854351224" calcext:value-type="float">
            <text:p>2.09</text:p>
          </table:table-cell>
          <table:table-cell table:formula="of:=[.D102]+[.H102]+[.L102]+[.P102]" office:value-type="float" office:value="12.7928110694751" calcext:value-type="float">
            <text:p>12.79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3:.G103])&gt;0;[.B103];0)" office:value-type="float" office:value="64566" calcext:value-type="float">
            <text:p>64566</text:p>
          </table:table-cell>
          <table:table-cell table:style-name="ce3" table:formula="of:=[.C103]/[.C$410]" office:value-type="float" office:value="2.60367075826111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0057410855811" calcext:value-type="float">
            <text:p>6.30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2.02950116498653" calcext:value-type="float">
            <text:p>2.03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3]+[.N103]" office:value-type="float" office:value="1384" calcext:value-type="float">
            <text:p>1384</text:p>
          </table:table-cell>
          <table:table-cell table:style-name="ce3" table:formula="of:=[.O103]/[.O$410]" office:value-type="float" office:value="1.83541323853842" calcext:value-type="float">
            <text:p>1.84</text:p>
          </table:table-cell>
          <table:table-cell table:formula="of:=[.D103]+[.H103]+[.L103]+[.P103]" office:value-type="float" office:value="12.7691592703442" calcext:value-type="float">
            <text:p>12.77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4:.G104])&gt;0;[.B104];0)" office:value-type="float" office:value="63415" calcext:value-type="float">
            <text:p>63415</text:p>
          </table:table-cell>
          <table:table-cell table:style-name="ce3" table:formula="of:=[.C104]/[.C$410]" office:value-type="float" office:value="2.55725584882335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30057410855811" calcext:value-type="float">
            <text:p>6.30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2.02950116498653" calcext:value-type="float">
            <text:p>2.03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4]+[.N104]" office:value-type="float" office:value="1405" calcext:value-type="float">
            <text:p>1405</text:p>
          </table:table-cell>
          <table:table-cell table:style-name="ce3" table:formula="of:=[.O104]/[.O$410]" office:value-type="float" office:value="1.86326271686885" calcext:value-type="float">
            <text:p>1.86</text:p>
          </table:table-cell>
          <table:table-cell table:formula="of:=[.D104]+[.H104]+[.L104]+[.P104]" office:value-type="float" office:value="12.7505938392368" calcext:value-type="float">
            <text:p>12.75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5:.G105])&gt;0;[.B105];0)" office:value-type="float" office:value="134686" calcext:value-type="float">
            <text:p>134686</text:p>
          </table:table-cell>
          <table:table-cell table:style-name="ce3" table:formula="of:=[.C105]/[.C$410]" office:value-type="float" office:value="5.43131059299254" calcext:value-type="float">
            <text:p>5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6060887523555" calcext:value-type="float">
            <text:p>4.61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82801598441274" calcext:value-type="float">
            <text:p>1.83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5]+[.N105]" office:value-type="float" office:value="660" calcext:value-type="float">
            <text:p>660</text:p>
          </table:table-cell>
          <table:table-cell table:style-name="ce3" table:formula="of:=[.O105]/[.O$410]" office:value-type="float" office:value="0.875269318956184" calcext:value-type="float">
            <text:p>0.88</text:p>
          </table:table-cell>
          <table:table-cell table:formula="of:=[.D105]+[.H105]+[.L105]+[.P105]" office:value-type="float" office:value="12.740684648717" calcext:value-type="float">
            <text:p>12.74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6.0534558777934" calcext:value-type="float">
            <text:p>6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060887523555" calcext:value-type="float">
            <text:p>4.61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30752820452085" calcext:value-type="float">
            <text:p>0.23</text:p>
          </table:table-cell>
          <table:table-cell table:formula="of:=[.D106]+[.H106]+[.L106]+[.P106]" office:value-type="float" office:value="12.7183134350137" calcext:value-type="float">
            <text:p>12.7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7:.G107])&gt;0;[.B107];0)" office:value-type="float" office:value="73893" calcext:value-type="float">
            <text:p>73893</text:p>
          </table:table-cell>
          <table:table-cell table:style-name="ce3" table:formula="of:=[.C107]/[.C$410]" office:value-type="float" office:value="2.9797887950343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69448535620261" calcext:value-type="float">
            <text:p>1.69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201485180573787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07]+[.N107]" office:value-type="float" office:value="5911" calcext:value-type="float">
            <text:p>5911</text:p>
          </table:table-cell>
          <table:table-cell table:style-name="ce3" table:formula="of:=[.O107]/[.O$410]" office:value-type="float" office:value="7.83896506719698" calcext:value-type="float">
            <text:p>7.84</text:p>
          </table:table-cell>
          <table:table-cell table:formula="of:=[.D107]+[.H107]+[.L107]+[.P107]" office:value-type="float" office:value="12.7147243990077" calcext:value-type="float">
            <text:p>12.71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8:.G108])&gt;0;[.B108];0)" office:value-type="float" office:value="97987" calcext:value-type="float">
            <text:p>97987</text:p>
          </table:table-cell>
          <table:table-cell table:style-name="ce3" table:formula="of:=[.C108]/[.C$410]" office:value-type="float" office:value="3.95139681240485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30057410855811" calcext:value-type="float">
            <text:p>6.30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2.02950116498653" calcext:value-type="float">
            <text:p>2.03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8]+[.N108]" office:value-type="float" office:value="308" calcext:value-type="float">
            <text:p>308</text:p>
          </table:table-cell>
          <table:table-cell table:style-name="ce3" table:formula="of:=[.O108]/[.O$410]" office:value-type="float" office:value="0.408459015512886" calcext:value-type="float">
            <text:p>0.41</text:p>
          </table:table-cell>
          <table:table-cell table:formula="of:=[.D108]+[.H108]+[.L108]+[.P108]" office:value-type="float" office:value="12.6899311014624" calcext:value-type="float">
            <text:p>12.69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9:.G109])&gt;0;[.B109];0)" office:value-type="float" office:value="73420" calcext:value-type="float">
            <text:p>73420</text:p>
          </table:table-cell>
          <table:table-cell table:style-name="ce3" table:formula="of:=[.C109]/[.C$410]" office:value-type="float" office:value="2.9607147271246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69448535620261" calcext:value-type="float">
            <text:p>1.69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201485180573787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09]+[.N109]" office:value-type="float" office:value="5850" calcext:value-type="float">
            <text:p>5850</text:p>
          </table:table-cell>
          <table:table-cell table:style-name="ce3" table:formula="of:=[.O109]/[.O$410]" office:value-type="float" office:value="7.75806896347527" calcext:value-type="float">
            <text:p>7.76</text:p>
          </table:table-cell>
          <table:table-cell table:formula="of:=[.D109]+[.H109]+[.L109]+[.P109]" office:value-type="float" office:value="12.6147542273763" calcext:value-type="float">
            <text:p>12.61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8.31742272892705" calcext:value-type="float">
            <text:p>8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69448535620261" calcext:value-type="float">
            <text:p>1.69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201485180573787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3778149831643" calcext:value-type="float">
            <text:p>2.38</text:p>
          </table:table-cell>
          <table:table-cell table:formula="of:=[.D110]+[.H110]+[.L110]+[.P110]" office:value-type="float" office:value="12.5912082488677" calcext:value-type="float">
            <text:p>12.59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1:.G111])&gt;0;[.B111];0)" office:value-type="float" office:value="146420" calcext:value-type="float">
            <text:p>146420</text:p>
          </table:table-cell>
          <table:table-cell table:style-name="ce3" table:formula="of:=[.C111]/[.C$410]" office:value-type="float" office:value="5.90449264976291" calcext:value-type="float">
            <text:p>5.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6060887523555" calcext:value-type="float">
            <text:p>4.61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1]+[.N111]" office:value-type="float" office:value="174" calcext:value-type="float">
            <text:p>174</text:p>
          </table:table-cell>
          <table:table-cell table:style-name="ce3" table:formula="of:=[.O111]/[.O$410]" office:value-type="float" office:value="0.230752820452085" calcext:value-type="float">
            <text:p>0.23</text:p>
          </table:table-cell>
          <table:table-cell table:formula="of:=[.D111]+[.H111]+[.L111]+[.P111]" office:value-type="float" office:value="12.5693502069832" calcext:value-type="float">
            <text:p>12.57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12:.G112])&gt;0;[.B112];0)" office:value-type="float" office:value="104166" calcext:value-type="float">
            <text:p>104166</text:p>
          </table:table-cell>
          <table:table-cell table:style-name="ce3" table:formula="of:=[.C112]/[.C$410]" office:value-type="float" office:value="4.20056946697994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30057410855811" calcext:value-type="float">
            <text:p>6.30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2.02950116498653" calcext:value-type="float">
            <text:p>2.03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12]+[.N112]" office:value-type="float" office:value="10" calcext:value-type="float">
            <text:p>10</text:p>
          </table:table-cell>
          <table:table-cell table:style-name="ce3" table:formula="of:=[.O112]/[.O$410]" office:value-type="float" office:value="0.013261656347821" calcext:value-type="float">
            <text:p>0.01</text:p>
          </table:table-cell>
          <table:table-cell table:formula="of:=[.D112]+[.H112]+[.L112]+[.P112]" office:value-type="float" office:value="12.5439063968724" calcext:value-type="float">
            <text:p>12.54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22987558002229" calcext:value-type="float">
            <text:p>8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69448535620261" calcext:value-type="float">
            <text:p>1.69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201485180573787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39903363332081" calcext:value-type="float">
            <text:p>2.40</text:p>
          </table:table-cell>
          <table:table-cell table:formula="of:=[.D113]+[.H113]+[.L113]+[.P113]" office:value-type="float" office:value="12.5248797501195" calcext:value-type="float">
            <text:p>12.52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4:.G114])&gt;0;[.B114];0)" office:value-type="float" office:value="146830" calcext:value-type="float">
            <text:p>146830</text:p>
          </table:table-cell>
          <table:table-cell table:style-name="ce3" table:formula="of:=[.C114]/[.C$410]" office:value-type="float" office:value="5.92102619699964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060887523555" calcext:value-type="float">
            <text:p>4.61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82801598441274" calcext:value-type="float">
            <text:p>1.83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4]+[.N114]" office:value-type="float" office:value="110" calcext:value-type="float">
            <text:p>110</text:p>
          </table:table-cell>
          <table:table-cell table:style-name="ce3" table:formula="of:=[.O114]/[.O$410]" office:value-type="float" office:value="0.145878219826031" calcext:value-type="float">
            <text:p>0.15</text:p>
          </table:table-cell>
          <table:table-cell table:formula="of:=[.D114]+[.H114]+[.L114]+[.P114]" office:value-type="float" office:value="12.5010091535939" calcext:value-type="float">
            <text:p>12.50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8.14418341446604" calcext:value-type="float">
            <text:p>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69448535620261" calcext:value-type="float">
            <text:p>1.69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201485180573787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42157844911211" calcext:value-type="float">
            <text:p>2.42</text:p>
          </table:table-cell>
          <table:table-cell table:formula="of:=[.D115]+[.H115]+[.L115]+[.P115]" office:value-type="float" office:value="12.4617324003545" calcext:value-type="float">
            <text:p>12.46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6:.G116])&gt;0;[.B116];0)" office:value-type="float" office:value="145884" calcext:value-type="float">
            <text:p>145884</text:p>
          </table:table-cell>
          <table:table-cell table:style-name="ce3" table:formula="of:=[.C116]/[.C$410]" office:value-type="float" office:value="5.88287806118025" calcext:value-type="float">
            <text:p>5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6]*[.S$15]+[.F116]*[.S$19]+[.G116]*[.S$21]" office:value-type="float" office:value="4.6060887523555" calcext:value-type="float">
            <text:p>4.61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0" calcext:value-type="float">
            <text:p>0</text:p>
          </table:table-cell>
          <table:table-cell table:style-name="ce3" table:formula="of:=[.I116]*[.I$411]+[.J116]*[.J$411]+[.K116]*[.K$411]" office:value-type="float" office:value="1.82801598441274" calcext:value-type="float">
            <text:p>1.83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6]+[.N116]" office:value-type="float" office:value="66" calcext:value-type="float">
            <text:p>66</text:p>
          </table:table-cell>
          <table:table-cell table:style-name="ce3" table:formula="of:=[.O116]/[.O$410]" office:value-type="float" office:value="0.0875269318956184" calcext:value-type="float">
            <text:p>0.09</text:p>
          </table:table-cell>
          <table:table-cell table:formula="of:=[.D116]+[.H116]+[.L116]+[.P116]" office:value-type="float" office:value="12.4045097298441" calcext:value-type="float">
            <text:p>12.40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7:.G117])&gt;0;[.B117];0)" office:value-type="float" office:value="197888" calcext:value-type="float">
            <text:p>197888</text:p>
          </table:table-cell>
          <table:table-cell table:style-name="ce3" table:formula="of:=[.C117]/[.C$410]" office:value-type="float" office:value="7.97997706239778" calcext:value-type="float">
            <text:p>7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69448535620261" calcext:value-type="float">
            <text:p>1.69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201485180573787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7]+[.N117]" office:value-type="float" office:value="1842" calcext:value-type="float">
            <text:p>1842</text:p>
          </table:table-cell>
          <table:table-cell table:style-name="ce3" table:formula="of:=[.O117]/[.O$410]" office:value-type="float" office:value="2.44279709926862" calcext:value-type="float">
            <text:p>2.44</text:p>
          </table:table-cell>
          <table:table-cell table:formula="of:=[.D117]+[.H117]+[.L117]+[.P117]" office:value-type="float" office:value="12.3187446984428" calcext:value-type="float">
            <text:p>12.32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8:.G118])&gt;0;[.B118];0)" office:value-type="float" office:value="97027" calcext:value-type="float">
            <text:p>97027</text:p>
          </table:table-cell>
          <table:table-cell table:style-name="ce3" table:formula="of:=[.C118]/[.C$410]" office:value-type="float" office:value="3.91268411643591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30057410855811" calcext:value-type="float">
            <text:p>6.3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2.02950116498653" calcext:value-type="float">
            <text:p>2.03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8]+[.N118]" office:value-type="float" office:value="11" calcext:value-type="float">
            <text:p>11</text:p>
          </table:table-cell>
          <table:table-cell table:style-name="ce3" table:formula="of:=[.O118]/[.O$410]" office:value-type="float" office:value="0.0145878219826031" calcext:value-type="float">
            <text:p>0.01</text:p>
          </table:table-cell>
          <table:table-cell table:formula="of:=[.D118]+[.H118]+[.L118]+[.P118]" office:value-type="float" office:value="12.2573472119632" calcext:value-type="float">
            <text:p>12.26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74495873728633" calcext:value-type="float">
            <text:p>7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69448535620261" calcext:value-type="float">
            <text:p>1.69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201485180573787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46534191505992" calcext:value-type="float">
            <text:p>2.47</text:p>
          </table:table-cell>
          <table:table-cell table:formula="of:=[.D119]+[.H119]+[.L119]+[.P119]" office:value-type="float" office:value="12.1062711891226" calcext:value-type="float">
            <text:p>12.11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7205616736809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69448535620261" calcext:value-type="float">
            <text:p>1.69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201485180573787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48656056521643" calcext:value-type="float">
            <text:p>2.49</text:p>
          </table:table-cell>
          <table:table-cell table:formula="of:=[.D120]+[.H120]+[.L120]+[.P120]" office:value-type="float" office:value="12.1030927756737" calcext:value-type="float">
            <text:p>12.10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69624526152541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69448535620261" calcext:value-type="float">
            <text:p>1.69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201485180573787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50910538100773" calcext:value-type="float">
            <text:p>2.51</text:p>
          </table:table-cell>
          <table:table-cell table:formula="of:=[.D121]+[.H121]+[.L121]+[.P121]" office:value-type="float" office:value="12.1013211793095" calcext:value-type="float">
            <text:p>12.10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38788780395923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69448535620261" calcext:value-type="float">
            <text:p>1.69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201485180573787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22]+[.N122]" office:value-type="float" office:value="5863" calcext:value-type="float">
            <text:p>5863</text:p>
          </table:table-cell>
          <table:table-cell table:style-name="ce3" table:formula="of:=[.O122]/[.O$410]" office:value-type="float" office:value="7.77530911672744" calcext:value-type="float">
            <text:p>7.78</text:p>
          </table:table-cell>
          <table:table-cell table:formula="of:=[.D122]+[.H122]+[.L122]+[.P122]" office:value-type="float" office:value="12.0591674574631" calcext:value-type="float">
            <text:p>12.06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3:.G123])&gt;0;[.B123];0)" office:value-type="float" office:value="185994" calcext:value-type="float">
            <text:p>185994</text:p>
          </table:table-cell>
          <table:table-cell table:style-name="ce3" table:formula="of:=[.C123]/[.C$410]" office:value-type="float" office:value="7.50034288963258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69448535620261" calcext:value-type="float">
            <text:p>1.69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201485180573787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3]+[.N123]" office:value-type="float" office:value="1929" calcext:value-type="float">
            <text:p>1929</text:p>
          </table:table-cell>
          <table:table-cell table:style-name="ce3" table:formula="of:=[.O123]/[.O$410]" office:value-type="float" office:value="2.55817350949467" calcext:value-type="float">
            <text:p>2.56</text:p>
          </table:table-cell>
          <table:table-cell table:formula="of:=[.D123]+[.H123]+[.L123]+[.P123]" office:value-type="float" office:value="11.9544869359036" calcext:value-type="float">
            <text:p>11.95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4:.G124])&gt;0;[.B124];0)" office:value-type="float" office:value="184401" calcext:value-type="float">
            <text:p>184401</text:p>
          </table:table-cell>
          <table:table-cell table:style-name="ce3" table:formula="of:=[.C124]/[.C$410]" office:value-type="float" office:value="7.43610400975912" calcext:value-type="float">
            <text:p>7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69448535620261" calcext:value-type="float">
            <text:p>1.69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201485180573787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4]+[.N124]" office:value-type="float" office:value="1946" calcext:value-type="float">
            <text:p>1946</text:p>
          </table:table-cell>
          <table:table-cell table:style-name="ce3" table:formula="of:=[.O124]/[.O$410]" office:value-type="float" office:value="2.58071832528596" calcext:value-type="float">
            <text:p>2.58</text:p>
          </table:table-cell>
          <table:table-cell table:formula="of:=[.D124]+[.H124]+[.L124]+[.P124]" office:value-type="float" office:value="11.9127928718215" calcext:value-type="float">
            <text:p>11.91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5:.G125])&gt;0;[.B125];0)" office:value-type="float" office:value="86673" calcext:value-type="float">
            <text:p>86673</text:p>
          </table:table-cell>
          <table:table-cell table:style-name="ce3" table:formula="of:=[.C125]/[.C$410]" office:value-type="float" office:value="3.49515156012089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0057410855811" calcext:value-type="float">
            <text:p>6.30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2.02950116498653" calcext:value-type="float">
            <text:p>2.03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5]+[.N125]" office:value-type="float" office:value="65" calcext:value-type="float">
            <text:p>65</text:p>
          </table:table-cell>
          <table:table-cell table:style-name="ce3" table:formula="of:=[.O125]/[.O$410]" office:value-type="float" office:value="0.0862007662608363" calcext:value-type="float">
            <text:p>0.09</text:p>
          </table:table-cell>
          <table:table-cell table:formula="of:=[.D125]+[.H125]+[.L125]+[.P125]" office:value-type="float" office:value="11.9114275999264" calcext:value-type="float">
            <text:p>11.91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6:.G126])&gt;0;[.B126];0)" office:value-type="float" office:value="35665" calcext:value-type="float">
            <text:p>35665</text:p>
          </table:table-cell>
          <table:table-cell table:style-name="ce3" table:formula="of:=[.C126]/[.C$410]" office:value-type="float" office:value="1.43821698097114" calcext:value-type="float">
            <text:p>1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30057410855811" calcext:value-type="float">
            <text:p>6.3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2.02950116498653" calcext:value-type="float">
            <text:p>2.03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6]+[.N126]" office:value-type="float" office:value="1566" calcext:value-type="float">
            <text:p>1566</text:p>
          </table:table-cell>
          <table:table-cell table:style-name="ce3" table:formula="of:=[.O126]/[.O$410]" office:value-type="float" office:value="2.07677538406876" calcext:value-type="float">
            <text:p>2.08</text:p>
          </table:table-cell>
          <table:table-cell table:formula="of:=[.D126]+[.H126]+[.L126]+[.P126]" office:value-type="float" office:value="11.8450676385845" calcext:value-type="float">
            <text:p>11.85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7:.G127])&gt;0;[.B127];0)" office:value-type="float" office:value="78159" calcext:value-type="float">
            <text:p>78159</text:p>
          </table:table-cell>
          <table:table-cell table:style-name="ce3" table:formula="of:=[.C127]/[.C$410]" office:value-type="float" office:value="3.15181833774634" calcext:value-type="float">
            <text:p>3.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0057410855811" calcext:value-type="float">
            <text:p>6.30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2.02950116498653" calcext:value-type="float">
            <text:p>2.03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7]+[.N127]" office:value-type="float" office:value="270" calcext:value-type="float">
            <text:p>270</text:p>
          </table:table-cell>
          <table:table-cell table:style-name="ce3" table:formula="of:=[.O127]/[.O$410]" office:value-type="float" office:value="0.358064721391166" calcext:value-type="float">
            <text:p>0.36</text:p>
          </table:table-cell>
          <table:table-cell table:formula="of:=[.D127]+[.H127]+[.L127]+[.P127]" office:value-type="float" office:value="11.8399583326821" calcext:value-type="float">
            <text:p>11.8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8:.G128])&gt;0;[.B128];0)" office:value-type="float" office:value="181934" calcext:value-type="float">
            <text:p>181934</text:p>
          </table:table-cell>
          <table:table-cell table:style-name="ce3" table:formula="of:=[.C128]/[.C$410]" office:value-type="float" office:value="7.33662044626393" calcext:value-type="float">
            <text:p>7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69448535620261" calcext:value-type="float">
            <text:p>1.69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201485180573787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8]+[.N128]" office:value-type="float" office:value="1963" calcext:value-type="float">
            <text:p>1963</text:p>
          </table:table-cell>
          <table:table-cell table:style-name="ce3" table:formula="of:=[.O128]/[.O$410]" office:value-type="float" office:value="2.60326314107726" calcext:value-type="float">
            <text:p>2.60</text:p>
          </table:table-cell>
          <table:table-cell table:formula="of:=[.D128]+[.H128]+[.L128]+[.P128]" office:value-type="float" office:value="11.8358541241176" calcext:value-type="float">
            <text:p>11.84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9:.G129])&gt;0;[.B129];0)" office:value-type="float" office:value="59690" calcext:value-type="float">
            <text:p>59690</text:p>
          </table:table-cell>
          <table:table-cell table:style-name="ce3" table:formula="of:=[.C129]/[.C$410]" office:value-type="float" office:value="2.40704252331886" calcext:value-type="float">
            <text:p>2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6.30057410855811" calcext:value-type="float">
            <text:p>6.30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2.02950116498653" calcext:value-type="float">
            <text:p>2.03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9]+[.N129]" office:value-type="float" office:value="809" calcext:value-type="float">
            <text:p>809</text:p>
          </table:table-cell>
          <table:table-cell table:style-name="ce3" table:formula="of:=[.O129]/[.O$410]" office:value-type="float" office:value="1.07286799853872" calcext:value-type="float">
            <text:p>1.07</text:p>
          </table:table-cell>
          <table:table-cell table:formula="of:=[.D129]+[.H129]+[.L129]+[.P129]" office:value-type="float" office:value="11.8099857954022" calcext:value-type="float">
            <text:p>11.81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30:.G130])&gt;0;[.B130];0)" office:value-type="float" office:value="126962" calcext:value-type="float">
            <text:p>126962</text:p>
          </table:table-cell>
          <table:table-cell table:style-name="ce3" table:formula="of:=[.C130]/[.C$410]" office:value-type="float" office:value="5.11983469334243" calcext:value-type="float">
            <text:p>5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0]*[.S$15]+[.F130]*[.S$19]+[.G130]*[.S$21]" office:value-type="float" office:value="4.6060887523555" calcext:value-type="float">
            <text:p>4.61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0" calcext:value-type="float">
            <text:p>0</text:p>
          </table:table-cell>
          <table:table-cell table:style-name="ce3" table:formula="of:=[.I130]*[.I$411]+[.J130]*[.J$411]+[.K130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0]+[.N130]" office:value-type="float" office:value="174" calcext:value-type="float">
            <text:p>174</text:p>
          </table:table-cell>
          <table:table-cell table:style-name="ce3" table:formula="of:=[.O130]/[.O$410]" office:value-type="float" office:value="0.230752820452085" calcext:value-type="float">
            <text:p>0.23</text:p>
          </table:table-cell>
          <table:table-cell table:formula="of:=[.D130]+[.H130]+[.L130]+[.P130]" office:value-type="float" office:value="11.7846922505628" calcext:value-type="float">
            <text:p>11.78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1:.G131])&gt;0;[.B131];0)" office:value-type="float" office:value="127407" calcext:value-type="float">
            <text:p>127407</text:p>
          </table:table-cell>
          <table:table-cell table:style-name="ce3" table:formula="of:=[.C131]/[.C$410]" office:value-type="float" office:value="5.13777964095303" calcext:value-type="float">
            <text:p>5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060887523555" calcext:value-type="float">
            <text:p>4.61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82801598441274" calcext:value-type="float">
            <text:p>1.83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1]+[.N131]" office:value-type="float" office:value="75" calcext:value-type="float">
            <text:p>75</text:p>
          </table:table-cell>
          <table:table-cell table:style-name="ce3" table:formula="of:=[.O131]/[.O$410]" office:value-type="float" office:value="0.0994624226086573" calcext:value-type="float">
            <text:p>0.10</text:p>
          </table:table-cell>
          <table:table-cell table:formula="of:=[.D131]+[.H131]+[.L131]+[.P131]" office:value-type="float" office:value="11.6713468003299" calcext:value-type="float">
            <text:p>11.67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2:.G132])&gt;0;[.B132];0)" office:value-type="float" office:value="81418" calcext:value-type="float">
            <text:p>81418</text:p>
          </table:table-cell>
          <table:table-cell table:style-name="ce3" table:formula="of:=[.C132]/[.C$410]" office:value-type="float" office:value="3.2832398754159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30057410855811" calcext:value-type="float">
            <text:p>6.30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2.02950116498653" calcext:value-type="float">
            <text:p>2.03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2]+[.N132]" office:value-type="float" office:value="7" calcext:value-type="float">
            <text:p>7</text:p>
          </table:table-cell>
          <table:table-cell table:style-name="ce3" table:formula="of:=[.O132]/[.O$410]" office:value-type="float" office:value="0.00928315944347468" calcext:value-type="float">
            <text:p>0.01</text:p>
          </table:table-cell>
          <table:table-cell table:formula="of:=[.D132]+[.H132]+[.L132]+[.P132]" office:value-type="float" office:value="11.622598308404" calcext:value-type="float">
            <text:p>11.62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3:.G133])&gt;0;[.B133];0)" office:value-type="float" office:value="122889" calcext:value-type="float">
            <text:p>122889</text:p>
          </table:table-cell>
          <table:table-cell table:style-name="ce3" table:formula="of:=[.C133]/[.C$410]" office:value-type="float" office:value="4.9555880155492" calcext:value-type="float">
            <text:p>4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3]*[.S$15]+[.F133]*[.S$19]+[.G133]*[.S$21]" office:value-type="float" office:value="4.6060887523555" calcext:value-type="float">
            <text:p>4.61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0" calcext:value-type="float">
            <text:p>0</text:p>
          </table:table-cell>
          <table:table-cell table:style-name="ce3" table:formula="of:=[.I133]*[.I$411]+[.J133]*[.J$411]+[.K133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3]+[.N133]" office:value-type="float" office:value="174" calcext:value-type="float">
            <text:p>174</text:p>
          </table:table-cell>
          <table:table-cell table:style-name="ce3" table:formula="of:=[.O133]/[.O$410]" office:value-type="float" office:value="0.230752820452085" calcext:value-type="float">
            <text:p>0.23</text:p>
          </table:table-cell>
          <table:table-cell table:formula="of:=[.D133]+[.H133]+[.L133]+[.P133]" office:value-type="float" office:value="11.6204455727695" calcext:value-type="float">
            <text:p>11.6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4:.G134])&gt;0;[.B134];0)" office:value-type="float" office:value="41044" calcext:value-type="float">
            <text:p>41044</text:p>
          </table:table-cell>
          <table:table-cell table:style-name="ce3" table:formula="of:=[.C134]/[.C$410]" office:value-type="float" office:value="1.65512905557211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69448535620261" calcext:value-type="float">
            <text:p>1.69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201485180573787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3" calcext:value-type="float">
            <text:p>5813</text:p>
          </table:table-cell>
          <table:table-cell table:formula="of:=[.M134]+[.N134]" office:value-type="float" office:value="5912" calcext:value-type="float">
            <text:p>5912</text:p>
          </table:table-cell>
          <table:table-cell table:style-name="ce3" table:formula="of:=[.O134]/[.O$410]" office:value-type="float" office:value="7.84029123283176" calcext:value-type="float">
            <text:p>7.84</text:p>
          </table:table-cell>
          <table:table-cell table:formula="of:=[.D134]+[.H134]+[.L134]+[.P134]" office:value-type="float" office:value="11.3913908251803" calcext:value-type="float">
            <text:p>11.39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5:.G135])&gt;0;[.B135];0)" office:value-type="float" office:value="160445" calcext:value-type="float">
            <text:p>160445</text:p>
          </table:table-cell>
          <table:table-cell table:style-name="ce3" table:formula="of:=[.C135]/[.C$410]" office:value-type="float" office:value="6.47006094243416" calcext:value-type="float">
            <text:p>6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69448535620261" calcext:value-type="float">
            <text:p>1.69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201485180573787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5]+[.N135]" office:value-type="float" office:value="2034" calcext:value-type="float">
            <text:p>2034</text:p>
          </table:table-cell>
          <table:table-cell table:style-name="ce3" table:formula="of:=[.O135]/[.O$410]" office:value-type="float" office:value="2.69742090114679" calcext:value-type="float">
            <text:p>2.70</text:p>
          </table:table-cell>
          <table:table-cell table:formula="of:=[.D135]+[.H135]+[.L135]+[.P135]" office:value-type="float" office:value="11.0634523803573" calcext:value-type="float">
            <text:p>11.06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6:.G136])&gt;0;[.B136];0)" office:value-type="float" office:value="159494" calcext:value-type="float">
            <text:p>159494</text:p>
          </table:table-cell>
          <table:table-cell table:style-name="ce3" table:formula="of:=[.C136]/[.C$410]" office:value-type="float" office:value="6.43171117798993" calcext:value-type="float">
            <text:p>6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69448535620261" calcext:value-type="float">
            <text:p>1.69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201485180573787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6]+[.N136]" office:value-type="float" office:value="2051" calcext:value-type="float">
            <text:p>2051</text:p>
          </table:table-cell>
          <table:table-cell table:style-name="ce3" table:formula="of:=[.O136]/[.O$410]" office:value-type="float" office:value="2.71996571693808" calcext:value-type="float">
            <text:p>2.72</text:p>
          </table:table-cell>
          <table:table-cell table:formula="of:=[.D136]+[.H136]+[.L136]+[.P136]" office:value-type="float" office:value="11.0476474317044" calcext:value-type="float">
            <text:p>11.05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7:.G137])&gt;0;[.B137];0)" office:value-type="float" office:value="158042" calcext:value-type="float">
            <text:p>158042</text:p>
          </table:table-cell>
          <table:table-cell table:style-name="ce3" table:formula="of:=[.C137]/[.C$410]" office:value-type="float" office:value="6.37315822533691" calcext:value-type="float">
            <text:p>6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69448535620261" calcext:value-type="float">
            <text:p>1.69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201485180573787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7]+[.N137]" office:value-type="float" office:value="2068" calcext:value-type="float">
            <text:p>2068</text:p>
          </table:table-cell>
          <table:table-cell table:style-name="ce3" table:formula="of:=[.O137]/[.O$410]" office:value-type="float" office:value="2.74251053272938" calcext:value-type="float">
            <text:p>2.74</text:p>
          </table:table-cell>
          <table:table-cell table:formula="of:=[.D137]+[.H137]+[.L137]+[.P137]" office:value-type="float" office:value="11.0116392948427" calcext:value-type="float">
            <text:p>11.01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8:.G138])&gt;0;[.B138];0)" office:value-type="float" office:value="59164" calcext:value-type="float">
            <text:p>59164</text:p>
          </table:table-cell>
          <table:table-cell table:style-name="ce3" table:formula="of:=[.C138]/[.C$410]" office:value-type="float" office:value="2.38583119198588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6.30057410855811" calcext:value-type="float">
            <text:p>6.3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1" calcext:value-type="float">
            <text:p>1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2.02950116498653" calcext:value-type="float">
            <text:p>2.03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8]+[.N138]" office:value-type="float" office:value="129" calcext:value-type="float">
            <text:p>129</text:p>
          </table:table-cell>
          <table:table-cell table:style-name="ce3" table:formula="of:=[.O138]/[.O$410]" office:value-type="float" office:value="0.171075366886891" calcext:value-type="float">
            <text:p>0.17</text:p>
          </table:table-cell>
          <table:table-cell table:formula="of:=[.D138]+[.H138]+[.L138]+[.P138]" office:value-type="float" office:value="10.8869818324174" calcext:value-type="float">
            <text:p>10.89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9:.G139])&gt;0;[.B139];0)" office:value-type="float" office:value="65930" calcext:value-type="float">
            <text:p>65930</text:p>
          </table:table-cell>
          <table:table-cell table:style-name="ce3" table:formula="of:=[.C139]/[.C$410]" office:value-type="float" office:value="2.65867504711698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69448535620261" calcext:value-type="float">
            <text:p>1.69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201485180573787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9]+[.N139]" office:value-type="float" office:value="4764" calcext:value-type="float">
            <text:p>4764</text:p>
          </table:table-cell>
          <table:table-cell table:style-name="ce3" table:formula="of:=[.O139]/[.O$410]" office:value-type="float" office:value="6.31785308410191" calcext:value-type="float">
            <text:p>6.32</text:p>
          </table:table-cell>
          <table:table-cell table:formula="of:=[.D139]+[.H139]+[.L139]+[.P139]" office:value-type="float" office:value="10.8724986679953" calcext:value-type="float">
            <text:p>10.87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0:.G140])&gt;0;[.B140];0)" office:value-type="float" office:value="62864" calcext:value-type="float">
            <text:p>62864</text:p>
          </table:table-cell>
          <table:table-cell table:style-name="ce3" table:formula="of:=[.C140]/[.C$410]" office:value-type="float" office:value="2.5350363743661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69448535620261" calcext:value-type="float">
            <text:p>1.69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201485180573787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0]+[.N140]" office:value-type="float" office:value="4851" calcext:value-type="float">
            <text:p>4851</text:p>
          </table:table-cell>
          <table:table-cell table:style-name="ce3" table:formula="of:=[.O140]/[.O$410]" office:value-type="float" office:value="6.43322949432795" calcext:value-type="float">
            <text:p>6.43</text:p>
          </table:table-cell>
          <table:table-cell table:formula="of:=[.D140]+[.H140]+[.L140]+[.P140]" office:value-type="float" office:value="10.8642364054705" calcext:value-type="float">
            <text:p>10.86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1:.G141])&gt;0;[.B141];0)" office:value-type="float" office:value="63016" calcext:value-type="float">
            <text:p>63016</text:p>
          </table:table-cell>
          <table:table-cell table:style-name="ce3" table:formula="of:=[.C141]/[.C$410]" office:value-type="float" office:value="2.54116588456126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69448535620261" calcext:value-type="float">
            <text:p>1.69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201485180573787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1]+[.N141]" office:value-type="float" office:value="4829" calcext:value-type="float">
            <text:p>4829</text:p>
          </table:table-cell>
          <table:table-cell table:style-name="ce3" table:formula="of:=[.O141]/[.O$410]" office:value-type="float" office:value="6.40405385036275" calcext:value-type="float">
            <text:p>6.40</text:p>
          </table:table-cell>
          <table:table-cell table:formula="of:=[.D141]+[.H141]+[.L141]+[.P141]" office:value-type="float" office:value="10.8411902717004" calcext:value-type="float">
            <text:p>10.84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2:.G142])&gt;0;[.B142];0)" office:value-type="float" office:value="64416" calcext:value-type="float">
            <text:p>64416</text:p>
          </table:table-cell>
          <table:table-cell table:style-name="ce3" table:formula="of:=[.C142]/[.C$410]" office:value-type="float" office:value="2.59762189951596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69448535620261" calcext:value-type="float">
            <text:p>1.69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201485180573787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2]+[.N142]" office:value-type="float" office:value="4786" calcext:value-type="float">
            <text:p>4786</text:p>
          </table:table-cell>
          <table:table-cell table:style-name="ce3" table:formula="of:=[.O142]/[.O$410]" office:value-type="float" office:value="6.34702872806712" calcext:value-type="float">
            <text:p>6.35</text:p>
          </table:table-cell>
          <table:table-cell table:formula="of:=[.D142]+[.H142]+[.L142]+[.P142]" office:value-type="float" office:value="10.8406211643595" calcext:value-type="float">
            <text:p>10.84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3:.G143])&gt;0;[.B143];0)" office:value-type="float" office:value="55638" calcext:value-type="float">
            <text:p>55638</text:p>
          </table:table-cell>
          <table:table-cell table:style-name="ce3" table:formula="of:=[.C143]/[.C$410]" office:value-type="float" office:value="2.24364268574996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69448535620261" calcext:value-type="float">
            <text:p>1.69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201485180573787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3]+[.N143]" office:value-type="float" office:value="5048" calcext:value-type="float">
            <text:p>5048</text:p>
          </table:table-cell>
          <table:table-cell table:style-name="ce3" table:formula="of:=[.O143]/[.O$410]" office:value-type="float" office:value="6.69448412438003" calcext:value-type="float">
            <text:p>6.69</text:p>
          </table:table-cell>
          <table:table-cell table:formula="of:=[.D143]+[.H143]+[.L143]+[.P143]" office:value-type="float" office:value="10.8340973469064" calcext:value-type="float">
            <text:p>10.83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4:.G144])&gt;0;[.B144];0)" office:value-type="float" office:value="63471" calcext:value-type="float">
            <text:p>63471</text:p>
          </table:table-cell>
          <table:table-cell table:style-name="ce3" table:formula="of:=[.C144]/[.C$410]" office:value-type="float" office:value="2.559514089421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69448535620261" calcext:value-type="float">
            <text:p>1.69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201485180573787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4]+[.N144]" office:value-type="float" office:value="4807" calcext:value-type="float">
            <text:p>4807</text:p>
          </table:table-cell>
          <table:table-cell table:style-name="ce3" table:formula="of:=[.O144]/[.O$410]" office:value-type="float" office:value="6.37487820639754" calcext:value-type="float">
            <text:p>6.37</text:p>
          </table:table-cell>
          <table:table-cell table:formula="of:=[.D144]+[.H144]+[.L144]+[.P144]" office:value-type="float" office:value="10.8303628325955" calcext:value-type="float">
            <text:p>10.83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5:.G145])&gt;0;[.B145];0)" office:value-type="float" office:value="61210" calcext:value-type="float">
            <text:p>61210</text:p>
          </table:table-cell>
          <table:table-cell table:style-name="ce3" table:formula="of:=[.C145]/[.C$410]" office:value-type="float" office:value="2.46833762526969" calcext:value-type="float">
            <text:p>2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69448535620261" calcext:value-type="float">
            <text:p>1.69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201485180573787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5]+[.N145]" office:value-type="float" office:value="4873" calcext:value-type="float">
            <text:p>4873</text:p>
          </table:table-cell>
          <table:table-cell table:style-name="ce3" table:formula="of:=[.O145]/[.O$410]" office:value-type="float" office:value="6.46240513829316" calcext:value-type="float">
            <text:p>6.46</text:p>
          </table:table-cell>
          <table:table-cell table:formula="of:=[.D145]+[.H145]+[.L145]+[.P145]" office:value-type="float" office:value="10.8267133003392" calcext:value-type="float">
            <text:p>10.83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6:.G146])&gt;0;[.B146];0)" office:value-type="float" office:value="66170" calcext:value-type="float">
            <text:p>66170</text:p>
          </table:table-cell>
          <table:table-cell table:style-name="ce3" table:formula="of:=[.C146]/[.C$410]" office:value-type="float" office:value="2.66835322110922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69448535620261" calcext:value-type="float">
            <text:p>1.69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201485180573787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6]+[.N146]" office:value-type="float" office:value="4721" calcext:value-type="float">
            <text:p>4721</text:p>
          </table:table-cell>
          <table:table-cell table:style-name="ce3" table:formula="of:=[.O146]/[.O$410]" office:value-type="float" office:value="6.26082796180628" calcext:value-type="float">
            <text:p>6.26</text:p>
          </table:table-cell>
          <table:table-cell table:formula="of:=[.D146]+[.H146]+[.L146]+[.P146]" office:value-type="float" office:value="10.8251517196919" calcext:value-type="float">
            <text:p>10.83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7:.G147])&gt;0;[.B147];0)" office:value-type="float" office:value="59746" calcext:value-type="float">
            <text:p>59746</text:p>
          </table:table-cell>
          <table:table-cell table:style-name="ce3" table:formula="of:=[.C147]/[.C$410]" office:value-type="float" office:value="2.40930076391705" calcext:value-type="float">
            <text:p>2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69448535620261" calcext:value-type="float">
            <text:p>1.69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201485180573787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7]+[.N147]" office:value-type="float" office:value="4916" calcext:value-type="float">
            <text:p>4916</text:p>
          </table:table-cell>
          <table:table-cell table:style-name="ce3" table:formula="of:=[.O147]/[.O$410]" office:value-type="float" office:value="6.51943026058879" calcext:value-type="float">
            <text:p>6.52</text:p>
          </table:table-cell>
          <table:table-cell table:formula="of:=[.D147]+[.H147]+[.L147]+[.P147]" office:value-type="float" office:value="10.8247015612822" calcext:value-type="float">
            <text:p>10.8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8:.G148])&gt;0;[.B148];0)" office:value-type="float" office:value="56710" calcext:value-type="float">
            <text:p>56710</text:p>
          </table:table-cell>
          <table:table-cell table:style-name="ce3" table:formula="of:=[.C148]/[.C$410]" office:value-type="float" office:value="2.28687186291527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69448535620261" calcext:value-type="float">
            <text:p>1.69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201485180573787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8]+[.N148]" office:value-type="float" office:value="5004" calcext:value-type="float">
            <text:p>5004</text:p>
          </table:table-cell>
          <table:table-cell table:style-name="ce3" table:formula="of:=[.O148]/[.O$410]" office:value-type="float" office:value="6.63613283644962" calcext:value-type="float">
            <text:p>6.64</text:p>
          </table:table-cell>
          <table:table-cell table:formula="of:=[.D148]+[.H148]+[.L148]+[.P148]" office:value-type="float" office:value="10.8189752361413" calcext:value-type="float">
            <text:p>10.8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9:.G149])&gt;0;[.B149];0)" office:value-type="float" office:value="51444" calcext:value-type="float">
            <text:p>51444</text:p>
          </table:table-cell>
          <table:table-cell table:style-name="ce3" table:formula="of:=[.C149]/[.C$410]" office:value-type="float" office:value="2.07451659523564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69448535620261" calcext:value-type="float">
            <text:p>1.69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201485180573787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9]+[.N149]" office:value-type="float" office:value="5159" calcext:value-type="float">
            <text:p>5159</text:p>
          </table:table-cell>
          <table:table-cell table:style-name="ce3" table:formula="of:=[.O149]/[.O$410]" office:value-type="float" office:value="6.84168850984084" calcext:value-type="float">
            <text:p>6.84</text:p>
          </table:table-cell>
          <table:table-cell table:formula="of:=[.D149]+[.H149]+[.L149]+[.P149]" office:value-type="float" office:value="10.8121756418529" calcext:value-type="float">
            <text:p>10.81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0:.G150])&gt;0;[.B150];0)" office:value-type="float" office:value="52121" calcext:value-type="float">
            <text:p>52121</text:p>
          </table:table-cell>
          <table:table-cell table:style-name="ce3" table:formula="of:=[.C150]/[.C$410]" office:value-type="float" office:value="2.10181711103874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69448535620261" calcext:value-type="float">
            <text:p>1.69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201485180573787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0]+[.N150]" office:value-type="float" office:value="5137" calcext:value-type="float">
            <text:p>5137</text:p>
          </table:table-cell>
          <table:table-cell table:style-name="ce3" table:formula="of:=[.O150]/[.O$410]" office:value-type="float" office:value="6.81251286587563" calcext:value-type="float">
            <text:p>6.81</text:p>
          </table:table-cell>
          <table:table-cell table:formula="of:=[.D150]+[.H150]+[.L150]+[.P150]" office:value-type="float" office:value="10.8103005136908" calcext:value-type="float">
            <text:p>10.81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1:.G151])&gt;0;[.B151];0)" office:value-type="float" office:value="66495" calcext:value-type="float">
            <text:p>66495</text:p>
          </table:table-cell>
          <table:table-cell table:style-name="ce3" table:formula="of:=[.C151]/[.C$410]" office:value-type="float" office:value="2.6814590817237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69448535620261" calcext:value-type="float">
            <text:p>1.69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201485180573787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1]+[.N151]" office:value-type="float" office:value="4699" calcext:value-type="float">
            <text:p>4699</text:p>
          </table:table-cell>
          <table:table-cell table:style-name="ce3" table:formula="of:=[.O151]/[.O$410]" office:value-type="float" office:value="6.23165231784108" calcext:value-type="float">
            <text:p>6.23</text:p>
          </table:table-cell>
          <table:table-cell table:formula="of:=[.D151]+[.H151]+[.L151]+[.P151]" office:value-type="float" office:value="10.8090819363412" calcext:value-type="float">
            <text:p>10.81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2:.G152])&gt;0;[.B152];0)" office:value-type="float" office:value="57187" calcext:value-type="float">
            <text:p>57187</text:p>
          </table:table-cell>
          <table:table-cell table:style-name="ce3" table:formula="of:=[.C152]/[.C$410]" office:value-type="float" office:value="2.30610723372484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69448535620261" calcext:value-type="float">
            <text:p>1.69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201485180573787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2]+[.N152]" office:value-type="float" office:value="4982" calcext:value-type="float">
            <text:p>4982</text:p>
          </table:table-cell>
          <table:table-cell table:style-name="ce3" table:formula="of:=[.O152]/[.O$410]" office:value-type="float" office:value="6.60695719248441" calcext:value-type="float">
            <text:p>6.61</text:p>
          </table:table-cell>
          <table:table-cell table:formula="of:=[.D152]+[.H152]+[.L152]+[.P152]" office:value-type="float" office:value="10.8090349629856" calcext:value-type="float">
            <text:p>10.81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3:.G153])&gt;0;[.B153];0)" office:value-type="float" office:value="57725" calcext:value-type="float">
            <text:p>57725</text:p>
          </table:table-cell>
          <table:table-cell table:style-name="ce3" table:formula="of:=[.C153]/[.C$410]" office:value-type="float" office:value="2.32780247375744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69448535620261" calcext:value-type="float">
            <text:p>1.69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201485180573787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3]+[.N153]" office:value-type="float" office:value="4960" calcext:value-type="float">
            <text:p>4960</text:p>
          </table:table-cell>
          <table:table-cell table:style-name="ce3" table:formula="of:=[.O153]/[.O$410]" office:value-type="float" office:value="6.5777815485192" calcext:value-type="float">
            <text:p>6.58</text:p>
          </table:table-cell>
          <table:table-cell table:formula="of:=[.D153]+[.H153]+[.L153]+[.P153]" office:value-type="float" office:value="10.801554559053" calcext:value-type="float">
            <text:p>10.80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4:.G154])&gt;0;[.B154];0)" office:value-type="float" office:value="66934" calcext:value-type="float">
            <text:p>66934</text:p>
          </table:table-cell>
          <table:table-cell table:style-name="ce3" table:formula="of:=[.C154]/[.C$410]" office:value-type="float" office:value="2.6991620749845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69448535620261" calcext:value-type="float">
            <text:p>1.69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201485180573787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4]+[.N154]" office:value-type="float" office:value="4677" calcext:value-type="float">
            <text:p>4677</text:p>
          </table:table-cell>
          <table:table-cell table:style-name="ce3" table:formula="of:=[.O154]/[.O$410]" office:value-type="float" office:value="6.20247667387587" calcext:value-type="float">
            <text:p>6.20</text:p>
          </table:table-cell>
          <table:table-cell table:formula="of:=[.D154]+[.H154]+[.L154]+[.P154]" office:value-type="float" office:value="10.7976092856368" calcext:value-type="float">
            <text:p>10.80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5:.G155])&gt;0;[.B155];0)" office:value-type="float" office:value="53089" calcext:value-type="float">
            <text:p>53089</text:p>
          </table:table-cell>
          <table:table-cell table:style-name="ce3" table:formula="of:=[.C155]/[.C$410]" office:value-type="float" office:value="2.14085241280742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69448535620261" calcext:value-type="float">
            <text:p>1.69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201485180573787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5]+[.N155]" office:value-type="float" office:value="5092" calcext:value-type="float">
            <text:p>5092</text:p>
          </table:table-cell>
          <table:table-cell table:style-name="ce3" table:formula="of:=[.O155]/[.O$410]" office:value-type="float" office:value="6.75283541231044" calcext:value-type="float">
            <text:p>6.75</text:p>
          </table:table-cell>
          <table:table-cell table:formula="of:=[.D155]+[.H155]+[.L155]+[.P155]" office:value-type="float" office:value="10.7896583618943" calcext:value-type="float">
            <text:p>10.79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70484800220494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69448535620261" calcext:value-type="float">
            <text:p>1.69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201485180573787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17462719554545" calcext:value-type="float">
            <text:p>6.17</text:p>
          </table:table-cell>
          <table:table-cell table:formula="of:=[.D156]+[.H156]+[.L156]+[.P156]" office:value-type="float" office:value="10.7754457345268" calcext:value-type="float">
            <text:p>10.78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7:.G157])&gt;0;[.B157];0)" office:value-type="float" office:value="45972" calcext:value-type="float">
            <text:p>45972</text:p>
          </table:table-cell>
          <table:table-cell table:style-name="ce3" table:formula="of:=[.C157]/[.C$410]" office:value-type="float" office:value="1.85385422821268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69448535620261" calcext:value-type="float">
            <text:p>1.69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201485180573787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7]+[.N157]" office:value-type="float" office:value="5292" calcext:value-type="float">
            <text:p>5292</text:p>
          </table:table-cell>
          <table:table-cell table:style-name="ce3" table:formula="of:=[.O157]/[.O$410]" office:value-type="float" office:value="7.01806853926686" calcext:value-type="float">
            <text:p>7.02</text:p>
          </table:table-cell>
          <table:table-cell table:formula="of:=[.D157]+[.H157]+[.L157]+[.P157]" office:value-type="float" office:value="10.7678933042559" calcext:value-type="float">
            <text:p>10.7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8:.G158])&gt;0;[.B158];0)" office:value-type="float" office:value="48842" calcext:value-type="float">
            <text:p>48842</text:p>
          </table:table-cell>
          <table:table-cell table:style-name="ce3" table:formula="of:=[.C158]/[.C$410]" office:value-type="float" office:value="1.96958905886983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69448535620261" calcext:value-type="float">
            <text:p>1.69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201485180573787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8]+[.N158]" office:value-type="float" office:value="5203" calcext:value-type="float">
            <text:p>5203</text:p>
          </table:table-cell>
          <table:table-cell table:style-name="ce3" table:formula="of:=[.O158]/[.O$410]" office:value-type="float" office:value="6.90003979777125" calcext:value-type="float">
            <text:p>6.90</text:p>
          </table:table-cell>
          <table:table-cell table:formula="of:=[.D158]+[.H158]+[.L158]+[.P158]" office:value-type="float" office:value="10.7655993934175" calcext:value-type="float">
            <text:p>10.77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9:.G159])&gt;0;[.B159];0)" office:value-type="float" office:value="67302" calcext:value-type="float">
            <text:p>67302</text:p>
          </table:table-cell>
          <table:table-cell table:style-name="ce3" table:formula="of:=[.C159]/[.C$410]" office:value-type="float" office:value="2.71400194177259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69448535620261" calcext:value-type="float">
            <text:p>1.69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201485180573787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9]+[.N159]" office:value-type="float" office:value="4634" calcext:value-type="float">
            <text:p>4634</text:p>
          </table:table-cell>
          <table:table-cell table:style-name="ce3" table:formula="of:=[.O159]/[.O$410]" office:value-type="float" office:value="6.14545155158024" calcext:value-type="float">
            <text:p>6.15</text:p>
          </table:table-cell>
          <table:table-cell table:formula="of:=[.D159]+[.H159]+[.L159]+[.P159]" office:value-type="float" office:value="10.7554240301292" calcext:value-type="float">
            <text:p>10.7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60:.G160])&gt;0;[.B160];0)" office:value-type="float" office:value="46358" calcext:value-type="float">
            <text:p>46358</text:p>
          </table:table-cell>
          <table:table-cell table:style-name="ce3" table:formula="of:=[.C160]/[.C$410]" office:value-type="float" office:value="1.86941995805019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69448535620261" calcext:value-type="float">
            <text:p>1.69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201485180573787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60]+[.N160]" office:value-type="float" office:value="5270" calcext:value-type="float">
            <text:p>5270</text:p>
          </table:table-cell>
          <table:table-cell table:style-name="ce3" table:formula="of:=[.O160]/[.O$410]" office:value-type="float" office:value="6.98889289530165" calcext:value-type="float">
            <text:p>6.99</text:p>
          </table:table-cell>
          <table:table-cell table:formula="of:=[.D160]+[.H160]+[.L160]+[.P160]" office:value-type="float" office:value="10.7542833901282" calcext:value-type="float">
            <text:p>10.75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796508375056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69448535620261" calcext:value-type="float">
            <text:p>1.69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201485180573787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6.06057695095419" calcext:value-type="float">
            <text:p>6.06</text:p>
          </table:table-cell>
          <table:table-cell table:formula="of:=[.D161]+[.H161]+[.L161]+[.P161]" office:value-type="float" office:value="10.753055862787" calcext:value-type="float">
            <text:p>10.7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2:.G162])&gt;0;[.B162];0)" office:value-type="float" office:value="67658" calcext:value-type="float">
            <text:p>67658</text:p>
          </table:table-cell>
          <table:table-cell table:style-name="ce3" table:formula="of:=[.C162]/[.C$410]" office:value-type="float" office:value="2.72835789986108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69448535620261" calcext:value-type="float">
            <text:p>1.69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201485180573787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2]+[.N162]" office:value-type="float" office:value="4613" calcext:value-type="float">
            <text:p>4613</text:p>
          </table:table-cell>
          <table:table-cell table:style-name="ce3" table:formula="of:=[.O162]/[.O$410]" office:value-type="float" office:value="6.11760207324982" calcext:value-type="float">
            <text:p>6.12</text:p>
          </table:table-cell>
          <table:table-cell table:formula="of:=[.D162]+[.H162]+[.L162]+[.P162]" office:value-type="float" office:value="10.7419305098873" calcext:value-type="float">
            <text:p>10.74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3:.G163])&gt;0;[.B163];0)" office:value-type="float" office:value="46714" calcext:value-type="float">
            <text:p>46714</text:p>
          </table:table-cell>
          <table:table-cell table:style-name="ce3" table:formula="of:=[.C163]/[.C$410]" office:value-type="float" office:value="1.88377591613867" calcext:value-type="float">
            <text:p>1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69448535620261" calcext:value-type="float">
            <text:p>1.69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201485180573787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3]+[.N163]" office:value-type="float" office:value="5248" calcext:value-type="float">
            <text:p>5248</text:p>
          </table:table-cell>
          <table:table-cell table:style-name="ce3" table:formula="of:=[.O163]/[.O$410]" office:value-type="float" office:value="6.95971725133645" calcext:value-type="float">
            <text:p>6.96</text:p>
          </table:table-cell>
          <table:table-cell table:formula="of:=[.D163]+[.H163]+[.L163]+[.P163]" office:value-type="float" office:value="10.7394637042515" calcext:value-type="float">
            <text:p>10.74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4:.G164])&gt;0;[.B164];0)" office:value-type="float" office:value="69539" calcext:value-type="float">
            <text:p>69539</text:p>
          </table:table-cell>
          <table:table-cell table:style-name="ce3" table:formula="of:=[.C164]/[.C$410]" office:value-type="float" office:value="2.80421058852522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69448535620261" calcext:value-type="float">
            <text:p>1.69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201485180573787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4]+[.N164]" office:value-type="float" office:value="4549" calcext:value-type="float">
            <text:p>4549</text:p>
          </table:table-cell>
          <table:table-cell table:style-name="ce3" table:formula="of:=[.O164]/[.O$410]" office:value-type="float" office:value="6.03272747262376" calcext:value-type="float">
            <text:p>6.03</text:p>
          </table:table-cell>
          <table:table-cell table:formula="of:=[.D164]+[.H164]+[.L164]+[.P164]" office:value-type="float" office:value="10.7329085979254" calcext:value-type="float">
            <text:p>10.7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5:.G165])&gt;0;[.B165];0)" office:value-type="float" office:value="47268" calcext:value-type="float">
            <text:p>47268</text:p>
          </table:table-cell>
          <table:table-cell table:style-name="ce3" table:formula="of:=[.C165]/[.C$410]" office:value-type="float" office:value="1.90611636777075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69448535620261" calcext:value-type="float">
            <text:p>1.69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201485180573787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5]+[.N165]" office:value-type="float" office:value="5225" calcext:value-type="float">
            <text:p>5225</text:p>
          </table:table-cell>
          <table:table-cell table:style-name="ce3" table:formula="of:=[.O165]/[.O$410]" office:value-type="float" office:value="6.92921544173646" calcext:value-type="float">
            <text:p>6.93</text:p>
          </table:table-cell>
          <table:table-cell table:formula="of:=[.D165]+[.H165]+[.L165]+[.P165]" office:value-type="float" office:value="10.7313023462836" calcext:value-type="float">
            <text:p>10.7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6:.G166])&gt;0;[.B166];0)" office:value-type="float" office:value="42822" calcext:value-type="float">
            <text:p>42822</text:p>
          </table:table-cell>
          <table:table-cell table:style-name="ce3" table:formula="of:=[.C166]/[.C$410]" office:value-type="float" office:value="1.72682819456459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69448535620261" calcext:value-type="float">
            <text:p>1.69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201485180573787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6]+[.N166]" office:value-type="float" office:value="5359" calcext:value-type="float">
            <text:p>5359</text:p>
          </table:table-cell>
          <table:table-cell table:style-name="ce3" table:formula="of:=[.O166]/[.O$410]" office:value-type="float" office:value="7.10692163679726" calcext:value-type="float">
            <text:p>7.11</text:p>
          </table:table-cell>
          <table:table-cell table:formula="of:=[.D166]+[.H166]+[.L166]+[.P166]" office:value-type="float" office:value="10.7297203681382" calcext:value-type="float">
            <text:p>10.73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7:.G167])&gt;0;[.B167];0)" office:value-type="float" office:value="150420" calcext:value-type="float">
            <text:p>150420</text:p>
          </table:table-cell>
          <table:table-cell table:style-name="ce3" table:formula="of:=[.C167]/[.C$410]" office:value-type="float" office:value="6.0657955496335" calcext:value-type="float">
            <text:p>6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69448535620261" calcext:value-type="float">
            <text:p>1.69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201485180573787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7]+[.N167]" office:value-type="float" office:value="2085" calcext:value-type="float">
            <text:p>2085</text:p>
          </table:table-cell>
          <table:table-cell table:style-name="ce3" table:formula="of:=[.O167]/[.O$410]" office:value-type="float" office:value="2.76505534852067" calcext:value-type="float">
            <text:p>2.77</text:p>
          </table:table-cell>
          <table:table-cell table:formula="of:=[.D167]+[.H167]+[.L167]+[.P167]" office:value-type="float" office:value="10.7268214349306" calcext:value-type="float">
            <text:p>10.73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8:.G168])&gt;0;[.B168];0)" office:value-type="float" office:value="69855" calcext:value-type="float">
            <text:p>69855</text:p>
          </table:table-cell>
          <table:table-cell table:style-name="ce3" table:formula="of:=[.C168]/[.C$410]" office:value-type="float" office:value="2.816953517615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69448535620261" calcext:value-type="float">
            <text:p>1.69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201485180573787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8]+[.N168]" office:value-type="float" office:value="4527" calcext:value-type="float">
            <text:p>4527</text:p>
          </table:table-cell>
          <table:table-cell table:style-name="ce3" table:formula="of:=[.O168]/[.O$410]" office:value-type="float" office:value="6.00355182865856" calcext:value-type="float">
            <text:p>6.00</text:p>
          </table:table-cell>
          <table:table-cell table:formula="of:=[.D168]+[.H168]+[.L168]+[.P168]" office:value-type="float" office:value="10.71647588305" calcext:value-type="float">
            <text:p>10.7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9:.G169])&gt;0;[.B169];0)" office:value-type="float" office:value="70486" calcext:value-type="float">
            <text:p>70486</text:p>
          </table:table-cell>
          <table:table-cell table:style-name="ce3" table:formula="of:=[.C169]/[.C$410]" office:value-type="float" office:value="2.84239905006958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69448535620261" calcext:value-type="float">
            <text:p>1.69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201485180573787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9]+[.N169]" office:value-type="float" office:value="4506" calcext:value-type="float">
            <text:p>4506</text:p>
          </table:table-cell>
          <table:table-cell table:style-name="ce3" table:formula="of:=[.O169]/[.O$410]" office:value-type="float" office:value="5.97570235032813" calcext:value-type="float">
            <text:p>5.98</text:p>
          </table:table-cell>
          <table:table-cell table:formula="of:=[.D169]+[.H169]+[.L169]+[.P169]" office:value-type="float" office:value="10.7140719371741" calcext:value-type="float">
            <text:p>10.7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0:.G170])&gt;0;[.B170];0)" office:value-type="float" office:value="43682" calcext:value-type="float">
            <text:p>43682</text:p>
          </table:table-cell>
          <table:table-cell table:style-name="ce3" table:formula="of:=[.C170]/[.C$410]" office:value-type="float" office:value="1.76150831803677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69448535620261" calcext:value-type="float">
            <text:p>1.69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201485180573787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0]+[.N170]" office:value-type="float" office:value="5315" calcext:value-type="float">
            <text:p>5315</text:p>
          </table:table-cell>
          <table:table-cell table:style-name="ce3" table:formula="of:=[.O170]/[.O$410]" office:value-type="float" office:value="7.04857034886685" calcext:value-type="float">
            <text:p>7.05</text:p>
          </table:table-cell>
          <table:table-cell table:formula="of:=[.D170]+[.H170]+[.L170]+[.P170]" office:value-type="float" office:value="10.70604920368" calcext:value-type="float">
            <text:p>10.71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1:.G171])&gt;0;[.B171];0)" office:value-type="float" office:value="42862" calcext:value-type="float">
            <text:p>42862</text:p>
          </table:table-cell>
          <table:table-cell table:style-name="ce3" table:formula="of:=[.C171]/[.C$410]" office:value-type="float" office:value="1.7284412235633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69448535620261" calcext:value-type="float">
            <text:p>1.69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201485180573787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1]+[.N171]" office:value-type="float" office:value="5337" calcext:value-type="float">
            <text:p>5337</text:p>
          </table:table-cell>
          <table:table-cell table:style-name="ce3" table:formula="of:=[.O171]/[.O$410]" office:value-type="float" office:value="7.07774599283205" calcext:value-type="float">
            <text:p>7.08</text:p>
          </table:table-cell>
          <table:table-cell table:formula="of:=[.D171]+[.H171]+[.L171]+[.P171]" office:value-type="float" office:value="10.7021577531717" calcext:value-type="float">
            <text:p>10.70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2:.G172])&gt;0;[.B172];0)" office:value-type="float" office:value="38206" calcext:value-type="float">
            <text:p>38206</text:p>
          </table:table-cell>
          <table:table-cell table:style-name="ce3" table:formula="of:=[.C172]/[.C$410]" office:value-type="float" office:value="1.54068464811393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69448535620261" calcext:value-type="float">
            <text:p>1.69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201485180573787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2]+[.N172]" office:value-type="float" office:value="5472" calcext:value-type="float">
            <text:p>5472</text:p>
          </table:table-cell>
          <table:table-cell table:style-name="ce3" table:formula="of:=[.O172]/[.O$410]" office:value-type="float" office:value="7.25677835352764" calcext:value-type="float">
            <text:p>7.26</text:p>
          </table:table-cell>
          <table:table-cell table:formula="of:=[.D172]+[.H172]+[.L172]+[.P172]" office:value-type="float" office:value="10.693433538418" calcext:value-type="float">
            <text:p>10.69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3:.G173])&gt;0;[.B173];0)" office:value-type="float" office:value="39412" calcext:value-type="float">
            <text:p>39412</text:p>
          </table:table-cell>
          <table:table-cell table:style-name="ce3" table:formula="of:=[.C173]/[.C$410]" office:value-type="float" office:value="1.58931747242491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69448535620261" calcext:value-type="float">
            <text:p>1.69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201485180573787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3]+[.N173]" office:value-type="float" office:value="5427" calcext:value-type="float">
            <text:p>5427</text:p>
          </table:table-cell>
          <table:table-cell table:style-name="ce3" table:formula="of:=[.O173]/[.O$410]" office:value-type="float" office:value="7.19710089996244" calcext:value-type="float">
            <text:p>7.20</text:p>
          </table:table-cell>
          <table:table-cell table:formula="of:=[.D173]+[.H173]+[.L173]+[.P173]" office:value-type="float" office:value="10.6823889091638" calcext:value-type="float">
            <text:p>10.6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4:.G174])&gt;0;[.B174];0)" office:value-type="float" office:value="38597" calcext:value-type="float">
            <text:p>38597</text:p>
          </table:table-cell>
          <table:table-cell table:style-name="ce3" table:formula="of:=[.C174]/[.C$410]" office:value-type="float" office:value="1.55645200657628" calcext:value-type="float">
            <text:p>1.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69448535620261" calcext:value-type="float">
            <text:p>1.69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201485180573787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4]+[.N174]" office:value-type="float" office:value="5449" calcext:value-type="float">
            <text:p>5449</text:p>
          </table:table-cell>
          <table:table-cell table:style-name="ce3" table:formula="of:=[.O174]/[.O$410]" office:value-type="float" office:value="7.22627654392765" calcext:value-type="float">
            <text:p>7.23</text:p>
          </table:table-cell>
          <table:table-cell table:formula="of:=[.D174]+[.H174]+[.L174]+[.P174]" office:value-type="float" office:value="10.6786990872803" calcext:value-type="float">
            <text:p>10.68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5:.G175])&gt;0;[.B175];0)" office:value-type="float" office:value="71170" calcext:value-type="float">
            <text:p>71170</text:p>
          </table:table-cell>
          <table:table-cell table:style-name="ce3" table:formula="of:=[.C175]/[.C$410]" office:value-type="float" office:value="2.86998184594745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69448535620261" calcext:value-type="float">
            <text:p>1.69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201485180573787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5]+[.N175]" office:value-type="float" office:value="4421" calcext:value-type="float">
            <text:p>4421</text:p>
          </table:table-cell>
          <table:table-cell table:style-name="ce3" table:formula="of:=[.O175]/[.O$410]" office:value-type="float" office:value="5.86297827137165" calcext:value-type="float">
            <text:p>5.86</text:p>
          </table:table-cell>
          <table:table-cell table:formula="of:=[.D175]+[.H175]+[.L175]+[.P175]" office:value-type="float" office:value="10.6289306540955" calcext:value-type="float">
            <text:p>10.63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6:.G176])&gt;0;[.B176];0)" office:value-type="float" office:value="71790" calcext:value-type="float">
            <text:p>71790</text:p>
          </table:table-cell>
          <table:table-cell table:style-name="ce3" table:formula="of:=[.C176]/[.C$410]" office:value-type="float" office:value="2.8949837954274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69448535620261" calcext:value-type="float">
            <text:p>1.69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201485180573787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6]+[.N176]" office:value-type="float" office:value="4400" calcext:value-type="float">
            <text:p>4400</text:p>
          </table:table-cell>
          <table:table-cell table:style-name="ce3" table:formula="of:=[.O176]/[.O$410]" office:value-type="float" office:value="5.83512879304123" calcext:value-type="float">
            <text:p>5.84</text:p>
          </table:table-cell>
          <table:table-cell table:formula="of:=[.D176]+[.H176]+[.L176]+[.P176]" office:value-type="float" office:value="10.626083125245" calcext:value-type="float">
            <text:p>10.6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7:.G177])&gt;0;[.B177];0)" office:value-type="float" office:value="71812" calcext:value-type="float">
            <text:p>71812</text:p>
          </table:table-cell>
          <table:table-cell table:style-name="ce3" table:formula="of:=[.C177]/[.C$410]" office:value-type="float" office:value="2.89587096137668" calcext:value-type="float">
            <text:p>2.9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69448535620261" calcext:value-type="float">
            <text:p>1.69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201485180573787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7]+[.N177]" office:value-type="float" office:value="4378" calcext:value-type="float">
            <text:p>4378</text:p>
          </table:table-cell>
          <table:table-cell table:style-name="ce3" table:formula="of:=[.O177]/[.O$410]" office:value-type="float" office:value="5.80595314907602" calcext:value-type="float">
            <text:p>5.81</text:p>
          </table:table-cell>
          <table:table-cell table:formula="of:=[.D177]+[.H177]+[.L177]+[.P177]" office:value-type="float" office:value="10.5977946472291" calcext:value-type="float">
            <text:p>10.60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8:.G178])&gt;0;[.B178];0)" office:value-type="float" office:value="100710" calcext:value-type="float">
            <text:p>100710</text:p>
          </table:table-cell>
          <table:table-cell table:style-name="ce3" table:formula="of:=[.C178]/[.C$410]" office:value-type="float" office:value="4.06120376149175" calcext:value-type="float">
            <text:p>4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8]*[.S$15]+[.F178]*[.S$19]+[.G178]*[.S$21]" office:value-type="float" office:value="4.6060887523555" calcext:value-type="float">
            <text:p>4.61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1" calcext:value-type="float">
            <text:p>1</text:p>
          </table:table-cell>
          <table:table-cell table:style-name="ce1" table:formula="of:=IF([.G178]&gt;0;1;0)" office:value-type="float" office:value="0" calcext:value-type="float">
            <text:p>0</text:p>
          </table:table-cell>
          <table:table-cell table:style-name="ce3" table:formula="of:=[.I178]*[.I$411]+[.J178]*[.J$411]+[.K178]*[.K$411]" office:value-type="float" office:value="1.82801598441274" calcext:value-type="float">
            <text:p>1.8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8]+[.N178]" office:value-type="float" office:value="76" calcext:value-type="float">
            <text:p>76</text:p>
          </table:table-cell>
          <table:table-cell table:style-name="ce3" table:formula="of:=[.O178]/[.O$410]" office:value-type="float" office:value="0.100788588243439" calcext:value-type="float">
            <text:p>0.10</text:p>
          </table:table-cell>
          <table:table-cell table:formula="of:=[.D178]+[.H178]+[.L178]+[.P178]" office:value-type="float" office:value="10.5960970865034" calcext:value-type="float">
            <text:p>10.60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90054072871608" calcext:value-type="float">
            <text:p>5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69448535620261" calcext:value-type="float">
            <text:p>1.69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201485180573787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8760016431197" calcext:value-type="float">
            <text:p>2.79</text:p>
          </table:table-cell>
          <table:table-cell table:formula="of:=[.D179]+[.H179]+[.L179]+[.P179]" office:value-type="float" office:value="10.5841114298044" calcext:value-type="float">
            <text:p>10.58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0:.G180])&gt;0;[.B180];0)" office:value-type="float" office:value="72362" calcext:value-type="float">
            <text:p>72362</text:p>
          </table:table-cell>
          <table:table-cell table:style-name="ce3" table:formula="of:=[.C180]/[.C$410]" office:value-type="float" office:value="2.9180501101088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69448535620261" calcext:value-type="float">
            <text:p>1.69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201485180573787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0]+[.N180]" office:value-type="float" office:value="4336" calcext:value-type="float">
            <text:p>4336</text:p>
          </table:table-cell>
          <table:table-cell table:style-name="ce3" table:formula="of:=[.O180]/[.O$410]" office:value-type="float" office:value="5.75025419241517" calcext:value-type="float">
            <text:p>5.75</text:p>
          </table:table-cell>
          <table:table-cell table:formula="of:=[.D180]+[.H180]+[.L180]+[.P180]" office:value-type="float" office:value="10.5642748393005" calcext:value-type="float">
            <text:p>10.56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92954294172467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69448535620261" calcext:value-type="float">
            <text:p>1.69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201485180573787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72240471408475" calcext:value-type="float">
            <text:p>5.72</text:p>
          </table:table-cell>
          <table:table-cell table:formula="of:=[.D181]+[.H181]+[.L181]+[.P181]" office:value-type="float" office:value="10.5479181925858" calcext:value-type="float">
            <text:p>10.5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93466430879556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69448535620261" calcext:value-type="float">
            <text:p>1.69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201485180573787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69455523575433" calcext:value-type="float">
            <text:p>5.69</text:p>
          </table:table-cell>
          <table:table-cell table:formula="of:=[.D182]+[.H182]+[.L182]+[.P182]" office:value-type="float" office:value="10.5251900813263" calcext:value-type="float">
            <text:p>10.53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93764841244317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69448535620261" calcext:value-type="float">
            <text:p>1.69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201485180573787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6667057574239" calcext:value-type="float">
            <text:p>5.67</text:p>
          </table:table-cell>
          <table:table-cell table:formula="of:=[.D183]+[.H183]+[.L183]+[.P183]" office:value-type="float" office:value="10.5003247066435" calcext:value-type="float">
            <text:p>10.5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94724593498547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69448535620261" calcext:value-type="float">
            <text:p>1.69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201485180573787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63885627909348" calcext:value-type="float">
            <text:p>5.64</text:p>
          </table:table-cell>
          <table:table-cell table:formula="of:=[.D184]+[.H184]+[.L184]+[.P184]" office:value-type="float" office:value="10.4820727508553" calcext:value-type="float">
            <text:p>10.48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5:.G185])&gt;0;[.B185];0)" office:value-type="float" office:value="73275" calcext:value-type="float">
            <text:p>73275</text:p>
          </table:table-cell>
          <table:table-cell table:style-name="ce3" table:formula="of:=[.C185]/[.C$410]" office:value-type="float" office:value="2.9548674970043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69448535620261" calcext:value-type="float">
            <text:p>1.69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201485180573787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5]+[.N185]" office:value-type="float" office:value="4231" calcext:value-type="float">
            <text:p>4231</text:p>
          </table:table-cell>
          <table:table-cell table:style-name="ce3" table:formula="of:=[.O185]/[.O$410]" office:value-type="float" office:value="5.61100680076305" calcext:value-type="float">
            <text:p>5.61</text:p>
          </table:table-cell>
          <table:table-cell table:formula="of:=[.D185]+[.H185]+[.L185]+[.P185]" office:value-type="float" office:value="10.4618448345438" calcext:value-type="float">
            <text:p>10.46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74206062959323" calcext:value-type="float">
            <text:p>5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69448535620261" calcext:value-type="float">
            <text:p>1.69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201485180573787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1014498010326" calcext:value-type="float">
            <text:p>2.81</text:p>
          </table:table-cell>
          <table:table-cell table:formula="of:=[.D186]+[.H186]+[.L186]+[.P186]" office:value-type="float" office:value="10.4481761464729" calcext:value-type="float">
            <text:p>10.45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671265173945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69448535620261" calcext:value-type="float">
            <text:p>1.69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201485180573787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55530784410221" calcext:value-type="float">
            <text:p>5.56</text:p>
          </table:table-cell>
          <table:table-cell table:formula="of:=[.D187]+[.H187]+[.L187]+[.P187]" office:value-type="float" office:value="10.4184048982731" calcext:value-type="float">
            <text:p>10.42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188:.G188])&gt;0;[.B188];0)" office:value-type="float" office:value="29347" calcext:value-type="float">
            <text:p>29347</text:p>
          </table:table-cell>
          <table:table-cell table:style-name="ce3" table:formula="of:=[.C188]/[.C$410]" office:value-type="float" office:value="1.18343905062554" calcext:value-type="float">
            <text:p>1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69448535620261" calcext:value-type="float">
            <text:p>1.69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201485180573787" calcext:value-type="float">
            <text:p>0.20</text:p>
          </table:table-cell>
          <table:table-cell table:style-name="ce8" office:value-type="float" office:value="5517" calcext:value-type="float">
            <text:p>5517</text:p>
          </table:table-cell>
          <table:table-cell/>
          <table:table-cell table:formula="of:=[.M188]+[.N188]" office:value-type="float" office:value="5517" calcext:value-type="float">
            <text:p>5517</text:p>
          </table:table-cell>
          <table:table-cell table:style-name="ce3" table:formula="of:=[.O188]/[.O$410]" office:value-type="float" office:value="7.31645580709283" calcext:value-type="float">
            <text:p>7.32</text:p>
          </table:table-cell>
          <table:table-cell table:formula="of:=[.D188]+[.H188]+[.L188]+[.P188]" office:value-type="float" office:value="10.3958653944948" calcext:value-type="float">
            <text:p>10.40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9:.G189])&gt;0;[.B189];0)" office:value-type="float" office:value="77353" calcext:value-type="float">
            <text:p>77353</text:p>
          </table:table-cell>
          <table:table-cell table:style-name="ce3" table:formula="of:=[.C189]/[.C$410]" office:value-type="float" office:value="3.11931580342242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69448535620261" calcext:value-type="float">
            <text:p>1.69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201485180573787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9]+[.N189]" office:value-type="float" office:value="4044" calcext:value-type="float">
            <text:p>4044</text:p>
          </table:table-cell>
          <table:table-cell table:style-name="ce3" table:formula="of:=[.O189]/[.O$410]" office:value-type="float" office:value="5.3630138270588" calcext:value-type="float">
            <text:p>5.36</text:p>
          </table:table-cell>
          <table:table-cell table:formula="of:=[.D189]+[.H189]+[.L189]+[.P189]" office:value-type="float" office:value="10.3783001672576" calcext:value-type="float">
            <text:p>10.3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9040225862061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69448535620261" calcext:value-type="float">
            <text:p>1.69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201485180573787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38953713975444" calcext:value-type="float">
            <text:p>5.39</text:p>
          </table:table-cell>
          <table:table-cell table:formula="of:=[.D190]+[.H190]+[.L190]+[.P190]" office:value-type="float" office:value="10.3759099351515" calcext:value-type="float">
            <text:p>10.38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1:.G191])&gt;0;[.B191];0)" office:value-type="float" office:value="73889" calcext:value-type="float">
            <text:p>73889</text:p>
          </table:table-cell>
          <table:table-cell table:style-name="ce3" table:formula="of:=[.C191]/[.C$410]" office:value-type="float" office:value="2.97962749213449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69448535620261" calcext:value-type="float">
            <text:p>1.69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201485180573787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1]+[.N191]" office:value-type="float" office:value="4147" calcext:value-type="float">
            <text:p>4147</text:p>
          </table:table-cell>
          <table:table-cell table:style-name="ce3" table:formula="of:=[.O191]/[.O$410]" office:value-type="float" office:value="5.49960888744136" calcext:value-type="float">
            <text:p>5.50</text:p>
          </table:table-cell>
          <table:table-cell table:formula="of:=[.D191]+[.H191]+[.L191]+[.P191]" office:value-type="float" office:value="10.3752069163522" calcext:value-type="float">
            <text:p>10.38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2:.G192])&gt;0;[.B192];0)" office:value-type="float" office:value="77698" calcext:value-type="float">
            <text:p>77698</text:p>
          </table:table-cell>
          <table:table-cell table:style-name="ce3" table:formula="of:=[.C192]/[.C$410]" office:value-type="float" office:value="3.1332281785362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69448535620261" calcext:value-type="float">
            <text:p>1.69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201485180573787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2]+[.N192]" office:value-type="float" office:value="4023" calcext:value-type="float">
            <text:p>4023</text:p>
          </table:table-cell>
          <table:table-cell table:style-name="ce3" table:formula="of:=[.O192]/[.O$410]" office:value-type="float" office:value="5.33516434872838" calcext:value-type="float">
            <text:p>5.34</text:p>
          </table:table-cell>
          <table:table-cell table:formula="of:=[.D192]+[.H192]+[.L192]+[.P192]" office:value-type="float" office:value="10.364363064041" calcext:value-type="float">
            <text:p>10.36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3:.G193])&gt;0;[.B193];0)" office:value-type="float" office:value="139435" calcext:value-type="float">
            <text:p>139435</text:p>
          </table:table-cell>
          <table:table-cell table:style-name="ce3" table:formula="of:=[.C193]/[.C$410]" office:value-type="float" office:value="5.62281746086389" calcext:value-type="float">
            <text:p>5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69448535620261" calcext:value-type="float">
            <text:p>1.69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201485180573787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3]+[.N193]" office:value-type="float" office:value="2137" calcext:value-type="float">
            <text:p>2137</text:p>
          </table:table-cell>
          <table:table-cell table:style-name="ce3" table:formula="of:=[.O193]/[.O$410]" office:value-type="float" office:value="2.83401596152934" calcext:value-type="float">
            <text:p>2.83</text:p>
          </table:table-cell>
          <table:table-cell table:formula="of:=[.D193]+[.H193]+[.L193]+[.P193]" office:value-type="float" office:value="10.3528039591696" calcext:value-type="float">
            <text:p>10.35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4:.G194])&gt;0;[.B194];0)" office:value-type="float" office:value="27458" calcext:value-type="float">
            <text:p>27458</text:p>
          </table:table-cell>
          <table:table-cell table:style-name="ce3" table:formula="of:=[.C194]/[.C$410]" office:value-type="float" office:value="1.10726375616166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69448535620261" calcext:value-type="float">
            <text:p>1.69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201485180573787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4]+[.N194]" office:value-type="float" office:value="5540" calcext:value-type="float">
            <text:p>5540</text:p>
          </table:table-cell>
          <table:table-cell table:style-name="ce3" table:formula="of:=[.O194]/[.O$410]" office:value-type="float" office:value="7.34695761669282" calcext:value-type="float">
            <text:p>7.35</text:p>
          </table:table-cell>
          <table:table-cell table:formula="of:=[.D194]+[.H194]+[.L194]+[.P194]" office:value-type="float" office:value="10.3501919096309" calcext:value-type="float">
            <text:p>10.35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8470853348041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69448535620261" calcext:value-type="float">
            <text:p>1.69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201485180573787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44523609641529" calcext:value-type="float">
            <text:p>5.45</text:p>
          </table:table-cell>
          <table:table-cell table:formula="of:=[.D195]+[.H195]+[.L195]+[.P195]" office:value-type="float" office:value="10.3259151666721" calcext:value-type="float">
            <text:p>10.33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14774543952461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69448535620261" calcext:value-type="float">
            <text:p>1.69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201485180573787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28079155770231" calcext:value-type="float">
            <text:p>5.28</text:p>
          </table:table-cell>
          <table:table-cell table:formula="of:=[.D196]+[.H196]+[.L196]+[.P196]" office:value-type="float" office:value="10.3245075340033" calcext:value-type="float">
            <text:p>10.3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3.00600051626333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69448535620261" calcext:value-type="float">
            <text:p>1.69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201485180573787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41738661808487" calcext:value-type="float">
            <text:p>5.42</text:p>
          </table:table-cell>
          <table:table-cell table:formula="of:=[.D197]+[.H197]+[.L197]+[.P197]" office:value-type="float" office:value="10.3193576711246" calcext:value-type="float">
            <text:p>10.3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160931951589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69448535620261" calcext:value-type="float">
            <text:p>1.69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201485180573787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25294207937189" calcext:value-type="float">
            <text:p>5.25</text:p>
          </table:table-cell>
          <table:table-cell table:formula="of:=[.D198]+[.H198]+[.L198]+[.P198]" office:value-type="float" office:value="10.3098445677373" calcext:value-type="float">
            <text:p>10.31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53704464385771" calcext:value-type="float">
            <text:p>5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69448535620261" calcext:value-type="float">
            <text:p>1.69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201485180573787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5656077732064" calcext:value-type="float">
            <text:p>2.86</text:p>
          </table:table-cell>
          <table:table-cell table:formula="of:=[.D199]+[.H199]+[.L199]+[.P199]" office:value-type="float" office:value="10.2895759579547" calcext:value-type="float">
            <text:p>10.29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43679489158814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69448535620261" calcext:value-type="float">
            <text:p>1.69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201485180573787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4939237175538" calcext:value-type="float">
            <text:p>2.95</text:p>
          </table:table-cell>
          <table:table-cell table:formula="of:=[.D200]+[.H200]+[.L200]+[.P200]" office:value-type="float" office:value="10.2821578001199" calcext:value-type="float">
            <text:p>10.28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1:.G201])&gt;0;[.B201];0)" office:value-type="float" office:value="78703" calcext:value-type="float">
            <text:p>78703</text:p>
          </table:table-cell>
          <table:table-cell table:style-name="ce3" table:formula="of:=[.C201]/[.C$410]" office:value-type="float" office:value="3.1737555321287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69448535620261" calcext:value-type="float">
            <text:p>1.69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201485180573787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1]+[.N201]" office:value-type="float" office:value="3920" calcext:value-type="float">
            <text:p>3920</text:p>
          </table:table-cell>
          <table:table-cell table:style-name="ce3" table:formula="of:=[.O201]/[.O$410]" office:value-type="float" office:value="5.19856928834582" calcext:value-type="float">
            <text:p>5.20</text:p>
          </table:table-cell>
          <table:table-cell table:formula="of:=[.D201]+[.H201]+[.L201]+[.P201]" office:value-type="float" office:value="10.268295357251" calcext:value-type="float">
            <text:p>10.27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202:.G202])&gt;0;[.B202];0)" office:value-type="float" office:value="89240" calcext:value-type="float">
            <text:p>89240</text:p>
          </table:table-cell>
          <table:table-cell table:style-name="ce3" table:formula="of:=[.C202]/[.C$410]" office:value-type="float" office:value="3.59866769611284" calcext:value-type="float">
            <text:p>3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02]*[.S$15]+[.F202]*[.S$19]+[.G202]*[.S$21]" office:value-type="float" office:value="4.6060887523555" calcext:value-type="float">
            <text:p>4.61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1" calcext:value-type="float">
            <text:p>1</text:p>
          </table:table-cell>
          <table:table-cell table:style-name="ce1" table:formula="of:=IF([.G202]&gt;0;1;0)" office:value-type="float" office:value="0" calcext:value-type="float">
            <text:p>0</text:p>
          </table:table-cell>
          <table:table-cell table:style-name="ce3" table:formula="of:=[.I202]*[.I$411]+[.J202]*[.J$411]+[.K202]*[.K$411]" office:value-type="float" office:value="1.82801598441274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202]+[.N202]" office:value-type="float" office:value="174" calcext:value-type="float">
            <text:p>174</text:p>
          </table:table-cell>
          <table:table-cell table:style-name="ce3" table:formula="of:=[.O202]/[.O$410]" office:value-type="float" office:value="0.230752820452085" calcext:value-type="float">
            <text:p>0.23</text:p>
          </table:table-cell>
          <table:table-cell table:formula="of:=[.D202]+[.H202]+[.L202]+[.P202]" office:value-type="float" office:value="10.2635252533332" calcext:value-type="float">
            <text:p>10.26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3:.G203])&gt;0;[.B203];0)" office:value-type="float" office:value="78808" calcext:value-type="float">
            <text:p>78808</text:p>
          </table:table-cell>
          <table:table-cell table:style-name="ce3" table:formula="of:=[.C203]/[.C$410]" office:value-type="float" office:value="3.17798973325034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69448535620261" calcext:value-type="float">
            <text:p>1.69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201485180573787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3]+[.N203]" office:value-type="float" office:value="3899" calcext:value-type="float">
            <text:p>3899</text:p>
          </table:table-cell>
          <table:table-cell table:style-name="ce3" table:formula="of:=[.O203]/[.O$410]" office:value-type="float" office:value="5.1707198100154" calcext:value-type="float">
            <text:p>5.17</text:p>
          </table:table-cell>
          <table:table-cell table:formula="of:=[.D203]+[.H203]+[.L203]+[.P203]" office:value-type="float" office:value="10.2446800800421" calcext:value-type="float">
            <text:p>10.2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4:.G204])&gt;0;[.B204];0)" office:value-type="float" office:value="79319" calcext:value-type="float">
            <text:p>79319</text:p>
          </table:table-cell>
          <table:table-cell table:style-name="ce3" table:formula="of:=[.C204]/[.C$410]" office:value-type="float" office:value="3.1985961787088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69448535620261" calcext:value-type="float">
            <text:p>1.69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201485180573787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4]+[.N204]" office:value-type="float" office:value="3879" calcext:value-type="float">
            <text:p>3879</text:p>
          </table:table-cell>
          <table:table-cell table:style-name="ce3" table:formula="of:=[.O204]/[.O$410]" office:value-type="float" office:value="5.14419649731976" calcext:value-type="float">
            <text:p>5.14</text:p>
          </table:table-cell>
          <table:table-cell table:formula="of:=[.D204]+[.H204]+[.L204]+[.P204]" office:value-type="float" office:value="10.238763212805" calcext:value-type="float">
            <text:p>10.2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5:.G205])&gt;0;[.B205];0)" office:value-type="float" office:value="79811" calcext:value-type="float">
            <text:p>79811</text:p>
          </table:table-cell>
          <table:table-cell table:style-name="ce3" table:formula="of:=[.C205]/[.C$410]" office:value-type="float" office:value="3.21843643539289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69448535620261" calcext:value-type="float">
            <text:p>1.69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201485180573787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5]+[.N205]" office:value-type="float" office:value="3859" calcext:value-type="float">
            <text:p>3859</text:p>
          </table:table-cell>
          <table:table-cell table:style-name="ce3" table:formula="of:=[.O205]/[.O$410]" office:value-type="float" office:value="5.11767318462411" calcext:value-type="float">
            <text:p>5.12</text:p>
          </table:table-cell>
          <table:table-cell table:formula="of:=[.D205]+[.H205]+[.L205]+[.P205]" office:value-type="float" office:value="10.2320801567934" calcext:value-type="float">
            <text:p>10.2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6:.G206])&gt;0;[.B206];0)" office:value-type="float" office:value="81337" calcext:value-type="float">
            <text:p>81337</text:p>
          </table:table-cell>
          <table:table-cell table:style-name="ce3" table:formula="of:=[.C206]/[.C$410]" office:value-type="float" office:value="3.27997349169352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69448535620261" calcext:value-type="float">
            <text:p>1.69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201485180573787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6]+[.N206]" office:value-type="float" office:value="3797" calcext:value-type="float">
            <text:p>3797</text:p>
          </table:table-cell>
          <table:table-cell table:style-name="ce3" table:formula="of:=[.O206]/[.O$410]" office:value-type="float" office:value="5.03545091526762" calcext:value-type="float">
            <text:p>5.04</text:p>
          </table:table-cell>
          <table:table-cell table:formula="of:=[.D206]+[.H206]+[.L206]+[.P206]" office:value-type="float" office:value="10.2113949437375" calcext:value-type="float">
            <text:p>10.2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7:.G207])&gt;0;[.B207];0)" office:value-type="float" office:value="79890" calcext:value-type="float">
            <text:p>79890</text:p>
          </table:table-cell>
          <table:table-cell table:style-name="ce3" table:formula="of:=[.C207]/[.C$410]" office:value-type="float" office:value="3.22162216766534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69448535620261" calcext:value-type="float">
            <text:p>1.69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201485180573787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7]+[.N207]" office:value-type="float" office:value="3838" calcext:value-type="float">
            <text:p>3838</text:p>
          </table:table-cell>
          <table:table-cell table:style-name="ce3" table:formula="of:=[.O207]/[.O$410]" office:value-type="float" office:value="5.08982370629369" calcext:value-type="float">
            <text:p>5.09</text:p>
          </table:table-cell>
          <table:table-cell table:formula="of:=[.D207]+[.H207]+[.L207]+[.P207]" office:value-type="float" office:value="10.2074164107354" calcext:value-type="float">
            <text:p>10.2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8:.G208])&gt;0;[.B208];0)" office:value-type="float" office:value="80500" calcext:value-type="float">
            <text:p>80500</text:p>
          </table:table-cell>
          <table:table-cell table:style-name="ce3" table:formula="of:=[.C208]/[.C$410]" office:value-type="float" office:value="3.2462208598956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69448535620261" calcext:value-type="float">
            <text:p>1.69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201485180573787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8]+[.N208]" office:value-type="float" office:value="3818" calcext:value-type="float">
            <text:p>3818</text:p>
          </table:table-cell>
          <table:table-cell table:style-name="ce3" table:formula="of:=[.O208]/[.O$410]" office:value-type="float" office:value="5.06330039359805" calcext:value-type="float">
            <text:p>5.06</text:p>
          </table:table-cell>
          <table:table-cell table:formula="of:=[.D208]+[.H208]+[.L208]+[.P208]" office:value-type="float" office:value="10.2054917902701" calcext:value-type="float">
            <text:p>10.21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9:.G209])&gt;0;[.B209];0)" office:value-type="float" office:value="81416" calcext:value-type="float">
            <text:p>81416</text:p>
          </table:table-cell>
          <table:table-cell table:style-name="ce3" table:formula="of:=[.C209]/[.C$410]" office:value-type="float" office:value="3.28315922396597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69448535620261" calcext:value-type="float">
            <text:p>1.69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201485180573787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9]+[.N209]" office:value-type="float" office:value="3777" calcext:value-type="float">
            <text:p>3777</text:p>
          </table:table-cell>
          <table:table-cell table:style-name="ce3" table:formula="of:=[.O209]/[.O$410]" office:value-type="float" office:value="5.00892760257198" calcext:value-type="float">
            <text:p>5.01</text:p>
          </table:table-cell>
          <table:table-cell table:formula="of:=[.D209]+[.H209]+[.L209]+[.P209]" office:value-type="float" office:value="10.1880573633143" calcext:value-type="float">
            <text:p>10.19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10:.G210])&gt;0;[.B210];0)" office:value-type="float" office:value="81783" calcext:value-type="float">
            <text:p>81783</text:p>
          </table:table-cell>
          <table:table-cell table:style-name="ce3" table:formula="of:=[.C210]/[.C$410]" office:value-type="float" office:value="3.29795876502909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69448535620261" calcext:value-type="float">
            <text:p>1.69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201485180573787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10]+[.N210]" office:value-type="float" office:value="3757" calcext:value-type="float">
            <text:p>3757</text:p>
          </table:table-cell>
          <table:table-cell table:style-name="ce3" table:formula="of:=[.O210]/[.O$410]" office:value-type="float" office:value="4.98240428987634" calcext:value-type="float">
            <text:p>4.98</text:p>
          </table:table-cell>
          <table:table-cell table:formula="of:=[.D210]+[.H210]+[.L210]+[.P210]" office:value-type="float" office:value="10.1763335916818" calcext:value-type="float">
            <text:p>10.18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1:.G211])&gt;0;[.B211];0)" office:value-type="float" office:value="81994" calcext:value-type="float">
            <text:p>81994</text:p>
          </table:table-cell>
          <table:table-cell table:style-name="ce3" table:formula="of:=[.C211]/[.C$410]" office:value-type="float" office:value="3.30646749299727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69448535620261" calcext:value-type="float">
            <text:p>1.69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201485180573787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1]+[.N211]" office:value-type="float" office:value="3737" calcext:value-type="float">
            <text:p>3737</text:p>
          </table:table-cell>
          <table:table-cell table:style-name="ce3" table:formula="of:=[.O211]/[.O$410]" office:value-type="float" office:value="4.9558809771807" calcext:value-type="float">
            <text:p>4.96</text:p>
          </table:table-cell>
          <table:table-cell table:formula="of:=[.D211]+[.H211]+[.L211]+[.P211]" office:value-type="float" office:value="10.1583190069544" calcext:value-type="float">
            <text:p>10.16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2:.G212])&gt;0;[.B212];0)" office:value-type="float" office:value="130244" calcext:value-type="float">
            <text:p>130244</text:p>
          </table:table-cell>
          <table:table-cell table:style-name="ce3" table:formula="of:=[.C212]/[.C$410]" office:value-type="float" office:value="5.25218372268625" calcext:value-type="float">
            <text:p>5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69448535620261" calcext:value-type="float">
            <text:p>1.69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201485180573787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2]+[.N212]" office:value-type="float" office:value="2241" calcext:value-type="float">
            <text:p>2241</text:p>
          </table:table-cell>
          <table:table-cell table:style-name="ce3" table:formula="of:=[.O212]/[.O$410]" office:value-type="float" office:value="2.97193718754668" calcext:value-type="float">
            <text:p>2.97</text:p>
          </table:table-cell>
          <table:table-cell table:formula="of:=[.D212]+[.H212]+[.L212]+[.P212]" office:value-type="float" office:value="10.1200914470093" calcext:value-type="float">
            <text:p>10.12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3:.G213])&gt;0;[.B213];0)" office:value-type="float" office:value="82276" calcext:value-type="float">
            <text:p>82276</text:p>
          </table:table-cell>
          <table:table-cell table:style-name="ce3" table:formula="of:=[.C213]/[.C$410]" office:value-type="float" office:value="3.31783934743814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69448535620261" calcext:value-type="float">
            <text:p>1.69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201485180573787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3]+[.N213]" office:value-type="float" office:value="3696" calcext:value-type="float">
            <text:p>3696</text:p>
          </table:table-cell>
          <table:table-cell table:style-name="ce3" table:formula="of:=[.O213]/[.O$410]" office:value-type="float" office:value="4.90150818615463" calcext:value-type="float">
            <text:p>4.90</text:p>
          </table:table-cell>
          <table:table-cell table:formula="of:=[.D213]+[.H213]+[.L213]+[.P213]" office:value-type="float" office:value="10.1153180703692" calcext:value-type="float">
            <text:p>10.1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4:.G214])&gt;0;[.B214];0)" office:value-type="float" office:value="128237" calcext:value-type="float">
            <text:p>128237</text:p>
          </table:table-cell>
          <table:table-cell table:style-name="ce3" table:formula="of:=[.C214]/[.C$410]" office:value-type="float" office:value="5.17124999267618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69448535620261" calcext:value-type="float">
            <text:p>1.69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201485180573787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4]+[.N214]" office:value-type="float" office:value="2294" calcext:value-type="float">
            <text:p>2294</text:p>
          </table:table-cell>
          <table:table-cell table:style-name="ce3" table:formula="of:=[.O214]/[.O$410]" office:value-type="float" office:value="3.04222396619013" calcext:value-type="float">
            <text:p>3.04</text:p>
          </table:table-cell>
          <table:table-cell table:formula="of:=[.D214]+[.H214]+[.L214]+[.P214]" office:value-type="float" office:value="10.1094444956427" calcext:value-type="float">
            <text:p>10.11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5:.G215])&gt;0;[.B215];0)" office:value-type="float" office:value="83132" calcext:value-type="float">
            <text:p>83132</text:p>
          </table:table-cell>
          <table:table-cell table:style-name="ce3" table:formula="of:=[.C215]/[.C$410]" office:value-type="float" office:value="3.35235816801045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69448535620261" calcext:value-type="float">
            <text:p>1.69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201485180573787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5]+[.N215]" office:value-type="float" office:value="3656" calcext:value-type="float">
            <text:p>3656</text:p>
          </table:table-cell>
          <table:table-cell table:style-name="ce3" table:formula="of:=[.O215]/[.O$410]" office:value-type="float" office:value="4.84846156076335" calcext:value-type="float">
            <text:p>4.85</text:p>
          </table:table-cell>
          <table:table-cell table:formula="of:=[.D215]+[.H215]+[.L215]+[.P215]" office:value-type="float" office:value="10.0967902655502" calcext:value-type="float">
            <text:p>10.10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6:.G216])&gt;0;[.B216];0)" office:value-type="float" office:value="127146" calcext:value-type="float">
            <text:p>127146</text:p>
          </table:table-cell>
          <table:table-cell table:style-name="ce3" table:formula="of:=[.C216]/[.C$410]" office:value-type="float" office:value="5.12725462673648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69448535620261" calcext:value-type="float">
            <text:p>1.69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201485180573787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6]+[.N216]" office:value-type="float" office:value="2312" calcext:value-type="float">
            <text:p>2312</text:p>
          </table:table-cell>
          <table:table-cell table:style-name="ce3" table:formula="of:=[.O216]/[.O$410]" office:value-type="float" office:value="3.06609494761621" calcext:value-type="float">
            <text:p>3.07</text:p>
          </table:table-cell>
          <table:table-cell table:formula="of:=[.D216]+[.H216]+[.L216]+[.P216]" office:value-type="float" office:value="10.0893201111291" calcext:value-type="float">
            <text:p>10.09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7:.G217])&gt;0;[.B217];0)" office:value-type="float" office:value="126544" calcext:value-type="float">
            <text:p>126544</text:p>
          </table:table-cell>
          <table:table-cell table:style-name="ce3" table:formula="of:=[.C217]/[.C$410]" office:value-type="float" office:value="5.10297854030595" calcext:value-type="float">
            <text:p>5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69448535620261" calcext:value-type="float">
            <text:p>1.69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201485180573787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7]+[.N217]" office:value-type="float" office:value="2329" calcext:value-type="float">
            <text:p>2329</text:p>
          </table:table-cell>
          <table:table-cell table:style-name="ce3" table:formula="of:=[.O217]/[.O$410]" office:value-type="float" office:value="3.0886397634075" calcext:value-type="float">
            <text:p>3.09</text:p>
          </table:table-cell>
          <table:table-cell table:formula="of:=[.D217]+[.H217]+[.L217]+[.P217]" office:value-type="float" office:value="10.0875888404899" calcext:value-type="float">
            <text:p>10.09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8:.G218])&gt;0;[.B218];0)" office:value-type="float" office:value="128602" calcext:value-type="float">
            <text:p>128602</text:p>
          </table:table-cell>
          <table:table-cell table:style-name="ce3" table:formula="of:=[.C218]/[.C$410]" office:value-type="float" office:value="5.18596888228937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69448535620261" calcext:value-type="float">
            <text:p>1.69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201485180573787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8]+[.N218]" office:value-type="float" office:value="2259" calcext:value-type="float">
            <text:p>2259</text:p>
          </table:table-cell>
          <table:table-cell table:style-name="ce3" table:formula="of:=[.O218]/[.O$410]" office:value-type="float" office:value="2.99580816897276" calcext:value-type="float">
            <text:p>3.00</text:p>
          </table:table-cell>
          <table:table-cell table:formula="of:=[.D218]+[.H218]+[.L218]+[.P218]" office:value-type="float" office:value="10.0777475880385" calcext:value-type="float">
            <text:p>10.08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9:.G219])&gt;0;[.B219];0)" office:value-type="float" office:value="83309" calcext:value-type="float">
            <text:p>83309</text:p>
          </table:table-cell>
          <table:table-cell table:style-name="ce3" table:formula="of:=[.C219]/[.C$410]" office:value-type="float" office:value="3.3594958213297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69448535620261" calcext:value-type="float">
            <text:p>1.69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201485180573787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9]+[.N219]" office:value-type="float" office:value="3636" calcext:value-type="float">
            <text:p>3636</text:p>
          </table:table-cell>
          <table:table-cell table:style-name="ce3" table:formula="of:=[.O219]/[.O$410]" office:value-type="float" office:value="4.82193824806771" calcext:value-type="float">
            <text:p>4.82</text:p>
          </table:table-cell>
          <table:table-cell table:formula="of:=[.D219]+[.H219]+[.L219]+[.P219]" office:value-type="float" office:value="10.0774046061738" calcext:value-type="float">
            <text:p>10.08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20:.G220])&gt;0;[.B220];0)" office:value-type="float" office:value="84465" calcext:value-type="float">
            <text:p>84465</text:p>
          </table:table-cell>
          <table:table-cell table:style-name="ce3" table:formula="of:=[.C220]/[.C$410]" office:value-type="float" office:value="3.40611235939232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69448535620261" calcext:value-type="float">
            <text:p>1.69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201485180573787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20]+[.N220]" office:value-type="float" office:value="3596" calcext:value-type="float">
            <text:p>3596</text:p>
          </table:table-cell>
          <table:table-cell table:style-name="ce3" table:formula="of:=[.O220]/[.O$410]" office:value-type="float" office:value="4.76889162267642" calcext:value-type="float">
            <text:p>4.77</text:p>
          </table:table-cell>
          <table:table-cell table:formula="of:=[.D220]+[.H220]+[.L220]+[.P220]" office:value-type="float" office:value="10.0709745188451" calcext:value-type="float">
            <text:p>10.07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1:.G221])&gt;0;[.B221];0)" office:value-type="float" office:value="84588" calcext:value-type="float">
            <text:p>84588</text:p>
          </table:table-cell>
          <table:table-cell table:style-name="ce3" table:formula="of:=[.C221]/[.C$410]" office:value-type="float" office:value="3.41107242356334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69448535620261" calcext:value-type="float">
            <text:p>1.69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201485180573787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1]+[.N221]" office:value-type="float" office:value="3576" calcext:value-type="float">
            <text:p>3576</text:p>
          </table:table-cell>
          <table:table-cell table:style-name="ce3" table:formula="of:=[.O221]/[.O$410]" office:value-type="float" office:value="4.74236830998078" calcext:value-type="float">
            <text:p>4.74</text:p>
          </table:table-cell>
          <table:table-cell table:formula="of:=[.D221]+[.H221]+[.L221]+[.P221]" office:value-type="float" office:value="10.0494112703205" calcext:value-type="float">
            <text:p>10.0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2:.G222])&gt;0;[.B222];0)" office:value-type="float" office:value="124626" calcext:value-type="float">
            <text:p>124626</text:p>
          </table:table-cell>
          <table:table-cell table:style-name="ce3" table:formula="of:=[.C222]/[.C$410]" office:value-type="float" office:value="5.02563379981801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69448535620261" calcext:value-type="float">
            <text:p>1.69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201485180573787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2]+[.N222]" office:value-type="float" office:value="2347" calcext:value-type="float">
            <text:p>2347</text:p>
          </table:table-cell>
          <table:table-cell table:style-name="ce3" table:formula="of:=[.O222]/[.O$410]" office:value-type="float" office:value="3.11251074483358" calcext:value-type="float">
            <text:p>3.11</text:p>
          </table:table-cell>
          <table:table-cell table:formula="of:=[.D222]+[.H222]+[.L222]+[.P222]" office:value-type="float" office:value="10.034115081428" calcext:value-type="float">
            <text:p>10.03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3:.G223])&gt;0;[.B223];0)" office:value-type="float" office:value="84696" calcext:value-type="float">
            <text:p>84696</text:p>
          </table:table-cell>
          <table:table-cell table:style-name="ce3" table:formula="of:=[.C223]/[.C$410]" office:value-type="float" office:value="3.4154276018598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69448535620261" calcext:value-type="float">
            <text:p>1.69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201485180573787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3]+[.N223]" office:value-type="float" office:value="3556" calcext:value-type="float">
            <text:p>3556</text:p>
          </table:table-cell>
          <table:table-cell table:style-name="ce3" table:formula="of:=[.O223]/[.O$410]" office:value-type="float" office:value="4.71584499728514" calcext:value-type="float">
            <text:p>4.72</text:p>
          </table:table-cell>
          <table:table-cell table:formula="of:=[.D223]+[.H223]+[.L223]+[.P223]" office:value-type="float" office:value="10.0272431359214" calcext:value-type="float">
            <text:p>10.03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4:.G224])&gt;0;[.B224];0)" office:value-type="float" office:value="84897" calcext:value-type="float">
            <text:p>84897</text:p>
          </table:table-cell>
          <table:table-cell table:style-name="ce3" table:formula="of:=[.C224]/[.C$410]" office:value-type="float" office:value="3.4235330725783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69448535620261" calcext:value-type="float">
            <text:p>1.69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201485180573787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4]+[.N224]" office:value-type="float" office:value="3536" calcext:value-type="float">
            <text:p>3536</text:p>
          </table:table-cell>
          <table:table-cell table:style-name="ce3" table:formula="of:=[.O224]/[.O$410]" office:value-type="float" office:value="4.6893216845895" calcext:value-type="float">
            <text:p>4.69</text:p>
          </table:table-cell>
          <table:table-cell table:formula="of:=[.D224]+[.H224]+[.L224]+[.P224]" office:value-type="float" office:value="10.0088252939442" calcext:value-type="float">
            <text:p>10.01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93853023388789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69448535620261" calcext:value-type="float">
            <text:p>1.69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201485180573787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16025270768574" calcext:value-type="float">
            <text:p>3.16</text:p>
          </table:table-cell>
          <table:table-cell table:formula="of:=[.D225]+[.H225]+[.L225]+[.P225]" office:value-type="float" office:value="9.99475347835002" calcext:value-type="float">
            <text:p>9.99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6:.G226])&gt;0;[.B226];0)" office:value-type="float" office:value="85122" calcext:value-type="float">
            <text:p>85122</text:p>
          </table:table-cell>
          <table:table-cell table:style-name="ce3" table:formula="of:=[.C226]/[.C$410]" office:value-type="float" office:value="3.4326063606960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69448535620261" calcext:value-type="float">
            <text:p>1.69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201485180573787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6]+[.N226]" office:value-type="float" office:value="3516" calcext:value-type="float">
            <text:p>3516</text:p>
          </table:table-cell>
          <table:table-cell table:style-name="ce3" table:formula="of:=[.O226]/[.O$410]" office:value-type="float" office:value="4.66279837189386" calcext:value-type="float">
            <text:p>4.66</text:p>
          </table:table-cell>
          <table:table-cell table:formula="of:=[.D226]+[.H226]+[.L226]+[.P226]" office:value-type="float" office:value="9.99137526936632" calcext:value-type="float">
            <text:p>9.9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94457909263303" calcext:value-type="float">
            <text:p>4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69448535620261" calcext:value-type="float">
            <text:p>1.69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201485180573787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3638172625966" calcext:value-type="float">
            <text:p>3.14</text:p>
          </table:table-cell>
          <table:table-cell table:formula="of:=[.D227]+[.H227]+[.L227]+[.P227]" office:value-type="float" office:value="9.97693135566909" calcext:value-type="float">
            <text:p>9.9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8:.G228])&gt;0;[.B228];0)" office:value-type="float" office:value="85188" calcext:value-type="float">
            <text:p>85188</text:p>
          </table:table-cell>
          <table:table-cell table:style-name="ce3" table:formula="of:=[.C228]/[.C$410]" office:value-type="float" office:value="3.43526785854393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69448535620261" calcext:value-type="float">
            <text:p>1.69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201485180573787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8]+[.N228]" office:value-type="float" office:value="3496" calcext:value-type="float">
            <text:p>3496</text:p>
          </table:table-cell>
          <table:table-cell table:style-name="ce3" table:formula="of:=[.O228]/[.O$410]" office:value-type="float" office:value="4.63627505919821" calcext:value-type="float">
            <text:p>4.64</text:p>
          </table:table-cell>
          <table:table-cell table:formula="of:=[.D228]+[.H228]+[.L228]+[.P228]" office:value-type="float" office:value="9.96751345451854" calcext:value-type="float">
            <text:p>9.97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9:.G229])&gt;0;[.B229];0)" office:value-type="float" office:value="85203" calcext:value-type="float">
            <text:p>85203</text:p>
          </table:table-cell>
          <table:table-cell table:style-name="ce3" table:formula="of:=[.C229]/[.C$410]" office:value-type="float" office:value="3.43587274441845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69448535620261" calcext:value-type="float">
            <text:p>1.69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201485180573787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9]+[.N229]" office:value-type="float" office:value="3476" calcext:value-type="float">
            <text:p>3476</text:p>
          </table:table-cell>
          <table:table-cell table:style-name="ce3" table:formula="of:=[.O229]/[.O$410]" office:value-type="float" office:value="4.60975174650257" calcext:value-type="float">
            <text:p>4.61</text:p>
          </table:table-cell>
          <table:table-cell table:formula="of:=[.D229]+[.H229]+[.L229]+[.P229]" office:value-type="float" office:value="9.94159502769742" calcext:value-type="float">
            <text:p>9.9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46127795114807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69448535620261" calcext:value-type="float">
            <text:p>1.69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201485180573787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58322843380693" calcext:value-type="float">
            <text:p>4.58</text:p>
          </table:table-cell>
          <table:table-cell table:formula="of:=[.D230]+[.H230]+[.L230]+[.P230]" office:value-type="float" office:value="9.94047692173139" calcext:value-type="float">
            <text:p>9.9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1:.G231])&gt;0;[.B231];0)" office:value-type="float" office:value="86920" calcext:value-type="float">
            <text:p>86920</text:p>
          </table:table-cell>
          <table:table-cell table:style-name="ce3" table:formula="of:=[.C231]/[.C$410]" office:value-type="float" office:value="3.5051120141879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69448535620261" calcext:value-type="float">
            <text:p>1.69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201485180573787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1]+[.N231]" office:value-type="float" office:value="3417" calcext:value-type="float">
            <text:p>3417</text:p>
          </table:table-cell>
          <table:table-cell table:style-name="ce3" table:formula="of:=[.O231]/[.O$410]" office:value-type="float" office:value="4.53150797405043" calcext:value-type="float">
            <text:p>4.53</text:p>
          </table:table-cell>
          <table:table-cell table:formula="of:=[.D231]+[.H231]+[.L231]+[.P231]" office:value-type="float" office:value="9.93259052501472" calcext:value-type="float">
            <text:p>9.93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2:.G232])&gt;0;[.B232];0)" office:value-type="float" office:value="120230" calcext:value-type="float">
            <text:p>120230</text:p>
          </table:table-cell>
          <table:table-cell table:style-name="ce3" table:formula="of:=[.C232]/[.C$410]" office:value-type="float" office:value="4.84836191286023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69448535620261" calcext:value-type="float">
            <text:p>1.69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201485180573787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2]+[.N232]" office:value-type="float" office:value="2401" calcext:value-type="float">
            <text:p>2401</text:p>
          </table:table-cell>
          <table:table-cell table:style-name="ce3" table:formula="of:=[.O232]/[.O$410]" office:value-type="float" office:value="3.18412368911182" calcext:value-type="float">
            <text:p>3.18</text:p>
          </table:table-cell>
          <table:table-cell table:formula="of:=[.D232]+[.H232]+[.L232]+[.P232]" office:value-type="float" office:value="9.92845613874844" calcext:value-type="float">
            <text:p>9.9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3:.G233])&gt;0;[.B233];0)" office:value-type="float" office:value="88644" calcext:value-type="float">
            <text:p>88644</text:p>
          </table:table-cell>
          <table:table-cell table:style-name="ce3" table:formula="of:=[.C233]/[.C$410]" office:value-type="float" office:value="3.57463356403212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69448535620261" calcext:value-type="float">
            <text:p>1.69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201485180573787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3]+[.N233]" office:value-type="float" office:value="3358" calcext:value-type="float">
            <text:p>3358</text:p>
          </table:table-cell>
          <table:table-cell table:style-name="ce3" table:formula="of:=[.O233]/[.O$410]" office:value-type="float" office:value="4.45326420159828" calcext:value-type="float">
            <text:p>4.45</text:p>
          </table:table-cell>
          <table:table-cell table:formula="of:=[.D233]+[.H233]+[.L233]+[.P233]" office:value-type="float" office:value="9.9238683024068" calcext:value-type="float">
            <text:p>9.92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4:.G234])&gt;0;[.B234];0)" office:value-type="float" office:value="89803" calcext:value-type="float">
            <text:p>89803</text:p>
          </table:table-cell>
          <table:table-cell table:style-name="ce3" table:formula="of:=[.C234]/[.C$410]" office:value-type="float" office:value="3.62137107926962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69448535620261" calcext:value-type="float">
            <text:p>1.69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201485180573787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4]+[.N234]" office:value-type="float" office:value="3319" calcext:value-type="float">
            <text:p>3319</text:p>
          </table:table-cell>
          <table:table-cell table:style-name="ce3" table:formula="of:=[.O234]/[.O$410]" office:value-type="float" office:value="4.40154374184178" calcext:value-type="float">
            <text:p>4.40</text:p>
          </table:table-cell>
          <table:table-cell table:formula="of:=[.D234]+[.H234]+[.L234]+[.P234]" office:value-type="float" office:value="9.9188853578878" calcext:value-type="float">
            <text:p>9.9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5:.G235])&gt;0;[.B235];0)" office:value-type="float" office:value="85895" calcext:value-type="float">
            <text:p>85895</text:p>
          </table:table-cell>
          <table:table-cell table:style-name="ce3" table:formula="of:=[.C235]/[.C$410]" office:value-type="float" office:value="3.46377814609606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69448535620261" calcext:value-type="float">
            <text:p>1.69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201485180573787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5]+[.N235]" office:value-type="float" office:value="3437" calcext:value-type="float">
            <text:p>3437</text:p>
          </table:table-cell>
          <table:table-cell table:style-name="ce3" table:formula="of:=[.O235]/[.O$410]" office:value-type="float" office:value="4.55803128674607" calcext:value-type="float">
            <text:p>4.56</text:p>
          </table:table-cell>
          <table:table-cell table:formula="of:=[.D235]+[.H235]+[.L235]+[.P235]" office:value-type="float" office:value="9.91777996961853" calcext:value-type="float">
            <text:p>9.9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6:.G236])&gt;0;[.B236];0)" office:value-type="float" office:value="87092" calcext:value-type="float">
            <text:p>87092</text:p>
          </table:table-cell>
          <table:table-cell table:style-name="ce3" table:formula="of:=[.C236]/[.C$410]" office:value-type="float" office:value="3.5120480388823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69448535620261" calcext:value-type="float">
            <text:p>1.69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201485180573787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6]+[.N236]" office:value-type="float" office:value="3397" calcext:value-type="float">
            <text:p>3397</text:p>
          </table:table-cell>
          <table:table-cell table:style-name="ce3" table:formula="of:=[.O236]/[.O$410]" office:value-type="float" office:value="4.50498466135478" calcext:value-type="float">
            <text:p>4.50</text:p>
          </table:table-cell>
          <table:table-cell table:formula="of:=[.D236]+[.H236]+[.L236]+[.P236]" office:value-type="float" office:value="9.91300323701351" calcext:value-type="float">
            <text:p>9.91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7:.G237])&gt;0;[.B237];0)" office:value-type="float" office:value="88893" calcext:value-type="float">
            <text:p>88893</text:p>
          </table:table-cell>
          <table:table-cell table:style-name="ce3" table:formula="of:=[.C237]/[.C$410]" office:value-type="float" office:value="3.58467466954907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69448535620261" calcext:value-type="float">
            <text:p>1.69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201485180573787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7]+[.N237]" office:value-type="float" office:value="3338" calcext:value-type="float">
            <text:p>3338</text:p>
          </table:table-cell>
          <table:table-cell table:style-name="ce3" table:formula="of:=[.O237]/[.O$410]" office:value-type="float" office:value="4.42674088890264" calcext:value-type="float">
            <text:p>4.43</text:p>
          </table:table-cell>
          <table:table-cell table:formula="of:=[.D237]+[.H237]+[.L237]+[.P237]" office:value-type="float" office:value="9.9073860952281" calcext:value-type="float">
            <text:p>9.91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8:.G238])&gt;0;[.B238];0)" office:value-type="float" office:value="87532" calcext:value-type="float">
            <text:p>87532</text:p>
          </table:table-cell>
          <table:table-cell table:style-name="ce3" table:formula="of:=[.C238]/[.C$410]" office:value-type="float" office:value="3.5297913578681" calcext:value-type="float">
            <text:p>3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69448535620261" calcext:value-type="float">
            <text:p>1.69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201485180573787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8]+[.N238]" office:value-type="float" office:value="3377" calcext:value-type="float">
            <text:p>3377</text:p>
          </table:table-cell>
          <table:table-cell table:style-name="ce3" table:formula="of:=[.O238]/[.O$410]" office:value-type="float" office:value="4.47846134865914" calcext:value-type="float">
            <text:p>4.48</text:p>
          </table:table-cell>
          <table:table-cell table:formula="of:=[.D238]+[.H238]+[.L238]+[.P238]" office:value-type="float" office:value="9.90422324330364" calcext:value-type="float">
            <text:p>9.90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9:.G239])&gt;0;[.B239];0)" office:value-type="float" office:value="89817" calcext:value-type="float">
            <text:p>89817</text:p>
          </table:table-cell>
          <table:table-cell table:style-name="ce3" table:formula="of:=[.C239]/[.C$410]" office:value-type="float" office:value="3.62193563941917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69448535620261" calcext:value-type="float">
            <text:p>1.69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201485180573787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9]+[.N239]" office:value-type="float" office:value="3299" calcext:value-type="float">
            <text:p>3299</text:p>
          </table:table-cell>
          <table:table-cell table:style-name="ce3" table:formula="of:=[.O239]/[.O$410]" office:value-type="float" office:value="4.37502042914614" calcext:value-type="float">
            <text:p>4.38</text:p>
          </table:table-cell>
          <table:table-cell table:formula="of:=[.D239]+[.H239]+[.L239]+[.P239]" office:value-type="float" office:value="9.89292660534171" calcext:value-type="float">
            <text:p>9.8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40:.G240])&gt;0;[.B240];0)" office:value-type="float" office:value="90014" calcext:value-type="float">
            <text:p>90014</text:p>
          </table:table-cell>
          <table:table-cell table:style-name="ce3" table:formula="of:=[.C240]/[.C$410]" office:value-type="float" office:value="3.629879807237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69448535620261" calcext:value-type="float">
            <text:p>1.69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201485180573787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40]+[.N240]" office:value-type="float" office:value="3280" calcext:value-type="float">
            <text:p>3280</text:p>
          </table:table-cell>
          <table:table-cell table:style-name="ce3" table:formula="of:=[.O240]/[.O$410]" office:value-type="float" office:value="4.34982328208528" calcext:value-type="float">
            <text:p>4.35</text:p>
          </table:table-cell>
          <table:table-cell table:formula="of:=[.D240]+[.H240]+[.L240]+[.P240]" office:value-type="float" office:value="9.87567362609947" calcext:value-type="float">
            <text:p>9.88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1:.G241])&gt;0;[.B241];0)" office:value-type="float" office:value="93697" calcext:value-type="float">
            <text:p>93697</text:p>
          </table:table-cell>
          <table:table-cell table:style-name="ce3" table:formula="of:=[.C241]/[.C$410]" office:value-type="float" office:value="3.77839945229364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69448535620261" calcext:value-type="float">
            <text:p>1.69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201485180573787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1]+[.N241]" office:value-type="float" office:value="3163" calcext:value-type="float">
            <text:p>3163</text:p>
          </table:table-cell>
          <table:table-cell table:style-name="ce3" table:formula="of:=[.O241]/[.O$410]" office:value-type="float" office:value="4.19466190281577" calcext:value-type="float">
            <text:p>4.19</text:p>
          </table:table-cell>
          <table:table-cell table:formula="of:=[.D241]+[.H241]+[.L241]+[.P241]" office:value-type="float" office:value="9.86903189188581" calcext:value-type="float">
            <text:p>9.87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2:.G242])&gt;0;[.B242];0)" office:value-type="float" office:value="98676" calcext:value-type="float">
            <text:p>98676</text:p>
          </table:table-cell>
          <table:table-cell table:style-name="ce3" table:formula="of:=[.C242]/[.C$410]" office:value-type="float" office:value="3.9791812369075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69448535620261" calcext:value-type="float">
            <text:p>1.69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201485180573787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2]+[.N242]" office:value-type="float" office:value="3010" calcext:value-type="float">
            <text:p>3010</text:p>
          </table:table-cell>
          <table:table-cell table:style-name="ce3" table:formula="of:=[.O242]/[.O$410]" office:value-type="float" office:value="3.99175856069411" calcext:value-type="float">
            <text:p>3.99</text:p>
          </table:table-cell>
          <table:table-cell table:formula="of:=[.D242]+[.H242]+[.L242]+[.P242]" office:value-type="float" office:value="9.86691033437807" calcext:value-type="float">
            <text:p>9.87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3:.G243])&gt;0;[.B243];0)" office:value-type="float" office:value="94202" calcext:value-type="float">
            <text:p>94202</text:p>
          </table:table-cell>
          <table:table-cell table:style-name="ce3" table:formula="of:=[.C243]/[.C$410]" office:value-type="float" office:value="3.79876394340231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69448535620261" calcext:value-type="float">
            <text:p>1.69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201485180573787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3]+[.N243]" office:value-type="float" office:value="3144" calcext:value-type="float">
            <text:p>3144</text:p>
          </table:table-cell>
          <table:table-cell table:style-name="ce3" table:formula="of:=[.O243]/[.O$410]" office:value-type="float" office:value="4.16946475575491" calcext:value-type="float">
            <text:p>4.17</text:p>
          </table:table-cell>
          <table:table-cell table:formula="of:=[.D243]+[.H243]+[.L243]+[.P243]" office:value-type="float" office:value="9.86419923593362" calcext:value-type="float">
            <text:p>9.86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4:.G244])&gt;0;[.B244];0)" office:value-type="float" office:value="92787" calcext:value-type="float">
            <text:p>92787</text:p>
          </table:table-cell>
          <table:table-cell table:style-name="ce3" table:formula="of:=[.C244]/[.C$410]" office:value-type="float" office:value="3.74170304257308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69448535620261" calcext:value-type="float">
            <text:p>1.69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201485180573787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4]+[.N244]" office:value-type="float" office:value="3182" calcext:value-type="float">
            <text:p>3182</text:p>
          </table:table-cell>
          <table:table-cell table:style-name="ce3" table:formula="of:=[.O244]/[.O$410]" office:value-type="float" office:value="4.21985904987663" calcext:value-type="float">
            <text:p>4.22</text:p>
          </table:table-cell>
          <table:table-cell table:formula="of:=[.D244]+[.H244]+[.L244]+[.P244]" office:value-type="float" office:value="9.85753262922612" calcext:value-type="float">
            <text:p>9.86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5:.G245])&gt;0;[.B245];0)" office:value-type="float" office:value="92129" calcext:value-type="float">
            <text:p>92129</text:p>
          </table:table-cell>
          <table:table-cell table:style-name="ce3" table:formula="of:=[.C245]/[.C$410]" office:value-type="float" office:value="3.71516871554437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69448535620261" calcext:value-type="float">
            <text:p>1.69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201485180573787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5]+[.N245]" office:value-type="float" office:value="3202" calcext:value-type="float">
            <text:p>3202</text:p>
          </table:table-cell>
          <table:table-cell table:style-name="ce3" table:formula="of:=[.O245]/[.O$410]" office:value-type="float" office:value="4.24638236257228" calcext:value-type="float">
            <text:p>4.25</text:p>
          </table:table-cell>
          <table:table-cell table:formula="of:=[.D245]+[.H245]+[.L245]+[.P245]" office:value-type="float" office:value="9.85752161489305" calcext:value-type="float">
            <text:p>9.8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6:.G246])&gt;0;[.B246];0)" office:value-type="float" office:value="94654" calcext:value-type="float">
            <text:p>94654</text:p>
          </table:table-cell>
          <table:table-cell table:style-name="ce3" table:formula="of:=[.C246]/[.C$410]" office:value-type="float" office:value="3.81699117108768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69448535620261" calcext:value-type="float">
            <text:p>1.69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201485180573787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6]+[.N246]" office:value-type="float" office:value="3125" calcext:value-type="float">
            <text:p>3125</text:p>
          </table:table-cell>
          <table:table-cell table:style-name="ce3" table:formula="of:=[.O246]/[.O$410]" office:value-type="float" office:value="4.14426760869405" calcext:value-type="float">
            <text:p>4.14</text:p>
          </table:table-cell>
          <table:table-cell table:formula="of:=[.D246]+[.H246]+[.L246]+[.P246]" office:value-type="float" office:value="9.85722931655813" calcext:value-type="float">
            <text:p>9.8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7:.G247])&gt;0;[.B247];0)" office:value-type="float" office:value="114308" calcext:value-type="float">
            <text:p>114308</text:p>
          </table:table-cell>
          <table:table-cell table:style-name="ce3" table:formula="of:=[.C247]/[.C$410]" office:value-type="float" office:value="4.60955296960182" calcext:value-type="float">
            <text:p>4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69448535620261" calcext:value-type="float">
            <text:p>1.69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201485180573787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7]+[.N247]" office:value-type="float" office:value="2527" calcext:value-type="float">
            <text:p>2527</text:p>
          </table:table-cell>
          <table:table-cell table:style-name="ce3" table:formula="of:=[.O247]/[.O$410]" office:value-type="float" office:value="3.35122055909436" calcext:value-type="float">
            <text:p>3.35</text:p>
          </table:table-cell>
          <table:table-cell table:formula="of:=[.D247]+[.H247]+[.L247]+[.P247]" office:value-type="float" office:value="9.85674406547258" calcext:value-type="float">
            <text:p>9.8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8:.G248])&gt;0;[.B248];0)" office:value-type="float" office:value="97684" calcext:value-type="float">
            <text:p>97684</text:p>
          </table:table-cell>
          <table:table-cell table:style-name="ce3" table:formula="of:=[.C248]/[.C$410]" office:value-type="float" office:value="3.93917811773965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69448535620261" calcext:value-type="float">
            <text:p>1.69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201485180573787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8]+[.N248]" office:value-type="float" office:value="3029" calcext:value-type="float">
            <text:p>3029</text:p>
          </table:table-cell>
          <table:table-cell table:style-name="ce3" table:formula="of:=[.O248]/[.O$410]" office:value-type="float" office:value="4.01695570775497" calcext:value-type="float">
            <text:p>4.02</text:p>
          </table:table-cell>
          <table:table-cell table:formula="of:=[.D248]+[.H248]+[.L248]+[.P248]" office:value-type="float" office:value="9.85210436227102" calcext:value-type="float">
            <text:p>9.8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9:.G249])&gt;0;[.B249];0)" office:value-type="float" office:value="114574" calcext:value-type="float">
            <text:p>114574</text:p>
          </table:table-cell>
          <table:table-cell table:style-name="ce3" table:formula="of:=[.C249]/[.C$410]" office:value-type="float" office:value="4.62027961244322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69448535620261" calcext:value-type="float">
            <text:p>1.69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201485180573787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9]+[.N249]" office:value-type="float" office:value="2508" calcext:value-type="float">
            <text:p>2508</text:p>
          </table:table-cell>
          <table:table-cell table:style-name="ce3" table:formula="of:=[.O249]/[.O$410]" office:value-type="float" office:value="3.3260234120335" calcext:value-type="float">
            <text:p>3.33</text:p>
          </table:table-cell>
          <table:table-cell table:formula="of:=[.D249]+[.H249]+[.L249]+[.P249]" office:value-type="float" office:value="9.84227356125311" calcext:value-type="float">
            <text:p>9.8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50:.G250])&gt;0;[.B250];0)" office:value-type="float" office:value="94869" calcext:value-type="float">
            <text:p>94869</text:p>
          </table:table-cell>
          <table:table-cell table:style-name="ce3" table:formula="of:=[.C250]/[.C$410]" office:value-type="float" office:value="3.8256612019557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69448535620261" calcext:value-type="float">
            <text:p>1.69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201485180573787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50]+[.N250]" office:value-type="float" office:value="3105" calcext:value-type="float">
            <text:p>3105</text:p>
          </table:table-cell>
          <table:table-cell table:style-name="ce3" table:formula="of:=[.O250]/[.O$410]" office:value-type="float" office:value="4.11774429599841" calcext:value-type="float">
            <text:p>4.12</text:p>
          </table:table-cell>
          <table:table-cell table:formula="of:=[.D250]+[.H250]+[.L250]+[.P250]" office:value-type="float" office:value="9.83937603473053" calcext:value-type="float">
            <text:p>9.8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1:.G251])&gt;0;[.B251];0)" office:value-type="float" office:value="95303" calcext:value-type="float">
            <text:p>95303</text:p>
          </table:table-cell>
          <table:table-cell table:style-name="ce3" table:formula="of:=[.C251]/[.C$410]" office:value-type="float" office:value="3.84316256659169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69448535620261" calcext:value-type="float">
            <text:p>1.69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201485180573787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1]+[.N251]" office:value-type="float" office:value="3086" calcext:value-type="float">
            <text:p>3086</text:p>
          </table:table-cell>
          <table:table-cell table:style-name="ce3" table:formula="of:=[.O251]/[.O$410]" office:value-type="float" office:value="4.09254714893755" calcext:value-type="float">
            <text:p>4.09</text:p>
          </table:table-cell>
          <table:table-cell table:formula="of:=[.D251]+[.H251]+[.L251]+[.P251]" office:value-type="float" office:value="9.83168025230563" calcext:value-type="float">
            <text:p>9.83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2:.G252])&gt;0;[.B252];0)" office:value-type="float" office:value="95826" calcext:value-type="float">
            <text:p>95826</text:p>
          </table:table-cell>
          <table:table-cell table:style-name="ce3" table:formula="of:=[.C252]/[.C$410]" office:value-type="float" office:value="3.86425292074976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69448535620261" calcext:value-type="float">
            <text:p>1.69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201485180573787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2]+[.N252]" office:value-type="float" office:value="3067" calcext:value-type="float">
            <text:p>3067</text:p>
          </table:table-cell>
          <table:table-cell table:style-name="ce3" table:formula="of:=[.O252]/[.O$410]" office:value-type="float" office:value="4.06735000187669" calcext:value-type="float">
            <text:p>4.07</text:p>
          </table:table-cell>
          <table:table-cell table:formula="of:=[.D252]+[.H252]+[.L252]+[.P252]" office:value-type="float" office:value="9.82757345940285" calcext:value-type="float">
            <text:p>9.83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3:.G253])&gt;0;[.B253];0)" office:value-type="float" office:value="100071" calcext:value-type="float">
            <text:p>100071</text:p>
          </table:table-cell>
          <table:table-cell table:style-name="ce3" table:formula="of:=[.C253]/[.C$410]" office:value-type="float" office:value="4.03543562323743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69448535620261" calcext:value-type="float">
            <text:p>1.69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201485180573787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3]+[.N253]" office:value-type="float" office:value="2934" calcext:value-type="float">
            <text:p>2934</text:p>
          </table:table-cell>
          <table:table-cell table:style-name="ce3" table:formula="of:=[.O253]/[.O$410]" office:value-type="float" office:value="3.89096997245067" calcext:value-type="float">
            <text:p>3.89</text:p>
          </table:table-cell>
          <table:table-cell table:formula="of:=[.D253]+[.H253]+[.L253]+[.P253]" office:value-type="float" office:value="9.8223761324645" calcext:value-type="float">
            <text:p>9.8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4:.G254])&gt;0;[.B254];0)" office:value-type="float" office:value="114616" calcext:value-type="float">
            <text:p>114616</text:p>
          </table:table-cell>
          <table:table-cell table:style-name="ce3" table:formula="of:=[.C254]/[.C$410]" office:value-type="float" office:value="4.62197329289186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69448535620261" calcext:value-type="float">
            <text:p>1.69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201485180573787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4]+[.N254]" office:value-type="float" office:value="2490" calcext:value-type="float">
            <text:p>2490</text:p>
          </table:table-cell>
          <table:table-cell table:style-name="ce3" table:formula="of:=[.O254]/[.O$410]" office:value-type="float" office:value="3.30215243060742" calcext:value-type="float">
            <text:p>3.30</text:p>
          </table:table-cell>
          <table:table-cell table:formula="of:=[.D254]+[.H254]+[.L254]+[.P254]" office:value-type="float" office:value="9.82009626027568" calcext:value-type="float">
            <text:p>9.82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5:.G255])&gt;0;[.B255];0)" office:value-type="float" office:value="114800" calcext:value-type="float">
            <text:p>114800</text:p>
          </table:table-cell>
          <table:table-cell table:style-name="ce3" table:formula="of:=[.C255]/[.C$410]" office:value-type="float" office:value="4.6293932262859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69448535620261" calcext:value-type="float">
            <text:p>1.69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201485180573787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5]+[.N255]" office:value-type="float" office:value="2472" calcext:value-type="float">
            <text:p>2472</text:p>
          </table:table-cell>
          <table:table-cell table:style-name="ce3" table:formula="of:=[.O255]/[.O$410]" office:value-type="float" office:value="3.27828144918134" calcext:value-type="float">
            <text:p>3.28</text:p>
          </table:table-cell>
          <table:table-cell table:formula="of:=[.D255]+[.H255]+[.L255]+[.P255]" office:value-type="float" office:value="9.80364521224364" calcext:value-type="float">
            <text:p>9.80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6:.G256])&gt;0;[.B256];0)" office:value-type="float" office:value="111078" calcext:value-type="float">
            <text:p>111078</text:p>
          </table:table-cell>
          <table:table-cell table:style-name="ce3" table:formula="of:=[.C256]/[.C$410]" office:value-type="float" office:value="4.47930087795632" calcext:value-type="float">
            <text:p>4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69448535620261" calcext:value-type="float">
            <text:p>1.69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201485180573787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6]+[.N256]" office:value-type="float" office:value="2581" calcext:value-type="float">
            <text:p>2581</text:p>
          </table:table-cell>
          <table:table-cell table:style-name="ce3" table:formula="of:=[.O256]/[.O$410]" office:value-type="float" office:value="3.42283350337259" calcext:value-type="float">
            <text:p>3.42</text:p>
          </table:table-cell>
          <table:table-cell table:formula="of:=[.D256]+[.H256]+[.L256]+[.P256]" office:value-type="float" office:value="9.79810491810531" calcext:value-type="float">
            <text:p>9.80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7:.G257])&gt;0;[.B257];0)" office:value-type="float" office:value="100531" calcext:value-type="float">
            <text:p>100531</text:p>
          </table:table-cell>
          <table:table-cell table:style-name="ce3" table:formula="of:=[.C257]/[.C$410]" office:value-type="float" office:value="4.05398545672255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69448535620261" calcext:value-type="float">
            <text:p>1.69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201485180573787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7]+[.N257]" office:value-type="float" office:value="2896" calcext:value-type="float">
            <text:p>2896</text:p>
          </table:table-cell>
          <table:table-cell table:style-name="ce3" table:formula="of:=[.O257]/[.O$410]" office:value-type="float" office:value="3.84057567832895" calcext:value-type="float">
            <text:p>3.84</text:p>
          </table:table-cell>
          <table:table-cell table:formula="of:=[.D257]+[.H257]+[.L257]+[.P257]" office:value-type="float" office:value="9.7905316718279" calcext:value-type="float">
            <text:p>9.7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8:.G258])&gt;0;[.B258];0)" office:value-type="float" office:value="115060" calcext:value-type="float">
            <text:p>115060</text:p>
          </table:table-cell>
          <table:table-cell table:style-name="ce3" table:formula="of:=[.C258]/[.C$410]" office:value-type="float" office:value="4.63987791477749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69448535620261" calcext:value-type="float">
            <text:p>1.69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201485180573787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8]+[.N258]" office:value-type="float" office:value="2454" calcext:value-type="float">
            <text:p>2454</text:p>
          </table:table-cell>
          <table:table-cell table:style-name="ce3" table:formula="of:=[.O258]/[.O$410]" office:value-type="float" office:value="3.25441046775527" calcext:value-type="float">
            <text:p>3.25</text:p>
          </table:table-cell>
          <table:table-cell table:formula="of:=[.D258]+[.H258]+[.L258]+[.P258]" office:value-type="float" office:value="9.79025891930916" calcext:value-type="float">
            <text:p>9.79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9:.G259])&gt;0;[.B259];0)" office:value-type="float" office:value="111346" calcext:value-type="float">
            <text:p>111346</text:p>
          </table:table-cell>
          <table:table-cell table:style-name="ce3" table:formula="of:=[.C259]/[.C$410]" office:value-type="float" office:value="4.49010817224765" calcext:value-type="float">
            <text:p>4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69448535620261" calcext:value-type="float">
            <text:p>1.69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201485180573787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9]+[.N259]" office:value-type="float" office:value="2563" calcext:value-type="float">
            <text:p>2563</text:p>
          </table:table-cell>
          <table:table-cell table:style-name="ce3" table:formula="of:=[.O259]/[.O$410]" office:value-type="float" office:value="3.39896252194652" calcext:value-type="float">
            <text:p>3.40</text:p>
          </table:table-cell>
          <table:table-cell table:formula="of:=[.D259]+[.H259]+[.L259]+[.P259]" office:value-type="float" office:value="9.78504123097056" calcext:value-type="float">
            <text:p>9.79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60:.G260])&gt;0;[.B260];0)" office:value-type="float" office:value="115296" calcext:value-type="float">
            <text:p>115296</text:p>
          </table:table-cell>
          <table:table-cell table:style-name="ce3" table:formula="of:=[.C260]/[.C$410]" office:value-type="float" office:value="4.64939478586986" calcext:value-type="float">
            <text:p>4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69448535620261" calcext:value-type="float">
            <text:p>1.69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201485180573787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60]+[.N260]" office:value-type="float" office:value="2436" calcext:value-type="float">
            <text:p>2436</text:p>
          </table:table-cell>
          <table:table-cell table:style-name="ce3" table:formula="of:=[.O260]/[.O$410]" office:value-type="float" office:value="3.23053948632919" calcext:value-type="float">
            <text:p>3.23</text:p>
          </table:table-cell>
          <table:table-cell table:formula="of:=[.D260]+[.H260]+[.L260]+[.P260]" office:value-type="float" office:value="9.77590480897544" calcext:value-type="float">
            <text:p>9.78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1:.G261])&gt;0;[.B261];0)" office:value-type="float" office:value="100558" calcext:value-type="float">
            <text:p>100558</text:p>
          </table:table-cell>
          <table:table-cell table:style-name="ce3" table:formula="of:=[.C261]/[.C$410]" office:value-type="float" office:value="4.05507425129667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69448535620261" calcext:value-type="float">
            <text:p>1.69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201485180573787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1]+[.N261]" office:value-type="float" office:value="2877" calcext:value-type="float">
            <text:p>2877</text:p>
          </table:table-cell>
          <table:table-cell table:style-name="ce3" table:formula="of:=[.O261]/[.O$410]" office:value-type="float" office:value="3.81537853126809" calcext:value-type="float">
            <text:p>3.82</text:p>
          </table:table-cell>
          <table:table-cell table:formula="of:=[.D261]+[.H261]+[.L261]+[.P261]" office:value-type="float" office:value="9.76642331934116" calcext:value-type="float">
            <text:p>9.7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2:.G262])&gt;0;[.B262];0)" office:value-type="float" office:value="101019" calcext:value-type="float">
            <text:p>101019</text:p>
          </table:table-cell>
          <table:table-cell table:style-name="ce3" table:formula="of:=[.C262]/[.C$410]" office:value-type="float" office:value="4.07366441050676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69448535620261" calcext:value-type="float">
            <text:p>1.69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201485180573787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2]+[.N262]" office:value-type="float" office:value="2859" calcext:value-type="float">
            <text:p>2859</text:p>
          </table:table-cell>
          <table:table-cell table:style-name="ce3" table:formula="of:=[.O262]/[.O$410]" office:value-type="float" office:value="3.79150754984202" calcext:value-type="float">
            <text:p>3.79</text:p>
          </table:table-cell>
          <table:table-cell table:formula="of:=[.D262]+[.H262]+[.L262]+[.P262]" office:value-type="float" office:value="9.76114249712517" calcext:value-type="float">
            <text:p>9.76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3:.G263])&gt;0;[.B263];0)" office:value-type="float" office:value="109265" calcext:value-type="float">
            <text:p>109265</text:p>
          </table:table-cell>
          <table:table-cell table:style-name="ce3" table:formula="of:=[.C263]/[.C$410]" office:value-type="float" office:value="4.40619033858998" calcext:value-type="float">
            <text:p>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69448535620261" calcext:value-type="float">
            <text:p>1.69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201485180573787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3]+[.N263]" office:value-type="float" office:value="2599" calcext:value-type="float">
            <text:p>2599</text:p>
          </table:table-cell>
          <table:table-cell table:style-name="ce3" table:formula="of:=[.O263]/[.O$410]" office:value-type="float" office:value="3.44670448479867" calcext:value-type="float">
            <text:p>3.45</text:p>
          </table:table-cell>
          <table:table-cell table:formula="of:=[.D263]+[.H263]+[.L263]+[.P263]" office:value-type="float" office:value="9.74886536016505" calcext:value-type="float">
            <text:p>9.75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4:.G264])&gt;0;[.B264];0)" office:value-type="float" office:value="106828" calcext:value-type="float">
            <text:p>106828</text:p>
          </table:table-cell>
          <table:table-cell table:style-name="ce3" table:formula="of:=[.C264]/[.C$410]" office:value-type="float" office:value="4.30791654684382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69448535620261" calcext:value-type="float">
            <text:p>1.69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201485180573787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4]+[.N264]" office:value-type="float" office:value="2673" calcext:value-type="float">
            <text:p>2673</text:p>
          </table:table-cell>
          <table:table-cell table:style-name="ce3" table:formula="of:=[.O264]/[.O$410]" office:value-type="float" office:value="3.54484074177255" calcext:value-type="float">
            <text:p>3.54</text:p>
          </table:table-cell>
          <table:table-cell table:formula="of:=[.D264]+[.H264]+[.L264]+[.P264]" office:value-type="float" office:value="9.74872782539276" calcext:value-type="float">
            <text:p>9.75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5:.G265])&gt;0;[.B265];0)" office:value-type="float" office:value="101668" calcext:value-type="float">
            <text:p>101668</text:p>
          </table:table-cell>
          <table:table-cell table:style-name="ce3" table:formula="of:=[.C265]/[.C$410]" office:value-type="float" office:value="4.09983580601076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69448535620261" calcext:value-type="float">
            <text:p>1.69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201485180573787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5]+[.N265]" office:value-type="float" office:value="2821" calcext:value-type="float">
            <text:p>2821</text:p>
          </table:table-cell>
          <table:table-cell table:style-name="ce3" table:formula="of:=[.O265]/[.O$410]" office:value-type="float" office:value="3.7411132557203" calcext:value-type="float">
            <text:p>3.74</text:p>
          </table:table-cell>
          <table:table-cell table:formula="of:=[.D265]+[.H265]+[.L265]+[.P265]" office:value-type="float" office:value="9.73691959850745" calcext:value-type="float">
            <text:p>9.74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6:.G266])&gt;0;[.B266];0)" office:value-type="float" office:value="102115" calcext:value-type="float">
            <text:p>102115</text:p>
          </table:table-cell>
          <table:table-cell table:style-name="ce3" table:formula="of:=[.C266]/[.C$410]" office:value-type="float" office:value="4.1178614050713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69448535620261" calcext:value-type="float">
            <text:p>1.69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201485180573787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6]+[.N266]" office:value-type="float" office:value="2802" calcext:value-type="float">
            <text:p>2802</text:p>
          </table:table-cell>
          <table:table-cell table:style-name="ce3" table:formula="of:=[.O266]/[.O$410]" office:value-type="float" office:value="3.71591610865944" calcext:value-type="float">
            <text:p>3.72</text:p>
          </table:table-cell>
          <table:table-cell table:formula="of:=[.D266]+[.H266]+[.L266]+[.P266]" office:value-type="float" office:value="9.72974805050713" calcext:value-type="float">
            <text:p>9.73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7:.G267])&gt;0;[.B267];0)" office:value-type="float" office:value="102236" calcext:value-type="float">
            <text:p>102236</text:p>
          </table:table-cell>
          <table:table-cell table:style-name="ce3" table:formula="of:=[.C267]/[.C$410]" office:value-type="float" office:value="4.12274081779238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69448535620261" calcext:value-type="float">
            <text:p>1.69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201485180573787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7]+[.N267]" office:value-type="float" office:value="2784" calcext:value-type="float">
            <text:p>2784</text:p>
          </table:table-cell>
          <table:table-cell table:style-name="ce3" table:formula="of:=[.O267]/[.O$410]" office:value-type="float" office:value="3.69204512723336" calcext:value-type="float">
            <text:p>3.69</text:p>
          </table:table-cell>
          <table:table-cell table:formula="of:=[.D267]+[.H267]+[.L267]+[.P267]" office:value-type="float" office:value="9.71075648180214" calcext:value-type="float">
            <text:p>9.71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8:.G268])&gt;0;[.B268];0)" office:value-type="float" office:value="102843" calcext:value-type="float">
            <text:p>102843</text:p>
          </table:table-cell>
          <table:table-cell table:style-name="ce3" table:formula="of:=[.C268]/[.C$410]" office:value-type="float" office:value="4.1472185328477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69448535620261" calcext:value-type="float">
            <text:p>1.69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201485180573787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8]+[.N268]" office:value-type="float" office:value="2765" calcext:value-type="float">
            <text:p>2765</text:p>
          </table:table-cell>
          <table:table-cell table:style-name="ce3" table:formula="of:=[.O268]/[.O$410]" office:value-type="float" office:value="3.6668479801725" calcext:value-type="float">
            <text:p>3.67</text:p>
          </table:table-cell>
          <table:table-cell table:formula="of:=[.D268]+[.H268]+[.L268]+[.P268]" office:value-type="float" office:value="9.71003704979664" calcext:value-type="float">
            <text:p>9.71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9:.G269])&gt;0;[.B269];0)" office:value-type="float" office:value="103950" calcext:value-type="float">
            <text:p>103950</text:p>
          </table:table-cell>
          <table:table-cell table:style-name="ce3" table:formula="of:=[.C269]/[.C$410]" office:value-type="float" office:value="4.19185911038693" calcext:value-type="float">
            <text:p>4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69448535620261" calcext:value-type="float">
            <text:p>1.69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201485180573787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9]+[.N269]" office:value-type="float" office:value="2728" calcext:value-type="float">
            <text:p>2728</text:p>
          </table:table-cell>
          <table:table-cell table:style-name="ce3" table:formula="of:=[.O269]/[.O$410]" office:value-type="float" office:value="3.61777985168556" calcext:value-type="float">
            <text:p>3.62</text:p>
          </table:table-cell>
          <table:table-cell table:formula="of:=[.D269]+[.H269]+[.L269]+[.P269]" office:value-type="float" office:value="9.70560949884889" calcext:value-type="float">
            <text:p>9.71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21620783151054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69448535620261" calcext:value-type="float">
            <text:p>1.69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201485180573787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741941641735" calcext:value-type="float">
            <text:p>0.11</text:p>
          </table:table-cell>
          <table:table-cell table:formula="of:=[.D270]+[.H270]+[.L270]+[.P270]" office:value-type="float" office:value="9.21959778470429" calcext:value-type="float">
            <text:p>9.22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71:.G271])&gt;0;[.B271];0)" office:value-type="float" office:value="62376" calcext:value-type="float">
            <text:p>62376</text:p>
          </table:table-cell>
          <table:table-cell table:style-name="ce3" table:formula="of:=[.C271]/[.C$410]" office:value-type="float" office:value="2.51535742058196" calcext:value-type="float">
            <text:p>2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71]*[.S$15]+[.F271]*[.S$19]+[.G271]*[.S$21]" office:value-type="float" office:value="4.6060887523555" calcext:value-type="float">
            <text:p>4.61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1" calcext:value-type="float">
            <text:p>1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1.82801598441274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71]+[.N271]" office:value-type="float" office:value="174" calcext:value-type="float">
            <text:p>174</text:p>
          </table:table-cell>
          <table:table-cell table:style-name="ce3" table:formula="of:=[.O271]/[.O$410]" office:value-type="float" office:value="0.230752820452085" calcext:value-type="float">
            <text:p>0.23</text:p>
          </table:table-cell>
          <table:table-cell table:formula="of:=[.D271]+[.H271]+[.L271]+[.P271]" office:value-type="float" office:value="9.18021497780229" calcext:value-type="float">
            <text:p>9.18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2]+[.N272]" office:value-type="float" office:value="5813" calcext:value-type="float">
            <text:p>5813</text:p>
          </table:table-cell>
          <table:table-cell table:style-name="ce3" table:formula="of:=[.O272]/[.O$410]" office:value-type="float" office:value="7.70900083498833" calcext:value-type="float">
            <text:p>7.71</text:p>
          </table:table-cell>
          <table:table-cell table:formula="of:=[.D272]+[.H272]+[.L272]+[.P272]" office:value-type="float" office:value="7.70900083498833" calcext:value-type="float">
            <text:p>7.71</text:p>
          </table:table-cell>
          <table:table-cell table:formula="of:=RANK([.Q27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3]+[.N273]" office:value-type="float" office:value="5813" calcext:value-type="float">
            <text:p>5813</text:p>
          </table:table-cell>
          <table:table-cell table:style-name="ce3" table:formula="of:=[.O273]/[.O$410]" office:value-type="float" office:value="7.70900083498833" calcext:value-type="float">
            <text:p>7.71</text:p>
          </table:table-cell>
          <table:table-cell table:formula="of:=[.D273]+[.H273]+[.L273]+[.P273]" office:value-type="float" office:value="7.70900083498833" calcext:value-type="float">
            <text:p>7.71</text:p>
          </table:table-cell>
          <table:table-cell table:formula="of:=RANK([.Q27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4]+[.N274]" office:value-type="float" office:value="5813" calcext:value-type="float">
            <text:p>5813</text:p>
          </table:table-cell>
          <table:table-cell table:style-name="ce3" table:formula="of:=[.O274]/[.O$410]" office:value-type="float" office:value="7.70900083498833" calcext:value-type="float">
            <text:p>7.71</text:p>
          </table:table-cell>
          <table:table-cell table:formula="of:=[.D274]+[.H274]+[.L274]+[.P274]" office:value-type="float" office:value="7.70900083498833" calcext:value-type="float">
            <text:p>7.71</text:p>
          </table:table-cell>
          <table:table-cell table:formula="of:=RANK([.Q27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5]+[.N275]" office:value-type="float" office:value="5813" calcext:value-type="float">
            <text:p>5813</text:p>
          </table:table-cell>
          <table:table-cell table:style-name="ce3" table:formula="of:=[.O275]/[.O$410]" office:value-type="float" office:value="7.70900083498833" calcext:value-type="float">
            <text:p>7.71</text:p>
          </table:table-cell>
          <table:table-cell table:formula="of:=[.D275]+[.H275]+[.L275]+[.P275]" office:value-type="float" office:value="7.70900083498833" calcext:value-type="float">
            <text:p>7.71</text:p>
          </table:table-cell>
          <table:table-cell table:formula="of:=RANK([.Q27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6]+[.N276]" office:value-type="float" office:value="5813" calcext:value-type="float">
            <text:p>5813</text:p>
          </table:table-cell>
          <table:table-cell table:style-name="ce3" table:formula="of:=[.O276]/[.O$410]" office:value-type="float" office:value="7.70900083498833" calcext:value-type="float">
            <text:p>7.71</text:p>
          </table:table-cell>
          <table:table-cell table:formula="of:=[.D276]+[.H276]+[.L276]+[.P276]" office:value-type="float" office:value="7.70900083498833" calcext:value-type="float">
            <text:p>7.71</text:p>
          </table:table-cell>
          <table:table-cell table:formula="of:=RANK([.Q276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7]+[.N277]" office:value-type="float" office:value="5813" calcext:value-type="float">
            <text:p>5813</text:p>
          </table:table-cell>
          <table:table-cell table:style-name="ce3" table:formula="of:=[.O277]/[.O$410]" office:value-type="float" office:value="7.70900083498833" calcext:value-type="float">
            <text:p>7.71</text:p>
          </table:table-cell>
          <table:table-cell table:formula="of:=[.D277]+[.H277]+[.L277]+[.P277]" office:value-type="float" office:value="7.70900083498833" calcext:value-type="float">
            <text:p>7.71</text:p>
          </table:table-cell>
          <table:table-cell table:formula="of:=RANK([.Q277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3" calcext:value-type="float">
            <text:p>5813</text:p>
          </table:table-cell>
          <table:table-cell table:formula="of:=[.M278]+[.N278]" office:value-type="float" office:value="5813" calcext:value-type="float">
            <text:p>5813</text:p>
          </table:table-cell>
          <table:table-cell table:style-name="ce3" table:formula="of:=[.O278]/[.O$410]" office:value-type="float" office:value="7.70900083498833" calcext:value-type="float">
            <text:p>7.71</text:p>
          </table:table-cell>
          <table:table-cell table:formula="of:=[.D278]+[.H278]+[.L278]+[.P278]" office:value-type="float" office:value="7.70900083498833" calcext:value-type="float">
            <text:p>7.71</text:p>
          </table:table-cell>
          <table:table-cell table:formula="of:=RANK([.Q278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79]+[.N279]" office:value-type="float" office:value="5813" calcext:value-type="float">
            <text:p>5813</text:p>
          </table:table-cell>
          <table:table-cell table:style-name="ce3" table:formula="of:=[.O279]/[.O$410]" office:value-type="float" office:value="7.70900083498833" calcext:value-type="float">
            <text:p>7.71</text:p>
          </table:table-cell>
          <table:table-cell table:formula="of:=[.D279]+[.H279]+[.L279]+[.P279]" office:value-type="float" office:value="7.70900083498833" calcext:value-type="float">
            <text:p>7.71</text:p>
          </table:table-cell>
          <table:table-cell table:formula="of:=RANK([.Q279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3" calcext:value-type="float">
            <text:p>5813</text:p>
          </table:table-cell>
          <table:table-cell table:formula="of:=[.M280]+[.N280]" office:value-type="float" office:value="5813" calcext:value-type="float">
            <text:p>5813</text:p>
          </table:table-cell>
          <table:table-cell table:style-name="ce3" table:formula="of:=[.O280]/[.O$410]" office:value-type="float" office:value="7.70900083498833" calcext:value-type="float">
            <text:p>7.71</text:p>
          </table:table-cell>
          <table:table-cell table:formula="of:=[.D280]+[.H280]+[.L280]+[.P280]" office:value-type="float" office:value="7.70900083498833" calcext:value-type="float">
            <text:p>7.71</text:p>
          </table:table-cell>
          <table:table-cell table:formula="of:=RANK([.Q280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1]+[.N281]" office:value-type="float" office:value="5813" calcext:value-type="float">
            <text:p>5813</text:p>
          </table:table-cell>
          <table:table-cell table:style-name="ce3" table:formula="of:=[.O281]/[.O$410]" office:value-type="float" office:value="7.70900083498833" calcext:value-type="float">
            <text:p>7.71</text:p>
          </table:table-cell>
          <table:table-cell table:formula="of:=[.D281]+[.H281]+[.L281]+[.P281]" office:value-type="float" office:value="7.70900083498833" calcext:value-type="float">
            <text:p>7.71</text:p>
          </table:table-cell>
          <table:table-cell table:formula="of:=RANK([.Q281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2]+[.N282]" office:value-type="float" office:value="5813" calcext:value-type="float">
            <text:p>5813</text:p>
          </table:table-cell>
          <table:table-cell table:style-name="ce3" table:formula="of:=[.O282]/[.O$410]" office:value-type="float" office:value="7.70900083498833" calcext:value-type="float">
            <text:p>7.71</text:p>
          </table:table-cell>
          <table:table-cell table:formula="of:=[.D282]+[.H282]+[.L282]+[.P282]" office:value-type="float" office:value="7.70900083498833" calcext:value-type="float">
            <text:p>7.71</text:p>
          </table:table-cell>
          <table:table-cell table:formula="of:=RANK([.Q28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3]+[.N283]" office:value-type="float" office:value="5813" calcext:value-type="float">
            <text:p>5813</text:p>
          </table:table-cell>
          <table:table-cell table:style-name="ce3" table:formula="of:=[.O283]/[.O$410]" office:value-type="float" office:value="7.70900083498833" calcext:value-type="float">
            <text:p>7.71</text:p>
          </table:table-cell>
          <table:table-cell table:formula="of:=[.D283]+[.H283]+[.L283]+[.P283]" office:value-type="float" office:value="7.70900083498833" calcext:value-type="float">
            <text:p>7.71</text:p>
          </table:table-cell>
          <table:table-cell table:formula="of:=RANK([.Q28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4]+[.N284]" office:value-type="float" office:value="5813" calcext:value-type="float">
            <text:p>5813</text:p>
          </table:table-cell>
          <table:table-cell table:style-name="ce3" table:formula="of:=[.O284]/[.O$410]" office:value-type="float" office:value="7.70900083498833" calcext:value-type="float">
            <text:p>7.71</text:p>
          </table:table-cell>
          <table:table-cell table:formula="of:=[.D284]+[.H284]+[.L284]+[.P284]" office:value-type="float" office:value="7.70900083498833" calcext:value-type="float">
            <text:p>7.71</text:p>
          </table:table-cell>
          <table:table-cell table:formula="of:=RANK([.Q28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5:.G285])&gt;0;[.B285];0)" office:value-type="float" office:value="0" calcext:value-type="float">
            <text:p>0</text:p>
          </table:table-cell>
          <table:table-cell table:style-name="ce3" table:formula="of:=[.C2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 calcext:value-type="float">
            <text:p>0.0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0" calcext:value-type="float">
            <text:p>0</text:p>
          </table:table-cell>
          <table:table-cell table:style-name="ce3" table:formula="of:=[.I285]*[.I$411]+[.J285]*[.J$411]+[.K28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3" calcext:value-type="float">
            <text:p>5813</text:p>
          </table:table-cell>
          <table:table-cell table:formula="of:=[.M285]+[.N285]" office:value-type="float" office:value="5813" calcext:value-type="float">
            <text:p>5813</text:p>
          </table:table-cell>
          <table:table-cell table:style-name="ce3" table:formula="of:=[.O285]/[.O$410]" office:value-type="float" office:value="7.70900083498833" calcext:value-type="float">
            <text:p>7.71</text:p>
          </table:table-cell>
          <table:table-cell table:formula="of:=[.D285]+[.H285]+[.L285]+[.P285]" office:value-type="float" office:value="7.70900083498833" calcext:value-type="float">
            <text:p>7.71</text:p>
          </table:table-cell>
          <table:table-cell table:formula="of:=RANK([.Q28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6:.G286])&gt;0;[.B286];0)" office:value-type="float" office:value="119187" calcext:value-type="float">
            <text:p>119187</text:p>
          </table:table-cell>
          <table:table-cell table:style-name="ce3" table:formula="of:=[.C286]/[.C$410]" office:value-type="float" office:value="4.80630218171897" calcext:value-type="float">
            <text:p>4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69448535620261" calcext:value-type="float">
            <text:p>1.69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201485180573787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6]+[.N286]" office:value-type="float" office:value="68" calcext:value-type="float">
            <text:p>68</text:p>
          </table:table-cell>
          <table:table-cell table:style-name="ce3" table:formula="of:=[.O286]/[.O$410]" office:value-type="float" office:value="0.0901792631651826" calcext:value-type="float">
            <text:p>0.09</text:p>
          </table:table-cell>
          <table:table-cell table:formula="of:=[.D286]+[.H286]+[.L286]+[.P286]" office:value-type="float" office:value="6.79245198166055" calcext:value-type="float">
            <text:p>6.79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7:.G287])&gt;0;[.B287];0)" office:value-type="float" office:value="82324" calcext:value-type="float">
            <text:p>82324</text:p>
          </table:table-cell>
          <table:table-cell table:style-name="ce3" table:formula="of:=[.C287]/[.C$410]" office:value-type="float" office:value="3.31977498223659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69448535620261" calcext:value-type="float">
            <text:p>1.69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201485180573787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7]+[.N287]" office:value-type="float" office:value="1098" calcext:value-type="float">
            <text:p>1098</text:p>
          </table:table-cell>
          <table:table-cell table:style-name="ce3" table:formula="of:=[.O287]/[.O$410]" office:value-type="float" office:value="1.45612986699074" calcext:value-type="float">
            <text:p>1.46</text:p>
          </table:table-cell>
          <table:table-cell table:formula="of:=[.D287]+[.H287]+[.L287]+[.P287]" office:value-type="float" office:value="6.67187538600373" calcext:value-type="float">
            <text:p>6.67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8:.G288])&gt;0;[.B288];0)" office:value-type="float" office:value="108672" calcext:value-type="float">
            <text:p>108672</text:p>
          </table:table-cell>
          <table:table-cell table:style-name="ce3" table:formula="of:=[.C288]/[.C$410]" office:value-type="float" office:value="4.38227718368416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69448535620261" calcext:value-type="float">
            <text:p>1.69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201485180573787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8]+[.N288]" office:value-type="float" office:value="146" calcext:value-type="float">
            <text:p>146</text:p>
          </table:table-cell>
          <table:table-cell table:style-name="ce3" table:formula="of:=[.O288]/[.O$410]" office:value-type="float" office:value="0.193620182678186" calcext:value-type="float">
            <text:p>0.19</text:p>
          </table:table-cell>
          <table:table-cell table:formula="of:=[.D288]+[.H288]+[.L288]+[.P288]" office:value-type="float" office:value="6.47186790313874" calcext:value-type="float">
            <text:p>6.47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9:.G289])&gt;0;[.B289];0)" office:value-type="float" office:value="107435" calcext:value-type="float">
            <text:p>107435</text:p>
          </table:table-cell>
          <table:table-cell table:style-name="ce3" table:formula="of:=[.C289]/[.C$410]" office:value-type="float" office:value="4.3323942618991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69448535620261" calcext:value-type="float">
            <text:p>1.69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201485180573787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9]+[.N289]" office:value-type="float" office:value="46" calcext:value-type="float">
            <text:p>46</text:p>
          </table:table-cell>
          <table:table-cell table:style-name="ce3" table:formula="of:=[.O289]/[.O$410]" office:value-type="float" office:value="0.0610036191999765" calcext:value-type="float">
            <text:p>0.06</text:p>
          </table:table-cell>
          <table:table-cell table:formula="of:=[.D289]+[.H289]+[.L289]+[.P289]" office:value-type="float" office:value="6.28936841787555" calcext:value-type="float">
            <text:p>6.29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90:.G290])&gt;0;[.B290];0)" office:value-type="float" office:value="107336" calcext:value-type="float">
            <text:p>107336</text:p>
          </table:table-cell>
          <table:table-cell table:style-name="ce3" table:formula="of:=[.C290]/[.C$410]" office:value-type="float" office:value="4.32840201512738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69448535620261" calcext:value-type="float">
            <text:p>1.69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201485180573787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90]+[.N290]" office:value-type="float" office:value="33" calcext:value-type="float">
            <text:p>33</text:p>
          </table:table-cell>
          <table:table-cell table:style-name="ce3" table:formula="of:=[.O290]/[.O$410]" office:value-type="float" office:value="0.0437634659478092" calcext:value-type="float">
            <text:p>0.04</text:p>
          </table:table-cell>
          <table:table-cell table:formula="of:=[.D290]+[.H290]+[.L290]+[.P290]" office:value-type="float" office:value="6.26813601785159" calcext:value-type="float">
            <text:p>6.27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1:.G291])&gt;0;[.B291];0)" office:value-type="float" office:value="71034" calcext:value-type="float">
            <text:p>71034</text:p>
          </table:table-cell>
          <table:table-cell table:style-name="ce3" table:formula="of:=[.C291]/[.C$410]" office:value-type="float" office:value="2.86449754735185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69448535620261" calcext:value-type="float">
            <text:p>1.69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201485180573787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1]+[.N291]" office:value-type="float" office:value="1126" calcext:value-type="float">
            <text:p>1126</text:p>
          </table:table-cell>
          <table:table-cell table:style-name="ce3" table:formula="of:=[.O291]/[.O$410]" office:value-type="float" office:value="1.49326250476464" calcext:value-type="float">
            <text:p>1.49</text:p>
          </table:table-cell>
          <table:table-cell table:formula="of:=[.D291]+[.H291]+[.L291]+[.P291]" office:value-type="float" office:value="6.25373058889289" calcext:value-type="float">
            <text:p>6.25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2:.G292])&gt;0;[.B292];0)" office:value-type="float" office:value="104808" calcext:value-type="float">
            <text:p>104808</text:p>
          </table:table-cell>
          <table:table-cell table:style-name="ce3" table:formula="of:=[.C292]/[.C$410]" office:value-type="float" office:value="4.22645858240917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69448535620261" calcext:value-type="float">
            <text:p>1.69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201485180573787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2]+[.N292]" office:value-type="float" office:value="77" calcext:value-type="float">
            <text:p>77</text:p>
          </table:table-cell>
          <table:table-cell table:style-name="ce3" table:formula="of:=[.O292]/[.O$410]" office:value-type="float" office:value="0.102114753878221" calcext:value-type="float">
            <text:p>0.10</text:p>
          </table:table-cell>
          <table:table-cell table:formula="of:=[.D292]+[.H292]+[.L292]+[.P292]" office:value-type="float" office:value="6.22454387306379" calcext:value-type="float">
            <text:p>6.2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3:.G293])&gt;0;[.B293];0)" office:value-type="float" office:value="98853" calcext:value-type="float">
            <text:p>98853</text:p>
          </table:table-cell>
          <table:table-cell table:style-name="ce3" table:formula="of:=[.C293]/[.C$410]" office:value-type="float" office:value="3.98631889022683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69448535620261" calcext:value-type="float">
            <text:p>1.69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201485180573787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3]+[.N293]" office:value-type="float" office:value="122" calcext:value-type="float">
            <text:p>122</text:p>
          </table:table-cell>
          <table:table-cell table:style-name="ce3" table:formula="of:=[.O293]/[.O$410]" office:value-type="float" office:value="0.161792207443416" calcext:value-type="float">
            <text:p>0.16</text:p>
          </table:table-cell>
          <table:table-cell table:formula="of:=[.D293]+[.H293]+[.L293]+[.P293]" office:value-type="float" office:value="6.04408163444665" calcext:value-type="float">
            <text:p>6.04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4:.G294])&gt;0;[.B294];0)" office:value-type="float" office:value="99699" calcext:value-type="float">
            <text:p>99699</text:p>
          </table:table-cell>
          <table:table-cell table:style-name="ce3" table:formula="of:=[.C294]/[.C$410]" office:value-type="float" office:value="4.02043445354946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69448535620261" calcext:value-type="float">
            <text:p>1.69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201485180573787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4]+[.N294]" office:value-type="float" office:value="90" calcext:value-type="float">
            <text:p>90</text:p>
          </table:table-cell>
          <table:table-cell table:style-name="ce3" table:formula="of:=[.O294]/[.O$410]" office:value-type="float" office:value="0.119354907130389" calcext:value-type="float">
            <text:p>0.12</text:p>
          </table:table-cell>
          <table:table-cell table:formula="of:=[.D294]+[.H294]+[.L294]+[.P294]" office:value-type="float" office:value="6.03575989745625" calcext:value-type="float">
            <text:p>6.04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5:.G295])&gt;0;[.B295];0)" office:value-type="float" office:value="98765" calcext:value-type="float">
            <text:p>98765</text:p>
          </table:table-cell>
          <table:table-cell table:style-name="ce3" table:formula="of:=[.C295]/[.C$410]" office:value-type="float" office:value="3.98277022642968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69448535620261" calcext:value-type="float">
            <text:p>1.69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201485180573787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5]+[.N295]" office:value-type="float" office:value="106" calcext:value-type="float">
            <text:p>106</text:p>
          </table:table-cell>
          <table:table-cell table:style-name="ce3" table:formula="of:=[.O295]/[.O$410]" office:value-type="float" office:value="0.140573557286902" calcext:value-type="float">
            <text:p>0.14</text:p>
          </table:table-cell>
          <table:table-cell table:formula="of:=[.D295]+[.H295]+[.L295]+[.P295]" office:value-type="float" office:value="6.01931432049298" calcext:value-type="float">
            <text:p>6.02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6:.G296])&gt;0;[.B296];0)" office:value-type="float" office:value="70835" calcext:value-type="float">
            <text:p>70835</text:p>
          </table:table-cell>
          <table:table-cell table:style-name="ce3" table:formula="of:=[.C296]/[.C$410]" office:value-type="float" office:value="2.85647272808329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69448535620261" calcext:value-type="float">
            <text:p>1.69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201485180573787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6]+[.N296]" office:value-type="float" office:value="837" calcext:value-type="float">
            <text:p>837</text:p>
          </table:table-cell>
          <table:table-cell table:style-name="ce3" table:formula="of:=[.O296]/[.O$410]" office:value-type="float" office:value="1.11000063631262" calcext:value-type="float">
            <text:p>1.11</text:p>
          </table:table-cell>
          <table:table-cell table:formula="of:=[.D296]+[.H296]+[.L296]+[.P296]" office:value-type="float" office:value="5.8624439011723" calcext:value-type="float">
            <text:p>5.86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7:.G297])&gt;0;[.B297];0)" office:value-type="float" office:value="83639" calcext:value-type="float">
            <text:p>83639</text:p>
          </table:table-cell>
          <table:table-cell table:style-name="ce3" table:formula="of:=[.C297]/[.C$410]" office:value-type="float" office:value="3.3728033105690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69448535620261" calcext:value-type="float">
            <text:p>1.69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201485180573787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7]+[.N297]" office:value-type="float" office:value="375" calcext:value-type="float">
            <text:p>375</text:p>
          </table:table-cell>
          <table:table-cell table:style-name="ce3" table:formula="of:=[.O297]/[.O$410]" office:value-type="float" office:value="0.497312113043287" calcext:value-type="float">
            <text:p>0.50</text:p>
          </table:table-cell>
          <table:table-cell table:formula="of:=[.D297]+[.H297]+[.L297]+[.P297]" office:value-type="float" office:value="5.76608596038873" calcext:value-type="float">
            <text:p>5.77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8:.G298])&gt;0;[.B298];0)" office:value-type="float" office:value="92026" calcext:value-type="float">
            <text:p>92026</text:p>
          </table:table-cell>
          <table:table-cell table:style-name="ce3" table:formula="of:=[.C298]/[.C$410]" office:value-type="float" office:value="3.7110151658727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69448535620261" calcext:value-type="float">
            <text:p>1.69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201485180573787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8]+[.N298]" office:value-type="float" office:value="31" calcext:value-type="float">
            <text:p>31</text:p>
          </table:table-cell>
          <table:table-cell table:style-name="ce3" table:formula="of:=[.O298]/[.O$410]" office:value-type="float" office:value="0.041111134678245" calcext:value-type="float">
            <text:p>0.04</text:p>
          </table:table-cell>
          <table:table-cell table:formula="of:=[.D298]+[.H298]+[.L298]+[.P298]" office:value-type="float" office:value="5.64809683732735" calcext:value-type="float">
            <text:p>5.65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9:.G299])&gt;0;[.B299];0)" office:value-type="float" office:value="82218" calcext:value-type="float">
            <text:p>82218</text:p>
          </table:table-cell>
          <table:table-cell table:style-name="ce3" table:formula="of:=[.C299]/[.C$410]" office:value-type="float" office:value="3.3155004553900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69448535620261" calcext:value-type="float">
            <text:p>1.69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201485180573787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9]+[.N299]" office:value-type="float" office:value="193" calcext:value-type="float">
            <text:p>193</text:p>
          </table:table-cell>
          <table:table-cell table:style-name="ce3" table:formula="of:=[.O299]/[.O$410]" office:value-type="float" office:value="0.255949967512945" calcext:value-type="float">
            <text:p>0.26</text:p>
          </table:table-cell>
          <table:table-cell table:formula="of:=[.D299]+[.H299]+[.L299]+[.P299]" office:value-type="float" office:value="5.46742095967936" calcext:value-type="float">
            <text:p>5.47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300:.G300])&gt;0;[.B300];0)" office:value-type="float" office:value="78640" calcext:value-type="float">
            <text:p>78640</text:p>
          </table:table-cell>
          <table:table-cell table:style-name="ce3" table:formula="of:=[.C300]/[.C$410]" office:value-type="float" office:value="3.1712150114557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69448535620261" calcext:value-type="float">
            <text:p>1.69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201485180573787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300]+[.N300]" office:value-type="float" office:value="76" calcext:value-type="float">
            <text:p>76</text:p>
          </table:table-cell>
          <table:table-cell table:style-name="ce3" table:formula="of:=[.O300]/[.O$410]" office:value-type="float" office:value="0.100788588243439" calcext:value-type="float">
            <text:p>0.10</text:p>
          </table:table-cell>
          <table:table-cell table:formula="of:=[.D300]+[.H300]+[.L300]+[.P300]" office:value-type="float" office:value="5.16797413647562" calcext:value-type="float">
            <text:p>5.17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1:.G301])&gt;0;[.B301];0)" office:value-type="float" office:value="73656" calcext:value-type="float">
            <text:p>73656</text:p>
          </table:table-cell>
          <table:table-cell table:style-name="ce3" table:formula="of:=[.C301]/[.C$410]" office:value-type="float" office:value="2.9702315982170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69448535620261" calcext:value-type="float">
            <text:p>1.69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201485180573787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1]+[.N301]" office:value-type="float" office:value="41" calcext:value-type="float">
            <text:p>41</text:p>
          </table:table-cell>
          <table:table-cell table:style-name="ce3" table:formula="of:=[.O301]/[.O$410]" office:value-type="float" office:value="0.054372791026066" calcext:value-type="float">
            <text:p>0.05</text:p>
          </table:table-cell>
          <table:table-cell table:formula="of:=[.D301]+[.H301]+[.L301]+[.P301]" office:value-type="float" office:value="4.92057492601949" calcext:value-type="float">
            <text:p>4.92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2:.G302])&gt;0;[.B302];0)" office:value-type="float" office:value="70775" calcext:value-type="float">
            <text:p>70775</text:p>
          </table:table-cell>
          <table:table-cell table:style-name="ce3" table:formula="of:=[.C302]/[.C$410]" office:value-type="float" office:value="2.85405318458523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69448535620261" calcext:value-type="float">
            <text:p>1.69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201485180573787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2]+[.N302]" office:value-type="float" office:value="71" calcext:value-type="float">
            <text:p>71</text:p>
          </table:table-cell>
          <table:table-cell table:style-name="ce3" table:formula="of:=[.O302]/[.O$410]" office:value-type="float" office:value="0.0941577600695289" calcext:value-type="float">
            <text:p>0.09</text:p>
          </table:table-cell>
          <table:table-cell table:formula="of:=[.D302]+[.H302]+[.L302]+[.P302]" office:value-type="float" office:value="4.84418148143116" calcext:value-type="float">
            <text:p>4.84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3:.G303])&gt;0;[.B303];0)" office:value-type="float" office:value="72278" calcext:value-type="float">
            <text:p>72278</text:p>
          </table:table-cell>
          <table:table-cell table:style-name="ce3" table:formula="of:=[.C303]/[.C$410]" office:value-type="float" office:value="2.91466274921161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69448535620261" calcext:value-type="float">
            <text:p>1.69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201485180573787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3]+[.N303]" office:value-type="float" office:value="17" calcext:value-type="float">
            <text:p>17</text:p>
          </table:table-cell>
          <table:table-cell table:style-name="ce3" table:formula="of:=[.O303]/[.O$410]" office:value-type="float" office:value="0.0225448157912957" calcext:value-type="float">
            <text:p>0.02</text:p>
          </table:table-cell>
          <table:table-cell table:formula="of:=[.D303]+[.H303]+[.L303]+[.P303]" office:value-type="float" office:value="4.8331781017793" calcext:value-type="float">
            <text:p>4.83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4:.G304])&gt;0;[.B304];0)" office:value-type="float" office:value="67994" calcext:value-type="float">
            <text:p>67994</text:p>
          </table:table-cell>
          <table:table-cell table:style-name="ce3" table:formula="of:=[.C304]/[.C$410]" office:value-type="float" office:value="2.74190734345021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69448535620261" calcext:value-type="float">
            <text:p>1.69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201485180573787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4]+[.N304]" office:value-type="float" office:value="116" calcext:value-type="float">
            <text:p>116</text:p>
          </table:table-cell>
          <table:table-cell table:style-name="ce3" table:formula="of:=[.O304]/[.O$410]" office:value-type="float" office:value="0.153835213634723" calcext:value-type="float">
            <text:p>0.15</text:p>
          </table:table-cell>
          <table:table-cell table:formula="of:=[.D304]+[.H304]+[.L304]+[.P304]" office:value-type="float" office:value="4.79171309386133" calcext:value-type="float">
            <text:p>4.79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5:.G305])&gt;0;[.B305];0)" office:value-type="float" office:value="56504" calcext:value-type="float">
            <text:p>56504</text:p>
          </table:table-cell>
          <table:table-cell table:style-name="ce3" table:formula="of:=[.C305]/[.C$410]" office:value-type="float" office:value="2.27856476357194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69448535620261" calcext:value-type="float">
            <text:p>1.69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201485180573787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5]+[.N305]" office:value-type="float" office:value="87" calcext:value-type="float">
            <text:p>87</text:p>
          </table:table-cell>
          <table:table-cell table:style-name="ce3" table:formula="of:=[.O305]/[.O$410]" office:value-type="float" office:value="0.115376410226042" calcext:value-type="float">
            <text:p>0.12</text:p>
          </table:table-cell>
          <table:table-cell table:formula="of:=[.D305]+[.H305]+[.L305]+[.P305]" office:value-type="float" office:value="4.28991171057438" calcext:value-type="float">
            <text:p>4.29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6:.G306])&gt;0;[.B306];0)" office:value-type="float" office:value="52443" calcext:value-type="float">
            <text:p>52443</text:p>
          </table:table-cell>
          <table:table-cell table:style-name="ce3" table:formula="of:=[.C306]/[.C$410]" office:value-type="float" office:value="2.11480199447832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69448535620261" calcext:value-type="float">
            <text:p>1.69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201485180573787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6]+[.N306]" office:value-type="float" office:value="56" calcext:value-type="float">
            <text:p>56</text:p>
          </table:table-cell>
          <table:table-cell table:style-name="ce3" table:formula="of:=[.O306]/[.O$410]" office:value-type="float" office:value="0.0742652755477975" calcext:value-type="float">
            <text:p>0.07</text:p>
          </table:table-cell>
          <table:table-cell table:formula="of:=[.D306]+[.H306]+[.L306]+[.P306]" office:value-type="float" office:value="4.08503780680252" calcext:value-type="float">
            <text:p>4.09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7:.G307])&gt;0;[.B307];0)" office:value-type="float" office:value="50016" calcext:value-type="float">
            <text:p>50016</text:p>
          </table:table-cell>
          <table:table-cell table:style-name="ce3" table:formula="of:=[.C307]/[.C$410]" office:value-type="float" office:value="2.01693145998184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69448535620261" calcext:value-type="float">
            <text:p>1.69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201485180573787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7]+[.N307]" office:value-type="float" office:value="74" calcext:value-type="float">
            <text:p>74</text:p>
          </table:table-cell>
          <table:table-cell table:style-name="ce3" table:formula="of:=[.O307]/[.O$410]" office:value-type="float" office:value="0.0981362569738752" calcext:value-type="float">
            <text:p>0.10</text:p>
          </table:table-cell>
          <table:table-cell table:formula="of:=[.D307]+[.H307]+[.L307]+[.P307]" office:value-type="float" office:value="4.01103825373212" calcext:value-type="float">
            <text:p>4.01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8:.G308])&gt;0;[.B308];0)" office:value-type="float" office:value="41529" calcext:value-type="float">
            <text:p>41529</text:p>
          </table:table-cell>
          <table:table-cell table:style-name="ce3" table:formula="of:=[.C308]/[.C$410]" office:value-type="float" office:value="1.67468703218142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69448535620261" calcext:value-type="float">
            <text:p>1.69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201485180573787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8]+[.N308]" office:value-type="float" office:value="7" calcext:value-type="float">
            <text:p>7</text:p>
          </table:table-cell>
          <table:table-cell table:style-name="ce3" table:formula="of:=[.O308]/[.O$410]" office:value-type="float" office:value="0.00928315944347468" calcext:value-type="float">
            <text:p>0.01</text:p>
          </table:table-cell>
          <table:table-cell table:formula="of:=[.D308]+[.H308]+[.L308]+[.P308]" office:value-type="float" office:value="3.57994072840129" calcext:value-type="float">
            <text:p>3.58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9:.G309])&gt;0;[.B309];0)" office:value-type="float" office:value="34916" calcext:value-type="float">
            <text:p>34916</text:p>
          </table:table-cell>
          <table:table-cell table:style-name="ce3" table:formula="of:=[.C309]/[.C$410]" office:value-type="float" office:value="1.40801301297037" calcext:value-type="float">
            <text:p>1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9]*[.S$15]+[.F309]*[.S$19]+[.G309]*[.S$21]" office:value-type="float" office:value="1.69448535620261" calcext:value-type="float">
            <text:p>1.69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1" calcext:value-type="float">
            <text:p>1</text:p>
          </table:table-cell>
          <table:table-cell table:style-name="ce3" table:formula="of:=[.I309]*[.I$411]+[.J309]*[.J$411]+[.K309]*[.K$411]" office:value-type="float" office:value="0.201485180573787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9]+[.N309]" office:value-type="float" office:value="39" calcext:value-type="float">
            <text:p>39</text:p>
          </table:table-cell>
          <table:table-cell table:style-name="ce3" table:formula="of:=[.O309]/[.O$410]" office:value-type="float" office:value="0.0517204597565018" calcext:value-type="float">
            <text:p>0.05</text:p>
          </table:table-cell>
          <table:table-cell table:formula="of:=[.D309]+[.H309]+[.L309]+[.P309]" office:value-type="float" office:value="3.35570400950327" calcext:value-type="float">
            <text:p>3.36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566146" calcext:value-type="float">
            <text:p>30566146</text:p>
          </table:table-cell>
          <table:table-cell table:style-name="ce3" table:formula="of:=SUM([.D2:.D408])" office:value-type="float" office:value="1232.60199691695" calcext:value-type="float">
            <text:p>1232.60</text:p>
          </table:table-cell>
          <table:table-cell table:style-name="ce2" table:formula="of:=SUM([.E2:.E408])*[.S15]" office:value-type="float" office:value="442.450426441507" calcext:value-type="float">
            <text:p>442.5</text:p>
          </table:table-cell>
          <table:table-cell table:style-name="ce2" table:formula="of:=SUM([.F2:.F408])*[.S19]" office:value-type="float" office:value="354.668833931373" calcext:value-type="float">
            <text:p>354.7</text:p>
          </table:table-cell>
          <table:table-cell table:style-name="ce2" table:formula="of:=SUM([.G2:.G408])*[.S21]" office:value-type="float" office:value="435.482736544071" calcext:value-type="float">
            <text:p>435.5</text:p>
          </table:table-cell>
          <table:table-cell table:style-name="ce3" table:formula="of:=SUM([.H2:.H408])" office:value-type="float" office:value="1232.60199691695" calcext:value-type="float">
            <text:p>1232.60</text:p>
          </table:table-cell>
          <table:table-cell table:style-name="ce1" table:formula="of:=SUM([.I2:.I408])" office:value-type="float" office:value="13" calcext:value-type="float">
            <text:p>13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32.60199691697" calcext:value-type="float">
            <text:p>1232.60</text:p>
          </table:table-cell>
          <table:table-cell table:style-name="Default" table:formula="of:=SUM([.M2:.M408])" office:value-type="float" office:value="638798" calcext:value-type="float">
            <text:p>638798</text:p>
          </table:table-cell>
          <table:table-cell/>
          <table:table-cell table:formula="of:=SUM([.O2:.O408])" office:value-type="float" office:value="929448" calcext:value-type="float">
            <text:p>929448</text:p>
          </table:table-cell>
          <table:table-cell table:style-name="ce3" table:formula="of:=SUM([.P2:.P408])" office:value-type="float" office:value="1232.60199691695" calcext:value-type="float">
            <text:p>1232.60</text:p>
          </table:table-cell>
          <table:table-cell table:formula="of:=SUM([.Q2:.Q408])" office:value-type="float" office:value="4930.40798766781" calcext:value-type="float">
            <text:p>4930.4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0128.7002248489" calcext:value-type="float">
            <text:p>50129</text:p>
          </table:table-cell>
          <table:table-cell table:style-name="ce1" table:formula="of:=[.C409]/[.G410]" office:value-type="float" office:value="24798.0662666892" calcext:value-type="float">
            <text:p>2479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32.60199691695" calcext:value-type="float">
            <text:p>1232.6</text:p>
          </table:table-cell>
          <table:table-cell table:style-name="ce3" table:formula="of:=[.H409]/60" office:value-type="float" office:value="20.5433666152825" calcext:value-type="float">
            <text:p>20.54</text:p>
          </table:table-cell>
          <table:table-cell table:formula="of:=[.H409]*[.S15]/[.S25]" office:value-type="float" office:value="1040.06307470971" calcext:value-type="float">
            <text:p>1040.1</text:p>
          </table:table-cell>
          <table:table-cell table:formula="of:=[.H409]*[.S19]/[.S25]" office:value-type="float" office:value="140.757230799781" calcext:value-type="float">
            <text:p>140.8</text:p>
          </table:table-cell>
          <table:table-cell table:formula="of:=[.H409]*[.S21]/[.S25]" office:value-type="float" office:value="51.7816914074633" calcext:value-type="float">
            <text:p>51.8</text:p>
          </table:table-cell>
          <table:table-cell table:number-columns-repeated="3"/>
          <table:table-cell table:style-name="ce3" table:formula="of:=[.O409]/[.G410]" office:value-type="float" office:value="754.05362178934" calcext:value-type="float">
            <text:p>754.0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3" calcext:value-type="float">
            <text:p>13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0.0048519007469" calcext:value-type="float">
            <text:p>80.00</text:p>
          </table:table-cell>
          <table:table-cell table:style-name="ce3" table:formula="of:=[.J410]/[.J409]" office:value-type="float" office:value="1.82801598441274" calcext:value-type="float">
            <text:p>1.83</text:p>
          </table:table-cell>
          <table:table-cell table:style-name="ce3" table:formula="of:=[.K410]/[.K409]" office:value-type="float" office:value="0.201485180573787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817679558011" calcext:value-type="percentage">
            <text:p>92.8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8" calcext:value-type="float">
            <text:p>168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3:51:36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1H2M3S</meta:editing-duration>
    <meta:editing-cycles>816</meta:editing-cycles>
    <meta:generator>LibreOffice/5.0.3.2$Windows_x86 LibreOffice_project/e5f16313668ac592c1bfb310f4390624e3dbfb75</meta:generator>
    <dc:date>2015-11-11T13:52:36.245000000</dc:date>
    <meta:document-statistic meta:table-count="1" meta:cell-count="6034" meta:object-count="0"/>
    <meta:user-defined meta:name="qrichtext">1</meta:user-defined>
  </office:meta>
</office:document-meta>
</file>